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00i_500s_0r" table:style-name="ta1">
        <table:shapes>
          <draw:frame draw:z-index="0" draw:style-name="gr1" draw:text-style-name="P1" svg:width="7.2898in" svg:height="5.3961in" svg:x="0.4331in" svg:y="0.0417in">
            <draw:object draw:notify-on-update-of-ranges="500i_500s_0r.A1:500i_500s_0r.A1 500i_500s_0r.A2:500i_500s_0r.A366 500i_500s_0r.B1:500i_500s_0r.B1 500i_500s_0r.B2:500i_500s_0r.B366 500i_500s_0r.C1:500i_500s_0r.C1 500i_500s_0r.C2:500i_500s_0r.C366 500i_500s_0r.D1:500i_500s_0r.D1 500i_500s_0r.D2:500i_500s_0r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72.475" calcext:value-type="float">
            <text:p>572.475</text:p>
          </table:table-cell>
          <table:table-cell office:value-type="float" office:value="401.595" calcext:value-type="float">
            <text:p>401.595</text:p>
          </table:table-cell>
          <table:table-cell office:value-type="float" office:value="25.9295" calcext:value-type="float">
            <text:p>25.92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32.043" calcext:value-type="float">
            <text:p>632.043</text:p>
          </table:table-cell>
          <table:table-cell office:value-type="float" office:value="312.69" calcext:value-type="float">
            <text:p>312.69</text:p>
          </table:table-cell>
          <table:table-cell office:value-type="float" office:value="55.2672" calcext:value-type="float">
            <text:p>55.26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75.242" calcext:value-type="float">
            <text:p>675.242</text:p>
          </table:table-cell>
          <table:table-cell office:value-type="float" office:value="237.447" calcext:value-type="float">
            <text:p>237.447</text:p>
          </table:table-cell>
          <table:table-cell office:value-type="float" office:value="87.3109" calcext:value-type="float">
            <text:p>87.31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1.576" calcext:value-type="float">
            <text:p>701.576</text:p>
          </table:table-cell>
          <table:table-cell office:value-type="float" office:value="177.199" calcext:value-type="float">
            <text:p>177.199</text:p>
          </table:table-cell>
          <table:table-cell office:value-type="float" office:value="121.225" calcext:value-type="float">
            <text:p>121.2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2.83" calcext:value-type="float">
            <text:p>712.83</text:p>
          </table:table-cell>
          <table:table-cell office:value-type="float" office:value="130.987" calcext:value-type="float">
            <text:p>130.987</text:p>
          </table:table-cell>
          <table:table-cell office:value-type="float" office:value="156.183" calcext:value-type="float">
            <text:p>156.18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11.928" calcext:value-type="float">
            <text:p>711.928</text:p>
          </table:table-cell>
          <table:table-cell office:value-type="float" office:value="96.6077" calcext:value-type="float">
            <text:p>96.6077</text:p>
          </table:table-cell>
          <table:table-cell office:value-type="float" office:value="191.464" calcext:value-type="float">
            <text:p>191.4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01.973" calcext:value-type="float">
            <text:p>701.973</text:p>
          </table:table-cell>
          <table:table-cell office:value-type="float" office:value="71.5253" calcext:value-type="float">
            <text:p>71.5253</text:p>
          </table:table-cell>
          <table:table-cell office:value-type="float" office:value="226.502" calcext:value-type="float">
            <text:p>226.5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85.698" calcext:value-type="float">
            <text:p>685.698</text:p>
          </table:table-cell>
          <table:table-cell office:value-type="float" office:value="53.4235" calcext:value-type="float">
            <text:p>53.4235</text:p>
          </table:table-cell>
          <table:table-cell office:value-type="float" office:value="260.879" calcext:value-type="float">
            <text:p>260.87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65.27" calcext:value-type="float">
            <text:p>665.27</text:p>
          </table:table-cell>
          <table:table-cell office:value-type="float" office:value="40.42" calcext:value-type="float">
            <text:p>40.42</text:p>
          </table:table-cell>
          <table:table-cell office:value-type="float" office:value="294.31" calcext:value-type="float">
            <text:p>29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.304" calcext:value-type="float">
            <text:p>642.304</text:p>
          </table:table-cell>
          <table:table-cell office:value-type="float" office:value="31.0846" calcext:value-type="float">
            <text:p>31.0846</text:p>
          </table:table-cell>
          <table:table-cell office:value-type="float" office:value="326.611" calcext:value-type="float">
            <text:p>326.6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17.954" calcext:value-type="float">
            <text:p>617.954</text:p>
          </table:table-cell>
          <table:table-cell office:value-type="float" office:value="24.3723" calcext:value-type="float">
            <text:p>24.3723</text:p>
          </table:table-cell>
          <table:table-cell office:value-type="float" office:value="357.674" calcext:value-type="float">
            <text:p>357.67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93.022" calcext:value-type="float">
            <text:p>593.022</text:p>
          </table:table-cell>
          <table:table-cell office:value-type="float" office:value="19.5358" calcext:value-type="float">
            <text:p>19.5358</text:p>
          </table:table-cell>
          <table:table-cell office:value-type="float" office:value="387.442" calcext:value-type="float">
            <text:p>387.44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68.057" calcext:value-type="float">
            <text:p>568.057</text:p>
          </table:table-cell>
          <table:table-cell office:value-type="float" office:value="16.0461" calcext:value-type="float">
            <text:p>16.0461</text:p>
          </table:table-cell>
          <table:table-cell office:value-type="float" office:value="415.897" calcext:value-type="float">
            <text:p>415.89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43.425" calcext:value-type="float">
            <text:p>543.425</text:p>
          </table:table-cell>
          <table:table-cell office:value-type="float" office:value="13.5302" calcext:value-type="float">
            <text:p>13.5302</text:p>
          </table:table-cell>
          <table:table-cell office:value-type="float" office:value="443.045" calcext:value-type="float">
            <text:p>443.0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19.366" calcext:value-type="float">
            <text:p>519.366</text:p>
          </table:table-cell>
          <table:table-cell office:value-type="float" office:value="11.7248" calcext:value-type="float">
            <text:p>11.7248</text:p>
          </table:table-cell>
          <table:table-cell office:value-type="float" office:value="468.909" calcext:value-type="float">
            <text:p>468.90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96.035" calcext:value-type="float">
            <text:p>496.035</text:p>
          </table:table-cell>
          <table:table-cell office:value-type="float" office:value="10.4432" calcext:value-type="float">
            <text:p>10.4432</text:p>
          </table:table-cell>
          <table:table-cell office:value-type="float" office:value="493.522" calcext:value-type="float">
            <text:p>493.5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73.523" calcext:value-type="float">
            <text:p>473.523</text:p>
          </table:table-cell>
          <table:table-cell office:value-type="float" office:value="9.55191" calcext:value-type="float">
            <text:p>9.55191</text:p>
          </table:table-cell>
          <table:table-cell office:value-type="float" office:value="516.925" calcext:value-type="float">
            <text:p>516.92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51.883" calcext:value-type="float">
            <text:p>451.883</text:p>
          </table:table-cell>
          <table:table-cell office:value-type="float" office:value="8.95527" calcext:value-type="float">
            <text:p>8.95527</text:p>
          </table:table-cell>
          <table:table-cell office:value-type="float" office:value="539.162" calcext:value-type="float">
            <text:p>539.16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31.137" calcext:value-type="float">
            <text:p>431.137</text:p>
          </table:table-cell>
          <table:table-cell office:value-type="float" office:value="8.58384" calcext:value-type="float">
            <text:p>8.58384</text:p>
          </table:table-cell>
          <table:table-cell office:value-type="float" office:value="560.28" calcext:value-type="float">
            <text:p>560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.288" calcext:value-type="float">
            <text:p>411.288</text:p>
          </table:table-cell>
          <table:table-cell office:value-type="float" office:value="8.38687" calcext:value-type="float">
            <text:p>8.38687</text:p>
          </table:table-cell>
          <table:table-cell office:value-type="float" office:value="580.325" calcext:value-type="float">
            <text:p>580.32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92.327" calcext:value-type="float">
            <text:p>392.327</text:p>
          </table:table-cell>
          <table:table-cell office:value-type="float" office:value="8.32698" calcext:value-type="float">
            <text:p>8.32698</text:p>
          </table:table-cell>
          <table:table-cell office:value-type="float" office:value="599.346" calcext:value-type="float">
            <text:p>599.3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74.236" calcext:value-type="float">
            <text:p>374.236</text:p>
          </table:table-cell>
          <table:table-cell office:value-type="float" office:value="8.37636" calcext:value-type="float">
            <text:p>8.37636</text:p>
          </table:table-cell>
          <table:table-cell office:value-type="float" office:value="617.387" calcext:value-type="float">
            <text:p>617.38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51417" calcext:value-type="float">
            <text:p>8.51417</text:p>
          </table:table-cell>
          <table:table-cell office:value-type="float" office:value="634.496" calcext:value-type="float">
            <text:p>634.49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40.56" calcext:value-type="float">
            <text:p>340.56</text:p>
          </table:table-cell>
          <table:table-cell office:value-type="float" office:value="8.72468" calcext:value-type="float">
            <text:p>8.72468</text:p>
          </table:table-cell>
          <table:table-cell office:value-type="float" office:value="650.715" calcext:value-type="float">
            <text:p>650.71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24.917" calcext:value-type="float">
            <text:p>324.917</text:p>
          </table:table-cell>
          <table:table-cell office:value-type="float" office:value="8.99588" calcext:value-type="float">
            <text:p>8.99588</text:p>
          </table:table-cell>
          <table:table-cell office:value-type="float" office:value="666.088" calcext:value-type="float">
            <text:p>666.08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10.028" calcext:value-type="float">
            <text:p>310.028</text:p>
          </table:table-cell>
          <table:table-cell office:value-type="float" office:value="9.31856" calcext:value-type="float">
            <text:p>9.31856</text:p>
          </table:table-cell>
          <table:table-cell office:value-type="float" office:value="680.654" calcext:value-type="float">
            <text:p>680.65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95.862" calcext:value-type="float">
            <text:p>295.862</text:p>
          </table:table-cell>
          <table:table-cell office:value-type="float" office:value="9.6856" calcext:value-type="float">
            <text:p>9.6856</text:p>
          </table:table-cell>
          <table:table-cell office:value-type="float" office:value="694.453" calcext:value-type="float">
            <text:p>694.45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82.387" calcext:value-type="float">
            <text:p>282.387</text:p>
          </table:table-cell>
          <table:table-cell office:value-type="float" office:value="10.0914" calcext:value-type="float">
            <text:p>10.0914</text:p>
          </table:table-cell>
          <table:table-cell office:value-type="float" office:value="707.522" calcext:value-type="float">
            <text:p>707.5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69.571" calcext:value-type="float">
            <text:p>269.571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719.897" calcext:value-type="float">
            <text:p>719.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.384" calcext:value-type="float">
            <text:p>257.384</text:p>
          </table:table-cell>
          <table:table-cell office:value-type="float" office:value="11.003" calcext:value-type="float">
            <text:p>11.003</text:p>
          </table:table-cell>
          <table:table-cell office:value-type="float" office:value="731.613" calcext:value-type="float">
            <text:p>731.61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45.796" calcext:value-type="float">
            <text:p>245.796</text:p>
          </table:table-cell>
          <table:table-cell office:value-type="float" office:value="11.5025" calcext:value-type="float">
            <text:p>11.5025</text:p>
          </table:table-cell>
          <table:table-cell office:value-type="float" office:value="742.701" calcext:value-type="float">
            <text:p>742.70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34.779" calcext:value-type="float">
            <text:p>234.779</text:p>
          </table:table-cell>
          <table:table-cell office:value-type="float" office:value="12.028" calcext:value-type="float">
            <text:p>12.028</text:p>
          </table:table-cell>
          <table:table-cell office:value-type="float" office:value="753.193" calcext:value-type="float">
            <text:p>753.19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24.304" calcext:value-type="float">
            <text:p>224.304</text:p>
          </table:table-cell>
          <table:table-cell office:value-type="float" office:value="12.5778" calcext:value-type="float">
            <text:p>12.5778</text:p>
          </table:table-cell>
          <table:table-cell office:value-type="float" office:value="763.118" calcext:value-type="float">
            <text:p>763.11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14.345" calcext:value-type="float">
            <text:p>214.345</text:p>
          </table:table-cell>
          <table:table-cell office:value-type="float" office:value="13.1504" calcext:value-type="float">
            <text:p>13.1504</text:p>
          </table:table-cell>
          <table:table-cell office:value-type="float" office:value="772.504" calcext:value-type="float">
            <text:p>772.5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04.877" calcext:value-type="float">
            <text:p>204.877</text:p>
          </table:table-cell>
          <table:table-cell office:value-type="float" office:value="13.7445" calcext:value-type="float">
            <text:p>13.7445</text:p>
          </table:table-cell>
          <table:table-cell office:value-type="float" office:value="781.378" calcext:value-type="float">
            <text:p>781.37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95.875" calcext:value-type="float">
            <text:p>195.875</text:p>
          </table:table-cell>
          <table:table-cell office:value-type="float" office:value="14.3593" calcext:value-type="float">
            <text:p>14.3593</text:p>
          </table:table-cell>
          <table:table-cell office:value-type="float" office:value="789.766" calcext:value-type="float">
            <text:p>789.76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87.316" calcext:value-type="float">
            <text:p>187.316</text:p>
          </table:table-cell>
          <table:table-cell office:value-type="float" office:value="14.9939" calcext:value-type="float">
            <text:p>14.9939</text:p>
          </table:table-cell>
          <table:table-cell office:value-type="float" office:value="797.69" calcext:value-type="float">
            <text:p>797.6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79.178" calcext:value-type="float">
            <text:p>179.178</text:p>
          </table:table-cell>
          <table:table-cell office:value-type="float" office:value="15.6475" calcext:value-type="float">
            <text:p>15.6475</text:p>
          </table:table-cell>
          <table:table-cell office:value-type="float" office:value="805.174" calcext:value-type="float">
            <text:p>805.17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71.44" calcext:value-type="float">
            <text:p>171.44</text:p>
          </table:table-cell>
          <table:table-cell office:value-type="float" office:value="16.3195" calcext:value-type="float">
            <text:p>16.3195</text:p>
          </table:table-cell>
          <table:table-cell office:value-type="float" office:value="812.241" calcext:value-type="float">
            <text:p>812.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.081" calcext:value-type="float">
            <text:p>164.081</text:p>
          </table:table-cell>
          <table:table-cell office:value-type="float" office:value="17.0095" calcext:value-type="float">
            <text:p>17.0095</text:p>
          </table:table-cell>
          <table:table-cell office:value-type="float" office:value="818.909" calcext:value-type="float">
            <text:p>818.90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57.083" calcext:value-type="float">
            <text:p>157.083</text:p>
          </table:table-cell>
          <table:table-cell office:value-type="float" office:value="17.717" calcext:value-type="float">
            <text:p>17.717</text:p>
          </table:table-cell>
          <table:table-cell office:value-type="float" office:value="825.2" calcext:value-type="float">
            <text:p>825.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0.427" calcext:value-type="float">
            <text:p>150.427</text:p>
          </table:table-cell>
          <table:table-cell office:value-type="float" office:value="18.4415" calcext:value-type="float">
            <text:p>18.4415</text:p>
          </table:table-cell>
          <table:table-cell office:value-type="float" office:value="831.132" calcext:value-type="float">
            <text:p>831.13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44.095" calcext:value-type="float">
            <text:p>144.095</text:p>
          </table:table-cell>
          <table:table-cell office:value-type="float" office:value="19.1827" calcext:value-type="float">
            <text:p>19.1827</text:p>
          </table:table-cell>
          <table:table-cell office:value-type="float" office:value="836.722" calcext:value-type="float">
            <text:p>836.7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38.073" calcext:value-type="float">
            <text:p>138.073</text:p>
          </table:table-cell>
          <table:table-cell office:value-type="float" office:value="19.9402" calcext:value-type="float">
            <text:p>19.9402</text:p>
          </table:table-cell>
          <table:table-cell office:value-type="float" office:value="841.987" calcext:value-type="float">
            <text:p>841.98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32.343" calcext:value-type="float">
            <text:p>132.343</text:p>
          </table:table-cell>
          <table:table-cell office:value-type="float" office:value="20.7137" calcext:value-type="float">
            <text:p>20.7137</text:p>
          </table:table-cell>
          <table:table-cell office:value-type="float" office:value="846.943" calcext:value-type="float">
            <text:p>846.94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26.891" calcext:value-type="float">
            <text:p>126.891</text:p>
          </table:table-cell>
          <table:table-cell office:value-type="float" office:value="21.5029" calcext:value-type="float">
            <text:p>21.5029</text:p>
          </table:table-cell>
          <table:table-cell office:value-type="float" office:value="851.606" calcext:value-type="float">
            <text:p>851.60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1.704" calcext:value-type="float">
            <text:p>121.704</text:p>
          </table:table-cell>
          <table:table-cell office:value-type="float" office:value="22.3075" calcext:value-type="float">
            <text:p>22.3075</text:p>
          </table:table-cell>
          <table:table-cell office:value-type="float" office:value="855.989" calcext:value-type="float">
            <text:p>855.98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6.766" calcext:value-type="float">
            <text:p>116.766</text:p>
          </table:table-cell>
          <table:table-cell office:value-type="float" office:value="23.1272" calcext:value-type="float">
            <text:p>23.1272</text:p>
          </table:table-cell>
          <table:table-cell office:value-type="float" office:value="860.106" calcext:value-type="float">
            <text:p>860.10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12.067" calcext:value-type="float">
            <text:p>112.067</text:p>
          </table:table-cell>
          <table:table-cell office:value-type="float" office:value="23.9618" calcext:value-type="float">
            <text:p>23.9618</text:p>
          </table:table-cell>
          <table:table-cell office:value-type="float" office:value="863.971" calcext:value-type="float">
            <text:p>863.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.594" calcext:value-type="float">
            <text:p>107.594</text:p>
          </table:table-cell>
          <table:table-cell office:value-type="float" office:value="24.811" calcext:value-type="float">
            <text:p>24.811</text:p>
          </table:table-cell>
          <table:table-cell office:value-type="float" office:value="867.595" calcext:value-type="float">
            <text:p>867.59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03.335" calcext:value-type="float">
            <text:p>103.335</text:p>
          </table:table-cell>
          <table:table-cell office:value-type="float" office:value="25.6744" calcext:value-type="float">
            <text:p>25.6744</text:p>
          </table:table-cell>
          <table:table-cell office:value-type="float" office:value="870.99" calcext:value-type="float">
            <text:p>870.9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9.2803" calcext:value-type="float">
            <text:p>99.2803</text:p>
          </table:table-cell>
          <table:table-cell office:value-type="float" office:value="26.552" calcext:value-type="float">
            <text:p>26.552</text:p>
          </table:table-cell>
          <table:table-cell office:value-type="float" office:value="874.168" calcext:value-type="float">
            <text:p>874.16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5.4187" calcext:value-type="float">
            <text:p>95.4187</text:p>
          </table:table-cell>
          <table:table-cell office:value-type="float" office:value="27.4433" calcext:value-type="float">
            <text:p>27.4433</text:p>
          </table:table-cell>
          <table:table-cell office:value-type="float" office:value="877.138" calcext:value-type="float">
            <text:p>877.13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.7408" calcext:value-type="float">
            <text:p>91.7408</text:p>
          </table:table-cell>
          <table:table-cell office:value-type="float" office:value="28.3482" calcext:value-type="float">
            <text:p>28.3482</text:p>
          </table:table-cell>
          <table:table-cell office:value-type="float" office:value="879.911" calcext:value-type="float">
            <text:p>879.91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8.2373" calcext:value-type="float">
            <text:p>88.2373</text:p>
          </table:table-cell>
          <table:table-cell office:value-type="float" office:value="29.2663" calcext:value-type="float">
            <text:p>29.2663</text:p>
          </table:table-cell>
          <table:table-cell office:value-type="float" office:value="882.496" calcext:value-type="float">
            <text:p>882.49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30.1974" calcext:value-type="float">
            <text:p>30.1974</text:p>
          </table:table-cell>
          <table:table-cell office:value-type="float" office:value="884.903" calcext:value-type="float">
            <text:p>884.90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1.719" calcext:value-type="float">
            <text:p>81.719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887.14" calcext:value-type="float">
            <text:p>887.1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8.6881" calcext:value-type="float">
            <text:p>78.6881</text:p>
          </table:table-cell>
          <table:table-cell office:value-type="float" office:value="32.0976" calcext:value-type="float">
            <text:p>32.0976</text:p>
          </table:table-cell>
          <table:table-cell office:value-type="float" office:value="889.214" calcext:value-type="float">
            <text:p>889.21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5.7992" calcext:value-type="float">
            <text:p>75.7992</text:p>
          </table:table-cell>
          <table:table-cell office:value-type="float" office:value="33.0661" calcext:value-type="float">
            <text:p>33.0661</text:p>
          </table:table-cell>
          <table:table-cell office:value-type="float" office:value="891.135" calcext:value-type="float">
            <text:p>891.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.0453" calcext:value-type="float">
            <text:p>73.0453</text:p>
          </table:table-cell>
          <table:table-cell office:value-type="float" office:value="34.0466" calcext:value-type="float">
            <text:p>34.0466</text:p>
          </table:table-cell>
          <table:table-cell office:value-type="float" office:value="892.908" calcext:value-type="float">
            <text:p>892.90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0.4197" calcext:value-type="float">
            <text:p>70.4197</text:p>
          </table:table-cell>
          <table:table-cell office:value-type="float" office:value="35.0387" calcext:value-type="float">
            <text:p>35.0387</text:p>
          </table:table-cell>
          <table:table-cell office:value-type="float" office:value="894.542" calcext:value-type="float">
            <text:p>894.54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7.9159" calcext:value-type="float">
            <text:p>67.9159</text:p>
          </table:table-cell>
          <table:table-cell office:value-type="float" office:value="36.0422" calcext:value-type="float">
            <text:p>36.0422</text:p>
          </table:table-cell>
          <table:table-cell office:value-type="float" office:value="896.042" calcext:value-type="float">
            <text:p>896.04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5.528" calcext:value-type="float">
            <text:p>65.528</text:p>
          </table:table-cell>
          <table:table-cell office:value-type="float" office:value="37.0567" calcext:value-type="float">
            <text:p>37.0567</text:p>
          </table:table-cell>
          <table:table-cell office:value-type="float" office:value="897.415" calcext:value-type="float">
            <text:p>897.4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3.2502" calcext:value-type="float">
            <text:p>63.2502</text:p>
          </table:table-cell>
          <table:table-cell office:value-type="float" office:value="38.0821" calcext:value-type="float">
            <text:p>38.0821</text:p>
          </table:table-cell>
          <table:table-cell office:value-type="float" office:value="898.668" calcext:value-type="float">
            <text:p>898.6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1.0772" calcext:value-type="float">
            <text:p>61.0772</text:p>
          </table:table-cell>
          <table:table-cell office:value-type="float" office:value="39.1181" calcext:value-type="float">
            <text:p>39.1181</text:p>
          </table:table-cell>
          <table:table-cell office:value-type="float" office:value="899.805" calcext:value-type="float">
            <text:p>899.80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9.0038" calcext:value-type="float">
            <text:p>59.0038</text:p>
          </table:table-cell>
          <table:table-cell office:value-type="float" office:value="40.1642" calcext:value-type="float">
            <text:p>40.1642</text:p>
          </table:table-cell>
          <table:table-cell office:value-type="float" office:value="900.832" calcext:value-type="float">
            <text:p>900.83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7.025" calcext:value-type="float">
            <text:p>57.025</text:p>
          </table:table-cell>
          <table:table-cell office:value-type="float" office:value="41.2204" calcext:value-type="float">
            <text:p>41.2204</text:p>
          </table:table-cell>
          <table:table-cell office:value-type="float" office:value="901.755" calcext:value-type="float">
            <text:p>901.75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5.1364" calcext:value-type="float">
            <text:p>55.1364</text:p>
          </table:table-cell>
          <table:table-cell office:value-type="float" office:value="42.2862" calcext:value-type="float">
            <text:p>42.2862</text:p>
          </table:table-cell>
          <table:table-cell office:value-type="float" office:value="902.577" calcext:value-type="float">
            <text:p>902.57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3.3335" calcext:value-type="float">
            <text:p>53.3335</text:p>
          </table:table-cell>
          <table:table-cell office:value-type="float" office:value="43.3614" calcext:value-type="float">
            <text:p>43.3614</text:p>
          </table:table-cell>
          <table:table-cell office:value-type="float" office:value="903.305" calcext:value-type="float">
            <text:p>903.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.6121" calcext:value-type="float">
            <text:p>51.6121</text:p>
          </table:table-cell>
          <table:table-cell office:value-type="float" office:value="44.4457" calcext:value-type="float">
            <text:p>44.4457</text:p>
          </table:table-cell>
          <table:table-cell office:value-type="float" office:value="903.942" calcext:value-type="float">
            <text:p>903.94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9.9684" calcext:value-type="float">
            <text:p>49.9684</text:p>
          </table:table-cell>
          <table:table-cell office:value-type="float" office:value="45.5389" calcext:value-type="float">
            <text:p>45.5389</text:p>
          </table:table-cell>
          <table:table-cell office:value-type="float" office:value="904.493" calcext:value-type="float">
            <text:p>904.49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.3985" calcext:value-type="float">
            <text:p>48.3985</text:p>
          </table:table-cell>
          <table:table-cell office:value-type="float" office:value="46.6405" calcext:value-type="float">
            <text:p>46.6405</text:p>
          </table:table-cell>
          <table:table-cell office:value-type="float" office:value="904.961" calcext:value-type="float">
            <text:p>904.96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6.899" calcext:value-type="float">
            <text:p>46.899</text:p>
          </table:table-cell>
          <table:table-cell office:value-type="float" office:value="47.7504" calcext:value-type="float">
            <text:p>47.7504</text:p>
          </table:table-cell>
          <table:table-cell office:value-type="float" office:value="905.351" calcext:value-type="float">
            <text:p>905.35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5.4665" calcext:value-type="float">
            <text:p>45.4665</text:p>
          </table:table-cell>
          <table:table-cell office:value-type="float" office:value="48.8682" calcext:value-type="float">
            <text:p>48.8682</text:p>
          </table:table-cell>
          <table:table-cell office:value-type="float" office:value="905.665" calcext:value-type="float">
            <text:p>905.66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4.0978" calcext:value-type="float">
            <text:p>44.0978</text:p>
          </table:table-cell>
          <table:table-cell office:value-type="float" office:value="49.9937" calcext:value-type="float">
            <text:p>49.9937</text:p>
          </table:table-cell>
          <table:table-cell office:value-type="float" office:value="905.908" calcext:value-type="float">
            <text:p>905.90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2.7899" calcext:value-type="float">
            <text:p>42.7899</text:p>
          </table:table-cell>
          <table:table-cell office:value-type="float" office:value="51.1266" calcext:value-type="float">
            <text:p>51.1266</text:p>
          </table:table-cell>
          <table:table-cell office:value-type="float" office:value="906.084" calcext:value-type="float">
            <text:p>906.08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1.5399" calcext:value-type="float">
            <text:p>41.5399</text:p>
          </table:table-cell>
          <table:table-cell office:value-type="float" office:value="52.2666" calcext:value-type="float">
            <text:p>52.2666</text:p>
          </table:table-cell>
          <table:table-cell office:value-type="float" office:value="906.194" calcext:value-type="float">
            <text:p>906.19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0.3451" calcext:value-type="float">
            <text:p>40.3451</text:p>
          </table:table-cell>
          <table:table-cell office:value-type="float" office:value="53.4133" calcext:value-type="float">
            <text:p>53.4133</text:p>
          </table:table-cell>
          <table:table-cell office:value-type="float" office:value="906.242" calcext:value-type="float">
            <text:p>906.24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9.2029" calcext:value-type="float">
            <text:p>39.2029</text:p>
          </table:table-cell>
          <table:table-cell office:value-type="float" office:value="54.5666" calcext:value-type="float">
            <text:p>54.5666</text:p>
          </table:table-cell>
          <table:table-cell office:value-type="float" office:value="906.231" calcext:value-type="float">
            <text:p>906.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1109" calcext:value-type="float">
            <text:p>38.1109</text:p>
          </table:table-cell>
          <table:table-cell office:value-type="float" office:value="55.726" calcext:value-type="float">
            <text:p>55.726</text:p>
          </table:table-cell>
          <table:table-cell office:value-type="float" office:value="906.163" calcext:value-type="float">
            <text:p>906.16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37.0668" calcext:value-type="float">
            <text:p>37.0668</text:p>
          </table:table-cell>
          <table:table-cell office:value-type="float" office:value="56.8915" calcext:value-type="float">
            <text:p>56.8915</text:p>
          </table:table-cell>
          <table:table-cell office:value-type="float" office:value="906.042" calcext:value-type="float">
            <text:p>906.04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6.0683" calcext:value-type="float">
            <text:p>36.0683</text:p>
          </table:table-cell>
          <table:table-cell office:value-type="float" office:value="58.0625" calcext:value-type="float">
            <text:p>58.0625</text:p>
          </table:table-cell>
          <table:table-cell office:value-type="float" office:value="905.869" calcext:value-type="float">
            <text:p>905.86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5.1134" calcext:value-type="float">
            <text:p>35.1134</text:p>
          </table:table-cell>
          <table:table-cell office:value-type="float" office:value="59.239" calcext:value-type="float">
            <text:p>59.239</text:p>
          </table:table-cell>
          <table:table-cell office:value-type="float" office:value="905.648" calcext:value-type="float">
            <text:p>905.64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4.2002" calcext:value-type="float">
            <text:p>34.2002</text:p>
          </table:table-cell>
          <table:table-cell office:value-type="float" office:value="60.4205" calcext:value-type="float">
            <text:p>60.4205</text:p>
          </table:table-cell>
          <table:table-cell office:value-type="float" office:value="905.379" calcext:value-type="float">
            <text:p>905.37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3.3266" calcext:value-type="float">
            <text:p>33.3266</text:p>
          </table:table-cell>
          <table:table-cell office:value-type="float" office:value="61.6069" calcext:value-type="float">
            <text:p>61.6069</text:p>
          </table:table-cell>
          <table:table-cell office:value-type="float" office:value="905.067" calcext:value-type="float">
            <text:p>905.0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2.491" calcext:value-type="float">
            <text:p>32.491</text:p>
          </table:table-cell>
          <table:table-cell office:value-type="float" office:value="62.7977" calcext:value-type="float">
            <text:p>62.7977</text:p>
          </table:table-cell>
          <table:table-cell office:value-type="float" office:value="904.711" calcext:value-type="float">
            <text:p>904.71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1.6916" calcext:value-type="float">
            <text:p>31.6916</text:p>
          </table:table-cell>
          <table:table-cell office:value-type="float" office:value="63.9929" calcext:value-type="float">
            <text:p>63.9929</text:p>
          </table:table-cell>
          <table:table-cell office:value-type="float" office:value="904.316" calcext:value-type="float">
            <text:p>904.31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0.9269" calcext:value-type="float">
            <text:p>30.9269</text:p>
          </table:table-cell>
          <table:table-cell office:value-type="float" office:value="65.192" calcext:value-type="float">
            <text:p>65.192</text:p>
          </table:table-cell>
          <table:table-cell office:value-type="float" office:value="903.881" calcext:value-type="float">
            <text:p>903.88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0.1953" calcext:value-type="float">
            <text:p>30.1953</text:p>
          </table:table-cell>
          <table:table-cell office:value-type="float" office:value="66.3948" calcext:value-type="float">
            <text:p>66.3948</text:p>
          </table:table-cell>
          <table:table-cell office:value-type="float" office:value="903.41" calcext:value-type="float">
            <text:p>903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4953" calcext:value-type="float">
            <text:p>29.4953</text:p>
          </table:table-cell>
          <table:table-cell office:value-type="float" office:value="67.6011" calcext:value-type="float">
            <text:p>67.6011</text:p>
          </table:table-cell>
          <table:table-cell office:value-type="float" office:value="902.904" calcext:value-type="float">
            <text:p>902.90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8.8257" calcext:value-type="float">
            <text:p>28.8257</text:p>
          </table:table-cell>
          <table:table-cell office:value-type="float" office:value="68.8105" calcext:value-type="float">
            <text:p>68.8105</text:p>
          </table:table-cell>
          <table:table-cell office:value-type="float" office:value="902.364" calcext:value-type="float">
            <text:p>902.36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8.185" calcext:value-type="float">
            <text:p>28.185</text:p>
          </table:table-cell>
          <table:table-cell office:value-type="float" office:value="70.0228" calcext:value-type="float">
            <text:p>70.0228</text:p>
          </table:table-cell>
          <table:table-cell office:value-type="float" office:value="901.792" calcext:value-type="float">
            <text:p>901.79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7.5722" calcext:value-type="float">
            <text:p>27.5722</text:p>
          </table:table-cell>
          <table:table-cell office:value-type="float" office:value="71.2378" calcext:value-type="float">
            <text:p>71.2378</text:p>
          </table:table-cell>
          <table:table-cell office:value-type="float" office:value="901.19" calcext:value-type="float">
            <text:p>901.1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6.9859" calcext:value-type="float">
            <text:p>26.9859</text:p>
          </table:table-cell>
          <table:table-cell office:value-type="float" office:value="72.4551" calcext:value-type="float">
            <text:p>72.4551</text:p>
          </table:table-cell>
          <table:table-cell office:value-type="float" office:value="900.559" calcext:value-type="float">
            <text:p>900.55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6.425" calcext:value-type="float">
            <text:p>26.425</text:p>
          </table:table-cell>
          <table:table-cell office:value-type="float" office:value="73.6745" calcext:value-type="float">
            <text:p>73.6745</text:p>
          </table:table-cell>
          <table:table-cell office:value-type="float" office:value="899.9" calcext:value-type="float">
            <text:p>899.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5.8886" calcext:value-type="float">
            <text:p>25.8886</text:p>
          </table:table-cell>
          <table:table-cell office:value-type="float" office:value="74.8957" calcext:value-type="float">
            <text:p>74.8957</text:p>
          </table:table-cell>
          <table:table-cell office:value-type="float" office:value="899.216" calcext:value-type="float">
            <text:p>899.21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5.3756" calcext:value-type="float">
            <text:p>25.3756</text:p>
          </table:table-cell>
          <table:table-cell office:value-type="float" office:value="76.1185" calcext:value-type="float">
            <text:p>76.1185</text:p>
          </table:table-cell>
          <table:table-cell office:value-type="float" office:value="898.506" calcext:value-type="float">
            <text:p>898.50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4.8851" calcext:value-type="float">
            <text:p>24.8851</text:p>
          </table:table-cell>
          <table:table-cell office:value-type="float" office:value="77.3427" calcext:value-type="float">
            <text:p>77.3427</text:p>
          </table:table-cell>
          <table:table-cell office:value-type="float" office:value="897.772" calcext:value-type="float">
            <text:p>897.77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4.4161" calcext:value-type="float">
            <text:p>24.4161</text:p>
          </table:table-cell>
          <table:table-cell office:value-type="float" office:value="78.5679" calcext:value-type="float">
            <text:p>78.5679</text:p>
          </table:table-cell>
          <table:table-cell office:value-type="float" office:value="897.016" calcext:value-type="float">
            <text:p>897.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9678" calcext:value-type="float">
            <text:p>23.9678</text:p>
          </table:table-cell>
          <table:table-cell office:value-type="float" office:value="79.7939" calcext:value-type="float">
            <text:p>79.7939</text:p>
          </table:table-cell>
          <table:table-cell office:value-type="float" office:value="896.238" calcext:value-type="float">
            <text:p>896.23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3.5393" calcext:value-type="float">
            <text:p>23.5393</text:p>
          </table:table-cell>
          <table:table-cell office:value-type="float" office:value="81.0204" calcext:value-type="float">
            <text:p>81.0204</text:p>
          </table:table-cell>
          <table:table-cell office:value-type="float" office:value="895.44" calcext:value-type="float">
            <text:p>895.4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3.13" calcext:value-type="float">
            <text:p>23.13</text:p>
          </table:table-cell>
          <table:table-cell office:value-type="float" office:value="82.2472" calcext:value-type="float">
            <text:p>82.2472</text:p>
          </table:table-cell>
          <table:table-cell office:value-type="float" office:value="894.623" calcext:value-type="float">
            <text:p>894.62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2.7391" calcext:value-type="float">
            <text:p>22.7391</text:p>
          </table:table-cell>
          <table:table-cell office:value-type="float" office:value="83.4741" calcext:value-type="float">
            <text:p>83.4741</text:p>
          </table:table-cell>
          <table:table-cell office:value-type="float" office:value="893.787" calcext:value-type="float">
            <text:p>893.78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2.3658" calcext:value-type="float">
            <text:p>22.3658</text:p>
          </table:table-cell>
          <table:table-cell office:value-type="float" office:value="84.7007" calcext:value-type="float">
            <text:p>84.7007</text:p>
          </table:table-cell>
          <table:table-cell office:value-type="float" office:value="892.934" calcext:value-type="float">
            <text:p>892.93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2.0095" calcext:value-type="float">
            <text:p>22.0095</text:p>
          </table:table-cell>
          <table:table-cell office:value-type="float" office:value="85.9269" calcext:value-type="float">
            <text:p>85.9269</text:p>
          </table:table-cell>
          <table:table-cell office:value-type="float" office:value="892.064" calcext:value-type="float">
            <text:p>892.06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1.6696" calcext:value-type="float">
            <text:p>21.6696</text:p>
          </table:table-cell>
          <table:table-cell office:value-type="float" office:value="87.1523" calcext:value-type="float">
            <text:p>87.1523</text:p>
          </table:table-cell>
          <table:table-cell office:value-type="float" office:value="891.178" calcext:value-type="float">
            <text:p>891.17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1.3455" calcext:value-type="float">
            <text:p>21.3455</text:p>
          </table:table-cell>
          <table:table-cell office:value-type="float" office:value="88.3768" calcext:value-type="float">
            <text:p>88.3768</text:p>
          </table:table-cell>
          <table:table-cell office:value-type="float" office:value="890.278" calcext:value-type="float">
            <text:p>890.27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1.0366" calcext:value-type="float">
            <text:p>21.0366</text:p>
          </table:table-cell>
          <table:table-cell office:value-type="float" office:value="89.6" calcext:value-type="float">
            <text:p>89.6</text:p>
          </table:table-cell>
          <table:table-cell office:value-type="float" office:value="889.363" calcext:value-type="float">
            <text:p>889.36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0.7424" calcext:value-type="float">
            <text:p>20.7424</text:p>
          </table:table-cell>
          <table:table-cell office:value-type="float" office:value="90.8218" calcext:value-type="float">
            <text:p>90.8218</text:p>
          </table:table-cell>
          <table:table-cell office:value-type="float" office:value="888.436" calcext:value-type="float">
            <text:p>888.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4624" calcext:value-type="float">
            <text:p>20.4624</text:p>
          </table:table-cell>
          <table:table-cell office:value-type="float" office:value="92.0419" calcext:value-type="float">
            <text:p>92.0419</text:p>
          </table:table-cell>
          <table:table-cell office:value-type="float" office:value="887.496" calcext:value-type="float">
            <text:p>887.496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0.1961" calcext:value-type="float">
            <text:p>20.1961</text:p>
          </table:table-cell>
          <table:table-cell office:value-type="float" office:value="93.26" calcext:value-type="float">
            <text:p>93.26</text:p>
          </table:table-cell>
          <table:table-cell office:value-type="float" office:value="886.544" calcext:value-type="float">
            <text:p>886.54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9.943" calcext:value-type="float">
            <text:p>19.943</text:p>
          </table:table-cell>
          <table:table-cell office:value-type="float" office:value="94.4759" calcext:value-type="float">
            <text:p>94.4759</text:p>
          </table:table-cell>
          <table:table-cell office:value-type="float" office:value="885.581" calcext:value-type="float">
            <text:p>885.58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9.7027" calcext:value-type="float">
            <text:p>19.7027</text:p>
          </table:table-cell>
          <table:table-cell office:value-type="float" office:value="95.6893" calcext:value-type="float">
            <text:p>95.6893</text:p>
          </table:table-cell>
          <table:table-cell office:value-type="float" office:value="884.608" calcext:value-type="float">
            <text:p>884.60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9.4748" calcext:value-type="float">
            <text:p>19.4748</text:p>
          </table:table-cell>
          <table:table-cell office:value-type="float" office:value="96.9" calcext:value-type="float">
            <text:p>96.9</text:p>
          </table:table-cell>
          <table:table-cell office:value-type="float" office:value="883.625" calcext:value-type="float">
            <text:p>883.62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9.259" calcext:value-type="float">
            <text:p>19.259</text:p>
          </table:table-cell>
          <table:table-cell office:value-type="float" office:value="98.1078" calcext:value-type="float">
            <text:p>98.1078</text:p>
          </table:table-cell>
          <table:table-cell office:value-type="float" office:value="882.633" calcext:value-type="float">
            <text:p>882.63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9.0547" calcext:value-type="float">
            <text:p>19.0547</text:p>
          </table:table-cell>
          <table:table-cell office:value-type="float" office:value="99.3124" calcext:value-type="float">
            <text:p>99.3124</text:p>
          </table:table-cell>
          <table:table-cell office:value-type="float" office:value="881.633" calcext:value-type="float">
            <text:p>881.63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8.8618" calcext:value-type="float">
            <text:p>18.8618</text:p>
          </table:table-cell>
          <table:table-cell office:value-type="float" office:value="100.513" calcext:value-type="float">
            <text:p>100.513</text:p>
          </table:table-cell>
          <table:table-cell office:value-type="float" office:value="880.625" calcext:value-type="float">
            <text:p>880.62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8.6798" calcext:value-type="float">
            <text:p>18.6798</text:p>
          </table:table-cell>
          <table:table-cell office:value-type="float" office:value="101.711" calcext:value-type="float">
            <text:p>101.711</text:p>
          </table:table-cell>
          <table:table-cell office:value-type="float" office:value="879.609" calcext:value-type="float">
            <text:p>879.609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8.5084" calcext:value-type="float">
            <text:p>18.5084</text:p>
          </table:table-cell>
          <table:table-cell office:value-type="float" office:value="102.904" calcext:value-type="float">
            <text:p>102.904</text:p>
          </table:table-cell>
          <table:table-cell office:value-type="float" office:value="878.587" calcext:value-type="float">
            <text:p>878.5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3475" calcext:value-type="float">
            <text:p>18.3475</text:p>
          </table:table-cell>
          <table:table-cell office:value-type="float" office:value="104.094" calcext:value-type="float">
            <text:p>104.094</text:p>
          </table:table-cell>
          <table:table-cell office:value-type="float" office:value="877.559" calcext:value-type="float">
            <text:p>877.55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.1966" calcext:value-type="float">
            <text:p>18.1966</text:p>
          </table:table-cell>
          <table:table-cell office:value-type="float" office:value="105.278" calcext:value-type="float">
            <text:p>105.278</text:p>
          </table:table-cell>
          <table:table-cell office:value-type="float" office:value="876.525" calcext:value-type="float">
            <text:p>876.52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8.0555" calcext:value-type="float">
            <text:p>18.0555</text:p>
          </table:table-cell>
          <table:table-cell office:value-type="float" office:value="106.459" calcext:value-type="float">
            <text:p>106.459</text:p>
          </table:table-cell>
          <table:table-cell office:value-type="float" office:value="875.486" calcext:value-type="float">
            <text:p>875.48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.924" calcext:value-type="float">
            <text:p>17.924</text:p>
          </table:table-cell>
          <table:table-cell office:value-type="float" office:value="107.634" calcext:value-type="float">
            <text:p>107.634</text:p>
          </table:table-cell>
          <table:table-cell office:value-type="float" office:value="874.442" calcext:value-type="float">
            <text:p>874.44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8018" calcext:value-type="float">
            <text:p>17.8018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873.394" calcext:value-type="float">
            <text:p>873.39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.6888" calcext:value-type="float">
            <text:p>17.6888</text:p>
          </table:table-cell>
          <table:table-cell office:value-type="float" office:value="109.968" calcext:value-type="float">
            <text:p>109.968</text:p>
          </table:table-cell>
          <table:table-cell office:value-type="float" office:value="872.343" calcext:value-type="float">
            <text:p>872.34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5847" calcext:value-type="float">
            <text:p>17.5847</text:p>
          </table:table-cell>
          <table:table-cell office:value-type="float" office:value="111.127" calcext:value-type="float">
            <text:p>111.127</text:p>
          </table:table-cell>
          <table:table-cell office:value-type="float" office:value="871.288" calcext:value-type="float">
            <text:p>871.28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.4893" calcext:value-type="float">
            <text:p>17.4893</text:p>
          </table:table-cell>
          <table:table-cell office:value-type="float" office:value="112.28" calcext:value-type="float">
            <text:p>112.28</text:p>
          </table:table-cell>
          <table:table-cell office:value-type="float" office:value="870.231" calcext:value-type="float">
            <text:p>870.23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4025" calcext:value-type="float">
            <text:p>17.4025</text:p>
          </table:table-cell>
          <table:table-cell office:value-type="float" office:value="113.426" calcext:value-type="float">
            <text:p>113.426</text:p>
          </table:table-cell>
          <table:table-cell office:value-type="float" office:value="869.171" calcext:value-type="float">
            <text:p>869.17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.3241" calcext:value-type="float">
            <text:p>17.3241</text:p>
          </table:table-cell>
          <table:table-cell office:value-type="float" office:value="114.566" calcext:value-type="float">
            <text:p>114.566</text:p>
          </table:table-cell>
          <table:table-cell office:value-type="float" office:value="868.11" calcext:value-type="float">
            <text:p>868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2538" calcext:value-type="float">
            <text:p>17.2538</text:p>
          </table:table-cell>
          <table:table-cell office:value-type="float" office:value="115.7" calcext:value-type="float">
            <text:p>115.7</text:p>
          </table:table-cell>
          <table:table-cell office:value-type="float" office:value="867.047" calcext:value-type="float">
            <text:p>867.04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.1917" calcext:value-type="float">
            <text:p>17.1917</text:p>
          </table:table-cell>
          <table:table-cell office:value-type="float" office:value="116.826" calcext:value-type="float">
            <text:p>116.826</text:p>
          </table:table-cell>
          <table:table-cell office:value-type="float" office:value="865.983" calcext:value-type="float">
            <text:p>865.98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1375" calcext:value-type="float">
            <text:p>17.1375</text:p>
          </table:table-cell>
          <table:table-cell office:value-type="float" office:value="117.945" calcext:value-type="float">
            <text:p>117.945</text:p>
          </table:table-cell>
          <table:table-cell office:value-type="float" office:value="864.918" calcext:value-type="float">
            <text:p>864.91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.0911" calcext:value-type="float">
            <text:p>17.0911</text:p>
          </table:table-cell>
          <table:table-cell office:value-type="float" office:value="119.056" calcext:value-type="float">
            <text:p>119.056</text:p>
          </table:table-cell>
          <table:table-cell office:value-type="float" office:value="863.853" calcext:value-type="float">
            <text:p>863.85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0524" calcext:value-type="float">
            <text:p>17.0524</text:p>
          </table:table-cell>
          <table:table-cell office:value-type="float" office:value="120.16" calcext:value-type="float">
            <text:p>120.16</text:p>
          </table:table-cell>
          <table:table-cell office:value-type="float" office:value="862.788" calcext:value-type="float">
            <text:p>862.78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7.0213" calcext:value-type="float">
            <text:p>17.0213</text:p>
          </table:table-cell>
          <table:table-cell office:value-type="float" office:value="121.255" calcext:value-type="float">
            <text:p>121.255</text:p>
          </table:table-cell>
          <table:table-cell office:value-type="float" office:value="861.724" calcext:value-type="float">
            <text:p>861.72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.9977" calcext:value-type="float">
            <text:p>16.9977</text:p>
          </table:table-cell>
          <table:table-cell office:value-type="float" office:value="122.342" calcext:value-type="float">
            <text:p>122.342</text:p>
          </table:table-cell>
          <table:table-cell office:value-type="float" office:value="860.66" calcext:value-type="float">
            <text:p>860.6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6.9815" calcext:value-type="float">
            <text:p>16.9815</text:p>
          </table:table-cell>
          <table:table-cell office:value-type="float" office:value="123.42" calcext:value-type="float">
            <text:p>123.42</text:p>
          </table:table-cell>
          <table:table-cell office:value-type="float" office:value="859.598" calcext:value-type="float">
            <text:p>859.59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.9727" calcext:value-type="float">
            <text:p>16.9727</text:p>
          </table:table-cell>
          <table:table-cell office:value-type="float" office:value="124.49" calcext:value-type="float">
            <text:p>124.49</text:p>
          </table:table-cell>
          <table:table-cell office:value-type="float" office:value="858.538" calcext:value-type="float">
            <text:p>858.53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6.971" calcext:value-type="float">
            <text:p>16.971</text:p>
          </table:table-cell>
          <table:table-cell office:value-type="float" office:value="125.55" calcext:value-type="float">
            <text:p>125.55</text:p>
          </table:table-cell>
          <table:table-cell office:value-type="float" office:value="857.479" calcext:value-type="float">
            <text:p>857.4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9766" calcext:value-type="float">
            <text:p>16.9766</text:p>
          </table:table-cell>
          <table:table-cell office:value-type="float" office:value="126.6" calcext:value-type="float">
            <text:p>126.6</text:p>
          </table:table-cell>
          <table:table-cell office:value-type="float" office:value="856.423" calcext:value-type="float">
            <text:p>856.42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6.9893" calcext:value-type="float">
            <text:p>16.9893</text:p>
          </table:table-cell>
          <table:table-cell office:value-type="float" office:value="127.641" calcext:value-type="float">
            <text:p>127.641</text:p>
          </table:table-cell>
          <table:table-cell office:value-type="float" office:value="855.37" calcext:value-type="float">
            <text:p>855.3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009" calcext:value-type="float">
            <text:p>17.009</text:p>
          </table:table-cell>
          <table:table-cell office:value-type="float" office:value="128.672" calcext:value-type="float">
            <text:p>128.672</text:p>
          </table:table-cell>
          <table:table-cell office:value-type="float" office:value="854.319" calcext:value-type="float">
            <text:p>854.31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7.0358" calcext:value-type="float">
            <text:p>17.0358</text:p>
          </table:table-cell>
          <table:table-cell office:value-type="float" office:value="129.692" calcext:value-type="float">
            <text:p>129.692</text:p>
          </table:table-cell>
          <table:table-cell office:value-type="float" office:value="853.272" calcext:value-type="float">
            <text:p>853.27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0695" calcext:value-type="float">
            <text:p>17.0695</text:p>
          </table:table-cell>
          <table:table-cell office:value-type="float" office:value="130.701" calcext:value-type="float">
            <text:p>130.701</text:p>
          </table:table-cell>
          <table:table-cell office:value-type="float" office:value="852.229" calcext:value-type="float">
            <text:p>852.22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.1102" calcext:value-type="float">
            <text:p>17.1102</text:p>
          </table:table-cell>
          <table:table-cell office:value-type="float" office:value="131.7" calcext:value-type="float">
            <text:p>131.7</text:p>
          </table:table-cell>
          <table:table-cell office:value-type="float" office:value="851.19" calcext:value-type="float">
            <text:p>851.1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1578" calcext:value-type="float">
            <text:p>17.1578</text:p>
          </table:table-cell>
          <table:table-cell office:value-type="float" office:value="132.687" calcext:value-type="float">
            <text:p>132.687</text:p>
          </table:table-cell>
          <table:table-cell office:value-type="float" office:value="850.156" calcext:value-type="float">
            <text:p>850.15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7.2123" calcext:value-type="float">
            <text:p>17.2123</text:p>
          </table:table-cell>
          <table:table-cell office:value-type="float" office:value="133.662" calcext:value-type="float">
            <text:p>133.662</text:p>
          </table:table-cell>
          <table:table-cell office:value-type="float" office:value="849.126" calcext:value-type="float">
            <text:p>849.12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2737" calcext:value-type="float">
            <text:p>17.2737</text:p>
          </table:table-cell>
          <table:table-cell office:value-type="float" office:value="134.625" calcext:value-type="float">
            <text:p>134.625</text:p>
          </table:table-cell>
          <table:table-cell office:value-type="float" office:value="848.101" calcext:value-type="float">
            <text:p>848.10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7.342" calcext:value-type="float">
            <text:p>17.342</text:p>
          </table:table-cell>
          <table:table-cell office:value-type="float" office:value="135.576" calcext:value-type="float">
            <text:p>135.576</text:p>
          </table:table-cell>
          <table:table-cell office:value-type="float" office:value="847.082" calcext:value-type="float">
            <text:p>847.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4171" calcext:value-type="float">
            <text:p>17.4171</text:p>
          </table:table-cell>
          <table:table-cell office:value-type="float" office:value="136.515" calcext:value-type="float">
            <text:p>136.515</text:p>
          </table:table-cell>
          <table:table-cell office:value-type="float" office:value="846.068" calcext:value-type="float">
            <text:p>846.06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.4991" calcext:value-type="float">
            <text:p>17.4991</text:p>
          </table:table-cell>
          <table:table-cell office:value-type="float" office:value="137.44" calcext:value-type="float">
            <text:p>137.44</text:p>
          </table:table-cell>
          <table:table-cell office:value-type="float" office:value="845.06" calcext:value-type="float">
            <text:p>845.0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5879" calcext:value-type="float">
            <text:p>17.5879</text:p>
          </table:table-cell>
          <table:table-cell office:value-type="float" office:value="138.353" calcext:value-type="float">
            <text:p>138.353</text:p>
          </table:table-cell>
          <table:table-cell office:value-type="float" office:value="844.059" calcext:value-type="float">
            <text:p>844.05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.6836" calcext:value-type="float">
            <text:p>17.6836</text:p>
          </table:table-cell>
          <table:table-cell office:value-type="float" office:value="139.251" calcext:value-type="float">
            <text:p>139.251</text:p>
          </table:table-cell>
          <table:table-cell office:value-type="float" office:value="843.065" calcext:value-type="float">
            <text:p>843.06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7861" calcext:value-type="float">
            <text:p>17.7861</text:p>
          </table:table-cell>
          <table:table-cell office:value-type="float" office:value="140.136" calcext:value-type="float">
            <text:p>140.136</text:p>
          </table:table-cell>
          <table:table-cell office:value-type="float" office:value="842.078" calcext:value-type="float">
            <text:p>842.07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8956" calcext:value-type="float">
            <text:p>17.8956</text:p>
          </table:table-cell>
          <table:table-cell office:value-type="float" office:value="141.007" calcext:value-type="float">
            <text:p>141.007</text:p>
          </table:table-cell>
          <table:table-cell office:value-type="float" office:value="841.098" calcext:value-type="float">
            <text:p>841.09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.0119" calcext:value-type="float">
            <text:p>18.0119</text:p>
          </table:table-cell>
          <table:table-cell office:value-type="float" office:value="141.862" calcext:value-type="float">
            <text:p>141.862</text:p>
          </table:table-cell>
          <table:table-cell office:value-type="float" office:value="840.126" calcext:value-type="float">
            <text:p>840.12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8.1352" calcext:value-type="float">
            <text:p>18.1352</text:p>
          </table:table-cell>
          <table:table-cell office:value-type="float" office:value="142.703" calcext:value-type="float">
            <text:p>142.703</text:p>
          </table:table-cell>
          <table:table-cell office:value-type="float" office:value="839.162" calcext:value-type="float">
            <text:p>839.16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8.2654" calcext:value-type="float">
            <text:p>18.2654</text:p>
          </table:table-cell>
          <table:table-cell office:value-type="float" office:value="143.529" calcext:value-type="float">
            <text:p>143.529</text:p>
          </table:table-cell>
          <table:table-cell office:value-type="float" office:value="838.206" calcext:value-type="float">
            <text:p>838.20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8.4025" calcext:value-type="float">
            <text:p>18.4025</text:p>
          </table:table-cell>
          <table:table-cell office:value-type="float" office:value="144.338" calcext:value-type="float">
            <text:p>144.338</text:p>
          </table:table-cell>
          <table:table-cell office:value-type="float" office:value="837.259" calcext:value-type="float">
            <text:p>837.2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5466" calcext:value-type="float">
            <text:p>18.5466</text:p>
          </table:table-cell>
          <table:table-cell office:value-type="float" office:value="145.132" calcext:value-type="float">
            <text:p>145.132</text:p>
          </table:table-cell>
          <table:table-cell office:value-type="float" office:value="836.321" calcext:value-type="float">
            <text:p>836.32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8.6978" calcext:value-type="float">
            <text:p>18.6978</text:p>
          </table:table-cell>
          <table:table-cell office:value-type="float" office:value="145.91" calcext:value-type="float">
            <text:p>145.91</text:p>
          </table:table-cell>
          <table:table-cell office:value-type="float" office:value="835.393" calcext:value-type="float">
            <text:p>835.39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8.856" calcext:value-type="float">
            <text:p>18.856</text:p>
          </table:table-cell>
          <table:table-cell office:value-type="float" office:value="146.67" calcext:value-type="float">
            <text:p>146.67</text:p>
          </table:table-cell>
          <table:table-cell office:value-type="float" office:value="834.474" calcext:value-type="float">
            <text:p>834.47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9.0212" calcext:value-type="float">
            <text:p>19.0212</text:p>
          </table:table-cell>
          <table:table-cell office:value-type="float" office:value="147.414" calcext:value-type="float">
            <text:p>147.414</text:p>
          </table:table-cell>
          <table:table-cell office:value-type="float" office:value="833.565" calcext:value-type="float">
            <text:p>833.56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9.1936" calcext:value-type="float">
            <text:p>19.1936</text:p>
          </table:table-cell>
          <table:table-cell office:value-type="float" office:value="148.14" calcext:value-type="float">
            <text:p>148.14</text:p>
          </table:table-cell>
          <table:table-cell office:value-type="float" office:value="832.667" calcext:value-type="float">
            <text:p>832.66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9.373" calcext:value-type="float">
            <text:p>19.373</text:p>
          </table:table-cell>
          <table:table-cell office:value-type="float" office:value="148.848" calcext:value-type="float">
            <text:p>148.848</text:p>
          </table:table-cell>
          <table:table-cell office:value-type="float" office:value="831.779" calcext:value-type="float">
            <text:p>831.77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9.5597" calcext:value-type="float">
            <text:p>19.5597</text:p>
          </table:table-cell>
          <table:table-cell office:value-type="float" office:value="149.538" calcext:value-type="float">
            <text:p>149.538</text:p>
          </table:table-cell>
          <table:table-cell office:value-type="float" office:value="830.902" calcext:value-type="float">
            <text:p>830.90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9.7535" calcext:value-type="float">
            <text:p>19.7535</text:p>
          </table:table-cell>
          <table:table-cell office:value-type="float" office:value="150.21" calcext:value-type="float">
            <text:p>150.21</text:p>
          </table:table-cell>
          <table:table-cell office:value-type="float" office:value="830.037" calcext:value-type="float">
            <text:p>830.03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9.9545" calcext:value-type="float">
            <text:p>19.9545</text:p>
          </table:table-cell>
          <table:table-cell office:value-type="float" office:value="150.862" calcext:value-type="float">
            <text:p>150.862</text:p>
          </table:table-cell>
          <table:table-cell office:value-type="float" office:value="829.183" calcext:value-type="float">
            <text:p>829.183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0.1628" calcext:value-type="float">
            <text:p>20.1628</text:p>
          </table:table-cell>
          <table:table-cell office:value-type="float" office:value="151.496" calcext:value-type="float">
            <text:p>151.496</text:p>
          </table:table-cell>
          <table:table-cell office:value-type="float" office:value="828.342" calcext:value-type="float">
            <text:p>828.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3783" calcext:value-type="float">
            <text:p>20.3783</text:p>
          </table:table-cell>
          <table:table-cell office:value-type="float" office:value="152.109" calcext:value-type="float">
            <text:p>152.109</text:p>
          </table:table-cell>
          <table:table-cell office:value-type="float" office:value="827.512" calcext:value-type="float">
            <text:p>827.51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0.6012" calcext:value-type="float">
            <text:p>20.6012</text:p>
          </table:table-cell>
          <table:table-cell office:value-type="float" office:value="152.703" calcext:value-type="float">
            <text:p>152.703</text:p>
          </table:table-cell>
          <table:table-cell office:value-type="float" office:value="826.696" calcext:value-type="float">
            <text:p>826.69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0.8313" calcext:value-type="float">
            <text:p>20.8313</text:p>
          </table:table-cell>
          <table:table-cell office:value-type="float" office:value="153.276" calcext:value-type="float">
            <text:p>153.276</text:p>
          </table:table-cell>
          <table:table-cell office:value-type="float" office:value="825.892" calcext:value-type="float">
            <text:p>825.89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1.0688" calcext:value-type="float">
            <text:p>21.0688</text:p>
          </table:table-cell>
          <table:table-cell office:value-type="float" office:value="153.829" calcext:value-type="float">
            <text:p>153.829</text:p>
          </table:table-cell>
          <table:table-cell office:value-type="float" office:value="825.102" calcext:value-type="float">
            <text:p>825.10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1.3136" calcext:value-type="float">
            <text:p>21.3136</text:p>
          </table:table-cell>
          <table:table-cell office:value-type="float" office:value="154.36" calcext:value-type="float">
            <text:p>154.36</text:p>
          </table:table-cell>
          <table:table-cell office:value-type="float" office:value="824.326" calcext:value-type="float">
            <text:p>824.32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1.5658" calcext:value-type="float">
            <text:p>21.5658</text:p>
          </table:table-cell>
          <table:table-cell office:value-type="float" office:value="154.871" calcext:value-type="float">
            <text:p>154.871</text:p>
          </table:table-cell>
          <table:table-cell office:value-type="float" office:value="823.564" calcext:value-type="float">
            <text:p>823.56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1.8254" calcext:value-type="float">
            <text:p>21.8254</text:p>
          </table:table-cell>
          <table:table-cell office:value-type="float" office:value="155.359" calcext:value-type="float">
            <text:p>155.359</text:p>
          </table:table-cell>
          <table:table-cell office:value-type="float" office:value="822.816" calcext:value-type="float">
            <text:p>822.81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2.0923" calcext:value-type="float">
            <text:p>22.0923</text:p>
          </table:table-cell>
          <table:table-cell office:value-type="float" office:value="155.825" calcext:value-type="float">
            <text:p>155.825</text:p>
          </table:table-cell>
          <table:table-cell office:value-type="float" office:value="822.082" calcext:value-type="float">
            <text:p>822.082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2.3665" calcext:value-type="float">
            <text:p>22.3665</text:p>
          </table:table-cell>
          <table:table-cell office:value-type="float" office:value="156.269" calcext:value-type="float">
            <text:p>156.269</text:p>
          </table:table-cell>
          <table:table-cell office:value-type="float" office:value="821.364" calcext:value-type="float">
            <text:p>821.36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2.6482" calcext:value-type="float">
            <text:p>22.6482</text:p>
          </table:table-cell>
          <table:table-cell office:value-type="float" office:value="156.69" calcext:value-type="float">
            <text:p>156.69</text:p>
          </table:table-cell>
          <table:table-cell office:value-type="float" office:value="820.662" calcext:value-type="float">
            <text:p>820.6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9371" calcext:value-type="float">
            <text:p>22.9371</text:p>
          </table:table-cell>
          <table:table-cell office:value-type="float" office:value="157.088" calcext:value-type="float">
            <text:p>157.088</text:p>
          </table:table-cell>
          <table:table-cell office:value-type="float" office:value="819.974" calcext:value-type="float">
            <text:p>819.97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3.2334" calcext:value-type="float">
            <text:p>23.2334</text:p>
          </table:table-cell>
          <table:table-cell office:value-type="float" office:value="157.463" calcext:value-type="float">
            <text:p>157.463</text:p>
          </table:table-cell>
          <table:table-cell office:value-type="float" office:value="819.304" calcext:value-type="float">
            <text:p>819.30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3.5369" calcext:value-type="float">
            <text:p>23.5369</text:p>
          </table:table-cell>
          <table:table-cell office:value-type="float" office:value="157.814" calcext:value-type="float">
            <text:p>157.814</text:p>
          </table:table-cell>
          <table:table-cell office:value-type="float" office:value="818.649" calcext:value-type="float">
            <text:p>818.64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3.8477" calcext:value-type="float">
            <text:p>23.8477</text:p>
          </table:table-cell>
          <table:table-cell office:value-type="float" office:value="158.141" calcext:value-type="float">
            <text:p>158.141</text:p>
          </table:table-cell>
          <table:table-cell office:value-type="float" office:value="818.011" calcext:value-type="float">
            <text:p>818.01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4.1657" calcext:value-type="float">
            <text:p>24.1657</text:p>
          </table:table-cell>
          <table:table-cell office:value-type="float" office:value="158.444" calcext:value-type="float">
            <text:p>158.444</text:p>
          </table:table-cell>
          <table:table-cell office:value-type="float" office:value="817.39" calcext:value-type="float">
            <text:p>817.3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4.4907" calcext:value-type="float">
            <text:p>24.4907</text:p>
          </table:table-cell>
          <table:table-cell office:value-type="float" office:value="158.723" calcext:value-type="float">
            <text:p>158.723</text:p>
          </table:table-cell>
          <table:table-cell office:value-type="float" office:value="816.787" calcext:value-type="float">
            <text:p>816.78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4.8229" calcext:value-type="float">
            <text:p>24.8229</text:p>
          </table:table-cell>
          <table:table-cell office:value-type="float" office:value="158.976" calcext:value-type="float">
            <text:p>158.976</text:p>
          </table:table-cell>
          <table:table-cell office:value-type="float" office:value="816.201" calcext:value-type="float">
            <text:p>816.20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5.162" calcext:value-type="float">
            <text:p>25.162</text:p>
          </table:table-cell>
          <table:table-cell office:value-type="float" office:value="159.205" calcext:value-type="float">
            <text:p>159.205</text:p>
          </table:table-cell>
          <table:table-cell office:value-type="float" office:value="815.633" calcext:value-type="float">
            <text:p>815.633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5.508" calcext:value-type="float">
            <text:p>25.508</text:p>
          </table:table-cell>
          <table:table-cell office:value-type="float" office:value="159.408" calcext:value-type="float">
            <text:p>159.408</text:p>
          </table:table-cell>
          <table:table-cell office:value-type="float" office:value="815.084" calcext:value-type="float">
            <text:p>815.08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5.8608" calcext:value-type="float">
            <text:p>25.8608</text:p>
          </table:table-cell>
          <table:table-cell office:value-type="float" office:value="159.587" calcext:value-type="float">
            <text:p>159.587</text:p>
          </table:table-cell>
          <table:table-cell office:value-type="float" office:value="814.553" calcext:value-type="float">
            <text:p>814.5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2202" calcext:value-type="float">
            <text:p>26.2202</text:p>
          </table:table-cell>
          <table:table-cell office:value-type="float" office:value="159.739" calcext:value-type="float">
            <text:p>159.739</text:p>
          </table:table-cell>
          <table:table-cell office:value-type="float" office:value="814.041" calcext:value-type="float">
            <text:p>814.04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6.5862" calcext:value-type="float">
            <text:p>26.5862</text:p>
          </table:table-cell>
          <table:table-cell office:value-type="float" office:value="159.866" calcext:value-type="float">
            <text:p>159.866</text:p>
          </table:table-cell>
          <table:table-cell office:value-type="float" office:value="813.548" calcext:value-type="float">
            <text:p>813.54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6.9586" calcext:value-type="float">
            <text:p>26.9586</text:p>
          </table:table-cell>
          <table:table-cell office:value-type="float" office:value="159.967" calcext:value-type="float">
            <text:p>159.967</text:p>
          </table:table-cell>
          <table:table-cell office:value-type="float" office:value="813.074" calcext:value-type="float">
            <text:p>813.07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7.3373" calcext:value-type="float">
            <text:p>27.3373</text:p>
          </table:table-cell>
          <table:table-cell office:value-type="float" office:value="160.042" calcext:value-type="float">
            <text:p>160.042</text:p>
          </table:table-cell>
          <table:table-cell office:value-type="float" office:value="812.621" calcext:value-type="float">
            <text:p>812.62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7.722" calcext:value-type="float">
            <text:p>27.722</text:p>
          </table:table-cell>
          <table:table-cell office:value-type="float" office:value="160.091" calcext:value-type="float">
            <text:p>160.091</text:p>
          </table:table-cell>
          <table:table-cell office:value-type="float" office:value="812.187" calcext:value-type="float">
            <text:p>812.18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8.1126" calcext:value-type="float">
            <text:p>28.1126</text:p>
          </table:table-cell>
          <table:table-cell office:value-type="float" office:value="160.114" calcext:value-type="float">
            <text:p>160.114</text:p>
          </table:table-cell>
          <table:table-cell office:value-type="float" office:value="811.774" calcext:value-type="float">
            <text:p>811.77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8.5088" calcext:value-type="float">
            <text:p>28.5088</text:p>
          </table:table-cell>
          <table:table-cell office:value-type="float" office:value="160.11" calcext:value-type="float">
            <text:p>160.11</text:p>
          </table:table-cell>
          <table:table-cell office:value-type="float" office:value="811.381" calcext:value-type="float">
            <text:p>811.38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8.9106" calcext:value-type="float">
            <text:p>28.9106</text:p>
          </table:table-cell>
          <table:table-cell office:value-type="float" office:value="160.081" calcext:value-type="float">
            <text:p>160.081</text:p>
          </table:table-cell>
          <table:table-cell office:value-type="float" office:value="811.009" calcext:value-type="float">
            <text:p>811.009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.3175" calcext:value-type="float">
            <text:p>29.3175</text:p>
          </table:table-cell>
          <table:table-cell office:value-type="float" office:value="160.025" calcext:value-type="float">
            <text:p>160.025</text:p>
          </table:table-cell>
          <table:table-cell office:value-type="float" office:value="810.658" calcext:value-type="float">
            <text:p>810.65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9.7295" calcext:value-type="float">
            <text:p>29.7295</text:p>
          </table:table-cell>
          <table:table-cell office:value-type="float" office:value="159.943" calcext:value-type="float">
            <text:p>159.943</text:p>
          </table:table-cell>
          <table:table-cell office:value-type="float" office:value="810.328" calcext:value-type="float">
            <text:p>810.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1462" calcext:value-type="float">
            <text:p>30.1462</text:p>
          </table:table-cell>
          <table:table-cell office:value-type="float" office:value="159.835" calcext:value-type="float">
            <text:p>159.835</text:p>
          </table:table-cell>
          <table:table-cell office:value-type="float" office:value="810.019" calcext:value-type="float">
            <text:p>810.01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30.5674" calcext:value-type="float">
            <text:p>30.5674</text:p>
          </table:table-cell>
          <table:table-cell office:value-type="float" office:value="159.701" calcext:value-type="float">
            <text:p>159.701</text:p>
          </table:table-cell>
          <table:table-cell office:value-type="float" office:value="809.732" calcext:value-type="float">
            <text:p>809.73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0.9927" calcext:value-type="float">
            <text:p>30.9927</text:p>
          </table:table-cell>
          <table:table-cell office:value-type="float" office:value="159.541" calcext:value-type="float">
            <text:p>159.541</text:p>
          </table:table-cell>
          <table:table-cell office:value-type="float" office:value="809.467" calcext:value-type="float">
            <text:p>809.467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31.4218" calcext:value-type="float">
            <text:p>31.4218</text:p>
          </table:table-cell>
          <table:table-cell office:value-type="float" office:value="159.355" calcext:value-type="float">
            <text:p>159.355</text:p>
          </table:table-cell>
          <table:table-cell office:value-type="float" office:value="809.223" calcext:value-type="float">
            <text:p>809.22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1.8544" calcext:value-type="float">
            <text:p>31.8544</text:p>
          </table:table-cell>
          <table:table-cell office:value-type="float" office:value="159.144" calcext:value-type="float">
            <text:p>159.144</text:p>
          </table:table-cell>
          <table:table-cell office:value-type="float" office:value="809.002" calcext:value-type="float">
            <text:p>809.002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2.2902" calcext:value-type="float">
            <text:p>32.2902</text:p>
          </table:table-cell>
          <table:table-cell office:value-type="float" office:value="158.907" calcext:value-type="float">
            <text:p>158.907</text:p>
          </table:table-cell>
          <table:table-cell office:value-type="float" office:value="808.803" calcext:value-type="float">
            <text:p>808.80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2.7289" calcext:value-type="float">
            <text:p>32.7289</text:p>
          </table:table-cell>
          <table:table-cell office:value-type="float" office:value="158.645" calcext:value-type="float">
            <text:p>158.645</text:p>
          </table:table-cell>
          <table:table-cell office:value-type="float" office:value="808.626" calcext:value-type="float">
            <text:p>808.62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3.1699" calcext:value-type="float">
            <text:p>33.1699</text:p>
          </table:table-cell>
          <table:table-cell office:value-type="float" office:value="158.359" calcext:value-type="float">
            <text:p>158.359</text:p>
          </table:table-cell>
          <table:table-cell office:value-type="float" office:value="808.471" calcext:value-type="float">
            <text:p>808.47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3.6129" calcext:value-type="float">
            <text:p>33.6129</text:p>
          </table:table-cell>
          <table:table-cell office:value-type="float" office:value="158.048" calcext:value-type="float">
            <text:p>158.048</text:p>
          </table:table-cell>
          <table:table-cell office:value-type="float" office:value="808.339" calcext:value-type="float">
            <text:p>808.339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4.0576" calcext:value-type="float">
            <text:p>34.0576</text:p>
          </table:table-cell>
          <table:table-cell office:value-type="float" office:value="157.713" calcext:value-type="float">
            <text:p>157.713</text:p>
          </table:table-cell>
          <table:table-cell office:value-type="float" office:value="808.229" calcext:value-type="float">
            <text:p>808.2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5035" calcext:value-type="float">
            <text:p>34.5035</text:p>
          </table:table-cell>
          <table:table-cell office:value-type="float" office:value="157.354" calcext:value-type="float">
            <text:p>157.354</text:p>
          </table:table-cell>
          <table:table-cell office:value-type="float" office:value="808.142" calcext:value-type="float">
            <text:p>808.142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4.9502" calcext:value-type="float">
            <text:p>34.9502</text:p>
          </table:table-cell>
          <table:table-cell office:value-type="float" office:value="156.973" calcext:value-type="float">
            <text:p>156.973</text:p>
          </table:table-cell>
          <table:table-cell office:value-type="float" office:value="808.077" calcext:value-type="float">
            <text:p>808.07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5.3972" calcext:value-type="float">
            <text:p>35.3972</text:p>
          </table:table-cell>
          <table:table-cell office:value-type="float" office:value="156.568" calcext:value-type="float">
            <text:p>156.568</text:p>
          </table:table-cell>
          <table:table-cell office:value-type="float" office:value="808.035" calcext:value-type="float">
            <text:p>808.03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35.8441" calcext:value-type="float">
            <text:p>35.8441</text:p>
          </table:table-cell>
          <table:table-cell office:value-type="float" office:value="156.141" calcext:value-type="float">
            <text:p>156.141</text:p>
          </table:table-cell>
          <table:table-cell office:value-type="float" office:value="808.015" calcext:value-type="float">
            <text:p>808.01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6.2903" calcext:value-type="float">
            <text:p>36.2903</text:p>
          </table:table-cell>
          <table:table-cell office:value-type="float" office:value="155.692" calcext:value-type="float">
            <text:p>155.692</text:p>
          </table:table-cell>
          <table:table-cell office:value-type="float" office:value="808.018" calcext:value-type="float">
            <text:p>808.01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6.7355" calcext:value-type="float">
            <text:p>36.7355</text:p>
          </table:table-cell>
          <table:table-cell office:value-type="float" office:value="155.222" calcext:value-type="float">
            <text:p>155.222</text:p>
          </table:table-cell>
          <table:table-cell office:value-type="float" office:value="808.042" calcext:value-type="float">
            <text:p>808.04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7.1792" calcext:value-type="float">
            <text:p>37.1792</text:p>
          </table:table-cell>
          <table:table-cell office:value-type="float" office:value="154.732" calcext:value-type="float">
            <text:p>154.732</text:p>
          </table:table-cell>
          <table:table-cell office:value-type="float" office:value="808.089" calcext:value-type="float">
            <text:p>808.089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37.6207" calcext:value-type="float">
            <text:p>37.6207</text:p>
          </table:table-cell>
          <table:table-cell office:value-type="float" office:value="154.221" calcext:value-type="float">
            <text:p>154.221</text:p>
          </table:table-cell>
          <table:table-cell office:value-type="float" office:value="808.158" calcext:value-type="float">
            <text:p>808.15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8.0597" calcext:value-type="float">
            <text:p>38.0597</text:p>
          </table:table-cell>
          <table:table-cell office:value-type="float" office:value="153.691" calcext:value-type="float">
            <text:p>153.691</text:p>
          </table:table-cell>
          <table:table-cell office:value-type="float" office:value="808.249" calcext:value-type="float">
            <text:p>808.24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38.4957" calcext:value-type="float">
            <text:p>38.4957</text:p>
          </table:table-cell>
          <table:table-cell office:value-type="float" office:value="153.143" calcext:value-type="float">
            <text:p>153.143</text:p>
          </table:table-cell>
          <table:table-cell office:value-type="float" office:value="808.362" calcext:value-type="float">
            <text:p>808.3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.928" calcext:value-type="float">
            <text:p>38.92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808.496" calcext:value-type="float">
            <text:p>808.496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39.3563" calcext:value-type="float">
            <text:p>39.3563</text:p>
          </table:table-cell>
          <table:table-cell office:value-type="float" office:value="151.993" calcext:value-type="float">
            <text:p>151.993</text:p>
          </table:table-cell>
          <table:table-cell office:value-type="float" office:value="808.651" calcext:value-type="float">
            <text:p>808.65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9.78" calcext:value-type="float">
            <text:p>39.78</text:p>
          </table:table-cell>
          <table:table-cell office:value-type="float" office:value="151.393" calcext:value-type="float">
            <text:p>151.393</text:p>
          </table:table-cell>
          <table:table-cell office:value-type="float" office:value="808.827" calcext:value-type="float">
            <text:p>808.82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0.1986" calcext:value-type="float">
            <text:p>40.1986</text:p>
          </table:table-cell>
          <table:table-cell office:value-type="float" office:value="150.777" calcext:value-type="float">
            <text:p>150.777</text:p>
          </table:table-cell>
          <table:table-cell office:value-type="float" office:value="809.024" calcext:value-type="float">
            <text:p>809.02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0.6116" calcext:value-type="float">
            <text:p>40.6116</text:p>
          </table:table-cell>
          <table:table-cell office:value-type="float" office:value="150.147" calcext:value-type="float">
            <text:p>150.147</text:p>
          </table:table-cell>
          <table:table-cell office:value-type="float" office:value="809.242" calcext:value-type="float">
            <text:p>809.24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1.0184" calcext:value-type="float">
            <text:p>41.0184</text:p>
          </table:table-cell>
          <table:table-cell office:value-type="float" office:value="149.502" calcext:value-type="float">
            <text:p>149.502</text:p>
          </table:table-cell>
          <table:table-cell office:value-type="float" office:value="809.479" calcext:value-type="float">
            <text:p>809.479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1.4187" calcext:value-type="float">
            <text:p>41.4187</text:p>
          </table:table-cell>
          <table:table-cell office:value-type="float" office:value="148.845" calcext:value-type="float">
            <text:p>148.845</text:p>
          </table:table-cell>
          <table:table-cell office:value-type="float" office:value="809.737" calcext:value-type="float">
            <text:p>809.737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1.8119" calcext:value-type="float">
            <text:p>41.8119</text:p>
          </table:table-cell>
          <table:table-cell office:value-type="float" office:value="148.175" calcext:value-type="float">
            <text:p>148.175</text:p>
          </table:table-cell>
          <table:table-cell office:value-type="float" office:value="810.013" calcext:value-type="float">
            <text:p>810.01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2.1975" calcext:value-type="float">
            <text:p>42.1975</text:p>
          </table:table-cell>
          <table:table-cell office:value-type="float" office:value="147.494" calcext:value-type="float">
            <text:p>147.494</text:p>
          </table:table-cell>
          <table:table-cell office:value-type="float" office:value="810.309" calcext:value-type="float">
            <text:p>810.30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2.575" calcext:value-type="float">
            <text:p>42.575</text:p>
          </table:table-cell>
          <table:table-cell office:value-type="float" office:value="146.802" calcext:value-type="float">
            <text:p>146.802</text:p>
          </table:table-cell>
          <table:table-cell office:value-type="float" office:value="810.623" calcext:value-type="float">
            <text:p>810.6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.9441" calcext:value-type="float">
            <text:p>42.9441</text:p>
          </table:table-cell>
          <table:table-cell office:value-type="float" office:value="146.101" calcext:value-type="float">
            <text:p>146.101</text:p>
          </table:table-cell>
          <table:table-cell office:value-type="float" office:value="810.955" calcext:value-type="float">
            <text:p>810.95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3.3042" calcext:value-type="float">
            <text:p>43.3042</text:p>
          </table:table-cell>
          <table:table-cell office:value-type="float" office:value="145.391" calcext:value-type="float">
            <text:p>145.391</text:p>
          </table:table-cell>
          <table:table-cell office:value-type="float" office:value="811.304" calcext:value-type="float">
            <text:p>811.30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3.655" calcext:value-type="float">
            <text:p>43.655</text:p>
          </table:table-cell>
          <table:table-cell office:value-type="float" office:value="144.674" calcext:value-type="float">
            <text:p>144.674</text:p>
          </table:table-cell>
          <table:table-cell office:value-type="float" office:value="811.671" calcext:value-type="float">
            <text:p>811.671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3.996" calcext:value-type="float">
            <text:p>43.996</text:p>
          </table:table-cell>
          <table:table-cell office:value-type="float" office:value="143.949" calcext:value-type="float">
            <text:p>143.949</text:p>
          </table:table-cell>
          <table:table-cell office:value-type="float" office:value="812.055" calcext:value-type="float">
            <text:p>812.05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4.3268" calcext:value-type="float">
            <text:p>44.3268</text:p>
          </table:table-cell>
          <table:table-cell office:value-type="float" office:value="143.219" calcext:value-type="float">
            <text:p>143.219</text:p>
          </table:table-cell>
          <table:table-cell office:value-type="float" office:value="812.454" calcext:value-type="float">
            <text:p>812.45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4.6471" calcext:value-type="float">
            <text:p>44.6471</text:p>
          </table:table-cell>
          <table:table-cell office:value-type="float" office:value="142.484" calcext:value-type="float">
            <text:p>142.484</text:p>
          </table:table-cell>
          <table:table-cell office:value-type="float" office:value="812.869" calcext:value-type="float">
            <text:p>812.86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4.9566" calcext:value-type="float">
            <text:p>44.9566</text:p>
          </table:table-cell>
          <table:table-cell office:value-type="float" office:value="141.745" calcext:value-type="float">
            <text:p>141.745</text:p>
          </table:table-cell>
          <table:table-cell office:value-type="float" office:value="813.299" calcext:value-type="float">
            <text:p>813.299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5.2548" calcext:value-type="float">
            <text:p>45.2548</text:p>
          </table:table-cell>
          <table:table-cell office:value-type="float" office:value="141.002" calcext:value-type="float">
            <text:p>141.002</text:p>
          </table:table-cell>
          <table:table-cell office:value-type="float" office:value="813.743" calcext:value-type="float">
            <text:p>813.74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5.5415" calcext:value-type="float">
            <text:p>45.5415</text:p>
          </table:table-cell>
          <table:table-cell office:value-type="float" office:value="140.257" calcext:value-type="float">
            <text:p>140.257</text:p>
          </table:table-cell>
          <table:table-cell office:value-type="float" office:value="814.201" calcext:value-type="float">
            <text:p>814.201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5.8164" calcext:value-type="float">
            <text:p>45.8164</text:p>
          </table:table-cell>
          <table:table-cell office:value-type="float" office:value="139.511" calcext:value-type="float">
            <text:p>139.511</text:p>
          </table:table-cell>
          <table:table-cell office:value-type="float" office:value="814.672" calcext:value-type="float">
            <text:p>814.6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0792" calcext:value-type="float">
            <text:p>46.0792</text:p>
          </table:table-cell>
          <table:table-cell office:value-type="float" office:value="138.765" calcext:value-type="float">
            <text:p>138.765</text:p>
          </table:table-cell>
          <table:table-cell office:value-type="float" office:value="815.156" calcext:value-type="float">
            <text:p>815.156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6.3297" calcext:value-type="float">
            <text:p>46.3297</text:p>
          </table:table-cell>
          <table:table-cell office:value-type="float" office:value="138.019" calcext:value-type="float">
            <text:p>138.019</text:p>
          </table:table-cell>
          <table:table-cell office:value-type="float" office:value="815.652" calcext:value-type="float">
            <text:p>815.65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6.5678" calcext:value-type="float">
            <text:p>46.5678</text:p>
          </table:table-cell>
          <table:table-cell office:value-type="float" office:value="137.274" calcext:value-type="float">
            <text:p>137.274</text:p>
          </table:table-cell>
          <table:table-cell office:value-type="float" office:value="816.159" calcext:value-type="float">
            <text:p>816.159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6.7931" calcext:value-type="float">
            <text:p>46.7931</text:p>
          </table:table-cell>
          <table:table-cell office:value-type="float" office:value="136.531" calcext:value-type="float">
            <text:p>136.531</text:p>
          </table:table-cell>
          <table:table-cell office:value-type="float" office:value="816.676" calcext:value-type="float">
            <text:p>816.67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7.0057" calcext:value-type="float">
            <text:p>47.0057</text:p>
          </table:table-cell>
          <table:table-cell office:value-type="float" office:value="135.791" calcext:value-type="float">
            <text:p>135.791</text:p>
          </table:table-cell>
          <table:table-cell office:value-type="float" office:value="817.203" calcext:value-type="float">
            <text:p>817.20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7.2053" calcext:value-type="float">
            <text:p>47.2053</text:p>
          </table:table-cell>
          <table:table-cell office:value-type="float" office:value="135.055" calcext:value-type="float">
            <text:p>135.055</text:p>
          </table:table-cell>
          <table:table-cell office:value-type="float" office:value="817.74" calcext:value-type="float">
            <text:p>817.7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7.3918" calcext:value-type="float">
            <text:p>47.3918</text:p>
          </table:table-cell>
          <table:table-cell office:value-type="float" office:value="134.323" calcext:value-type="float">
            <text:p>134.323</text:p>
          </table:table-cell>
          <table:table-cell office:value-type="float" office:value="818.286" calcext:value-type="float">
            <text:p>818.28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7.5651" calcext:value-type="float">
            <text:p>47.5651</text:p>
          </table:table-cell>
          <table:table-cell office:value-type="float" office:value="133.596" calcext:value-type="float">
            <text:p>133.596</text:p>
          </table:table-cell>
          <table:table-cell office:value-type="float" office:value="818.839" calcext:value-type="float">
            <text:p>818.83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7.7253" calcext:value-type="float">
            <text:p>47.7253</text:p>
          </table:table-cell>
          <table:table-cell office:value-type="float" office:value="132.875" calcext:value-type="float">
            <text:p>132.875</text:p>
          </table:table-cell>
          <table:table-cell office:value-type="float" office:value="819.399" calcext:value-type="float">
            <text:p>819.39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7.8723" calcext:value-type="float">
            <text:p>47.8723</text:p>
          </table:table-cell>
          <table:table-cell office:value-type="float" office:value="132.161" calcext:value-type="float">
            <text:p>132.161</text:p>
          </table:table-cell>
          <table:table-cell office:value-type="float" office:value="819.967" calcext:value-type="float">
            <text:p>819.9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0061" calcext:value-type="float">
            <text:p>48.0061</text:p>
          </table:table-cell>
          <table:table-cell office:value-type="float" office:value="131.454" calcext:value-type="float">
            <text:p>131.454</text:p>
          </table:table-cell>
          <table:table-cell office:value-type="float" office:value="820.54" calcext:value-type="float">
            <text:p>820.5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8.1266" calcext:value-type="float">
            <text:p>48.1266</text:p>
          </table:table-cell>
          <table:table-cell office:value-type="float" office:value="130.755" calcext:value-type="float">
            <text:p>130.755</text:p>
          </table:table-cell>
          <table:table-cell office:value-type="float" office:value="821.118" calcext:value-type="float">
            <text:p>821.11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821.701" calcext:value-type="float">
            <text:p>821.701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8.3285" calcext:value-type="float">
            <text:p>48.3285</text:p>
          </table:table-cell>
          <table:table-cell office:value-type="float" office:value="129.384" calcext:value-type="float">
            <text:p>129.384</text:p>
          </table:table-cell>
          <table:table-cell office:value-type="float" office:value="822.288" calcext:value-type="float">
            <text:p>822.28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8.41" calcext:value-type="float">
            <text:p>48.41</text:p>
          </table:table-cell>
          <table:table-cell office:value-type="float" office:value="128.712" calcext:value-type="float">
            <text:p>128.712</text:p>
          </table:table-cell>
          <table:table-cell office:value-type="float" office:value="822.878" calcext:value-type="float">
            <text:p>822.87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.4786" calcext:value-type="float">
            <text:p>48.4786</text:p>
          </table:table-cell>
          <table:table-cell office:value-type="float" office:value="128.051" calcext:value-type="float">
            <text:p>128.051</text:p>
          </table:table-cell>
          <table:table-cell office:value-type="float" office:value="823.47" calcext:value-type="float">
            <text:p>823.4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.5346" calcext:value-type="float">
            <text:p>48.5346</text:p>
          </table:table-cell>
          <table:table-cell office:value-type="float" office:value="127.401" calcext:value-type="float">
            <text:p>127.401</text:p>
          </table:table-cell>
          <table:table-cell office:value-type="float" office:value="824.065" calcext:value-type="float">
            <text:p>824.065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8.578" calcext:value-type="float">
            <text:p>48.578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824.661" calcext:value-type="float">
            <text:p>824.66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.6091" calcext:value-type="float">
            <text:p>48.6091</text:p>
          </table:table-cell>
          <table:table-cell office:value-type="float" office:value="126.134" calcext:value-type="float">
            <text:p>126.134</text:p>
          </table:table-cell>
          <table:table-cell office:value-type="float" office:value="825.257" calcext:value-type="float">
            <text:p>825.257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8.6281" calcext:value-type="float">
            <text:p>48.6281</text:p>
          </table:table-cell>
          <table:table-cell office:value-type="float" office:value="125.518" calcext:value-type="float">
            <text:p>125.518</text:p>
          </table:table-cell>
          <table:table-cell office:value-type="float" office:value="825.854" calcext:value-type="float">
            <text:p>825.8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6352" calcext:value-type="float">
            <text:p>48.6352</text:p>
          </table:table-cell>
          <table:table-cell office:value-type="float" office:value="124.915" calcext:value-type="float">
            <text:p>124.915</text:p>
          </table:table-cell>
          <table:table-cell office:value-type="float" office:value="826.45" calcext:value-type="float">
            <text:p>826.4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8.6306" calcext:value-type="float">
            <text:p>48.6306</text:p>
          </table:table-cell>
          <table:table-cell office:value-type="float" office:value="124.324" calcext:value-type="float">
            <text:p>124.324</text:p>
          </table:table-cell>
          <table:table-cell office:value-type="float" office:value="827.045" calcext:value-type="float">
            <text:p>827.04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8.6146" calcext:value-type="float">
            <text:p>48.6146</text:p>
          </table:table-cell>
          <table:table-cell office:value-type="float" office:value="123.747" calcext:value-type="float">
            <text:p>123.747</text:p>
          </table:table-cell>
          <table:table-cell office:value-type="float" office:value="827.638" calcext:value-type="float">
            <text:p>827.638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8.5874" calcext:value-type="float">
            <text:p>48.5874</text:p>
          </table:table-cell>
          <table:table-cell office:value-type="float" office:value="123.183" calcext:value-type="float">
            <text:p>123.183</text:p>
          </table:table-cell>
          <table:table-cell office:value-type="float" office:value="828.229" calcext:value-type="float">
            <text:p>828.229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8.5493" calcext:value-type="float">
            <text:p>48.5493</text:p>
          </table:table-cell>
          <table:table-cell office:value-type="float" office:value="122.633" calcext:value-type="float">
            <text:p>122.633</text:p>
          </table:table-cell>
          <table:table-cell office:value-type="float" office:value="828.818" calcext:value-type="float">
            <text:p>828.81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.5007" calcext:value-type="float">
            <text:p>48.5007</text:p>
          </table:table-cell>
          <table:table-cell office:value-type="float" office:value="122.097" calcext:value-type="float">
            <text:p>122.097</text:p>
          </table:table-cell>
          <table:table-cell office:value-type="float" office:value="829.403" calcext:value-type="float">
            <text:p>829.40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8.4418" calcext:value-type="float">
            <text:p>48.4418</text:p>
          </table:table-cell>
          <table:table-cell office:value-type="float" office:value="121.575" calcext:value-type="float">
            <text:p>121.575</text:p>
          </table:table-cell>
          <table:table-cell office:value-type="float" office:value="829.984" calcext:value-type="float">
            <text:p>829.98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8.3729" calcext:value-type="float">
            <text:p>48.3729</text:p>
          </table:table-cell>
          <table:table-cell office:value-type="float" office:value="121.067" calcext:value-type="float">
            <text:p>121.067</text:p>
          </table:table-cell>
          <table:table-cell office:value-type="float" office:value="830.56" calcext:value-type="float">
            <text:p>830.56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8.2944" calcext:value-type="float">
            <text:p>48.2944</text:p>
          </table:table-cell>
          <table:table-cell office:value-type="float" office:value="120.573" calcext:value-type="float">
            <text:p>120.573</text:p>
          </table:table-cell>
          <table:table-cell office:value-type="float" office:value="831.132" calcext:value-type="float">
            <text:p>831.132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8.2066" calcext:value-type="float">
            <text:p>48.2066</text:p>
          </table:table-cell>
          <table:table-cell office:value-type="float" office:value="120.095" calcext:value-type="float">
            <text:p>120.095</text:p>
          </table:table-cell>
          <table:table-cell office:value-type="float" office:value="831.699" calcext:value-type="float">
            <text:p>831.6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1098" calcext:value-type="float">
            <text:p>48.1098</text:p>
          </table:table-cell>
          <table:table-cell office:value-type="float" office:value="119.631" calcext:value-type="float">
            <text:p>119.631</text:p>
          </table:table-cell>
          <table:table-cell office:value-type="float" office:value="832.259" calcext:value-type="float">
            <text:p>832.259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.0043" calcext:value-type="float">
            <text:p>48.0043</text:p>
          </table:table-cell>
          <table:table-cell office:value-type="float" office:value="119.182" calcext:value-type="float">
            <text:p>119.182</text:p>
          </table:table-cell>
          <table:table-cell office:value-type="float" office:value="832.814" calcext:value-type="float">
            <text:p>832.81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7.8905" calcext:value-type="float">
            <text:p>47.8905</text:p>
          </table:table-cell>
          <table:table-cell office:value-type="float" office:value="118.748" calcext:value-type="float">
            <text:p>118.748</text:p>
          </table:table-cell>
          <table:table-cell office:value-type="float" office:value="833.362" calcext:value-type="float">
            <text:p>833.362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7.7687" calcext:value-type="float">
            <text:p>47.7687</text:p>
          </table:table-cell>
          <table:table-cell office:value-type="float" office:value="118.328" calcext:value-type="float">
            <text:p>118.328</text:p>
          </table:table-cell>
          <table:table-cell office:value-type="float" office:value="833.903" calcext:value-type="float">
            <text:p>833.903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7.6394" calcext:value-type="float">
            <text:p>47.6394</text:p>
          </table:table-cell>
          <table:table-cell office:value-type="float" office:value="117.924" calcext:value-type="float">
            <text:p>117.924</text:p>
          </table:table-cell>
          <table:table-cell office:value-type="float" office:value="834.436" calcext:value-type="float">
            <text:p>834.436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7.5027" calcext:value-type="float">
            <text:p>47.5027</text:p>
          </table:table-cell>
          <table:table-cell office:value-type="float" office:value="117.535" calcext:value-type="float">
            <text:p>117.535</text:p>
          </table:table-cell>
          <table:table-cell office:value-type="float" office:value="834.962" calcext:value-type="float">
            <text:p>834.96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7.3592" calcext:value-type="float">
            <text:p>47.3592</text:p>
          </table:table-cell>
          <table:table-cell office:value-type="float" office:value="117.161" calcext:value-type="float">
            <text:p>117.161</text:p>
          </table:table-cell>
          <table:table-cell office:value-type="float" office:value="835.48" calcext:value-type="float">
            <text:p>835.48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7.209" calcext:value-type="float">
            <text:p>47.209</text:p>
          </table:table-cell>
          <table:table-cell office:value-type="float" office:value="116.802" calcext:value-type="float">
            <text:p>116.802</text:p>
          </table:table-cell>
          <table:table-cell office:value-type="float" office:value="835.989" calcext:value-type="float">
            <text:p>835.98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7.0527" calcext:value-type="float">
            <text:p>47.0527</text:p>
          </table:table-cell>
          <table:table-cell office:value-type="float" office:value="116.457" calcext:value-type="float">
            <text:p>116.457</text:p>
          </table:table-cell>
          <table:table-cell office:value-type="float" office:value="836.49" calcext:value-type="float">
            <text:p>836.49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6.8905" calcext:value-type="float">
            <text:p>46.8905</text:p>
          </table:table-cell>
          <table:table-cell office:value-type="float" office:value="116.128" calcext:value-type="float">
            <text:p>116.128</text:p>
          </table:table-cell>
          <table:table-cell office:value-type="float" office:value="836.982" calcext:value-type="float">
            <text:p>836.9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.7227" calcext:value-type="float">
            <text:p>46.7227</text:p>
          </table:table-cell>
          <table:table-cell office:value-type="float" office:value="115.813" calcext:value-type="float">
            <text:p>115.813</text:p>
          </table:table-cell>
          <table:table-cell office:value-type="float" office:value="837.464" calcext:value-type="float">
            <text:p>837.464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6.5497" calcext:value-type="float">
            <text:p>46.5497</text:p>
          </table:table-cell>
          <table:table-cell office:value-type="float" office:value="115.514" calcext:value-type="float">
            <text:p>115.514</text:p>
          </table:table-cell>
          <table:table-cell office:value-type="float" office:value="837.937" calcext:value-type="float">
            <text:p>837.93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6.3719" calcext:value-type="float">
            <text:p>46.3719</text:p>
          </table:table-cell>
          <table:table-cell office:value-type="float" office:value="115.228" calcext:value-type="float">
            <text:p>115.228</text:p>
          </table:table-cell>
          <table:table-cell office:value-type="float" office:value="838.4" calcext:value-type="float">
            <text:p>838.4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6.1895" calcext:value-type="float">
            <text:p>46.1895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838.853" calcext:value-type="float">
            <text:p>838.85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6.003" calcext:value-type="float">
            <text:p>46.003</text:p>
          </table:table-cell>
          <table:table-cell office:value-type="float" office:value="114.701" calcext:value-type="float">
            <text:p>114.701</text:p>
          </table:table-cell>
          <table:table-cell office:value-type="float" office:value="839.296" calcext:value-type="float">
            <text:p>839.29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5.8125" calcext:value-type="float">
            <text:p>45.8125</text:p>
          </table:table-cell>
          <table:table-cell office:value-type="float" office:value="114.459" calcext:value-type="float">
            <text:p>114.459</text:p>
          </table:table-cell>
          <table:table-cell office:value-type="float" office:value="839.728" calcext:value-type="float">
            <text:p>839.728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5.6185" calcext:value-type="float">
            <text:p>45.6185</text:p>
          </table:table-cell>
          <table:table-cell office:value-type="float" office:value="114.231" calcext:value-type="float">
            <text:p>114.231</text:p>
          </table:table-cell>
          <table:table-cell office:value-type="float" office:value="840.15" calcext:value-type="float">
            <text:p>840.15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5.4212" calcext:value-type="float">
            <text:p>45.4212</text:p>
          </table:table-cell>
          <table:table-cell office:value-type="float" office:value="114.017" calcext:value-type="float">
            <text:p>114.017</text:p>
          </table:table-cell>
          <table:table-cell office:value-type="float" office:value="840.562" calcext:value-type="float">
            <text:p>840.56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5.2209" calcext:value-type="float">
            <text:p>45.2209</text:p>
          </table:table-cell>
          <table:table-cell office:value-type="float" office:value="113.817" calcext:value-type="float">
            <text:p>113.817</text:p>
          </table:table-cell>
          <table:table-cell office:value-type="float" office:value="840.962" calcext:value-type="float">
            <text:p>840.96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5.018" calcext:value-type="float">
            <text:p>45.018</text:p>
          </table:table-cell>
          <table:table-cell office:value-type="float" office:value="113.63" calcext:value-type="float">
            <text:p>113.63</text:p>
          </table:table-cell>
          <table:table-cell office:value-type="float" office:value="841.352" calcext:value-type="float">
            <text:p>841.3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.8127" calcext:value-type="float">
            <text:p>44.8127</text:p>
          </table:table-cell>
          <table:table-cell office:value-type="float" office:value="113.457" calcext:value-type="float">
            <text:p>113.457</text:p>
          </table:table-cell>
          <table:table-cell office:value-type="float" office:value="841.731" calcext:value-type="float">
            <text:p>841.731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4.6053" calcext:value-type="float">
            <text:p>44.6053</text:p>
          </table:table-cell>
          <table:table-cell office:value-type="float" office:value="113.297" calcext:value-type="float">
            <text:p>113.297</text:p>
          </table:table-cell>
          <table:table-cell office:value-type="float" office:value="842.098" calcext:value-type="float">
            <text:p>842.098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4.3961" calcext:value-type="float">
            <text:p>44.3961</text:p>
          </table:table-cell>
          <table:table-cell office:value-type="float" office:value="113.15" calcext:value-type="float">
            <text:p>113.15</text:p>
          </table:table-cell>
          <table:table-cell office:value-type="float" office:value="842.454" calcext:value-type="float">
            <text:p>842.454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4.1853" calcext:value-type="float">
            <text:p>44.1853</text:p>
          </table:table-cell>
          <table:table-cell office:value-type="float" office:value="113.016" calcext:value-type="float">
            <text:p>113.016</text:p>
          </table:table-cell>
          <table:table-cell office:value-type="float" office:value="842.799" calcext:value-type="float">
            <text:p>842.799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3.9731" calcext:value-type="float">
            <text:p>43.9731</text:p>
          </table:table-cell>
          <table:table-cell office:value-type="float" office:value="112.894" calcext:value-type="float">
            <text:p>112.894</text:p>
          </table:table-cell>
          <table:table-cell office:value-type="float" office:value="843.133" calcext:value-type="float">
            <text:p>843.13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3.76" calcext:value-type="float">
            <text:p>43.76</text:p>
          </table:table-cell>
          <table:table-cell office:value-type="float" office:value="112.785" calcext:value-type="float">
            <text:p>112.785</text:p>
          </table:table-cell>
          <table:table-cell office:value-type="float" office:value="843.455" calcext:value-type="float">
            <text:p>843.45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3.546" calcext:value-type="float">
            <text:p>43.546</text:p>
          </table:table-cell>
          <table:table-cell office:value-type="float" office:value="112.688" calcext:value-type="float">
            <text:p>112.688</text:p>
          </table:table-cell>
          <table:table-cell office:value-type="float" office:value="843.766" calcext:value-type="float">
            <text:p>843.76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3.3314" calcext:value-type="float">
            <text:p>43.3314</text:p>
          </table:table-cell>
          <table:table-cell office:value-type="float" office:value="112.603" calcext:value-type="float">
            <text:p>112.603</text:p>
          </table:table-cell>
          <table:table-cell office:value-type="float" office:value="844.066" calcext:value-type="float">
            <text:p>844.06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3.1165" calcext:value-type="float">
            <text:p>43.1165</text:p>
          </table:table-cell>
          <table:table-cell office:value-type="float" office:value="112.53" calcext:value-type="float">
            <text:p>112.53</text:p>
          </table:table-cell>
          <table:table-cell office:value-type="float" office:value="844.354" calcext:value-type="float">
            <text:p>844.354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2.9014" calcext:value-type="float">
            <text:p>42.9014</text:p>
          </table:table-cell>
          <table:table-cell office:value-type="float" office:value="112.468" calcext:value-type="float">
            <text:p>112.468</text:p>
          </table:table-cell>
          <table:table-cell office:value-type="float" office:value="844.631" calcext:value-type="float">
            <text:p>844.6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6864" calcext:value-type="float">
            <text:p>42.6864</text:p>
          </table:table-cell>
          <table:table-cell office:value-type="float" office:value="112.418" calcext:value-type="float">
            <text:p>112.418</text:p>
          </table:table-cell>
          <table:table-cell office:value-type="float" office:value="844.896" calcext:value-type="float">
            <text:p>844.896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2.4717" calcext:value-type="float">
            <text:p>42.4717</text:p>
          </table:table-cell>
          <table:table-cell office:value-type="float" office:value="112.378" calcext:value-type="float">
            <text:p>112.378</text:p>
          </table:table-cell>
          <table:table-cell office:value-type="float" office:value="845.15" calcext:value-type="float">
            <text:p>845.1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2.2574" calcext:value-type="float">
            <text:p>42.2574</text:p>
          </table:table-cell>
          <table:table-cell office:value-type="float" office:value="112.35" calcext:value-type="float">
            <text:p>112.35</text:p>
          </table:table-cell>
          <table:table-cell office:value-type="float" office:value="845.393" calcext:value-type="float">
            <text:p>845.393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2.0437" calcext:value-type="float">
            <text:p>42.0437</text:p>
          </table:table-cell>
          <table:table-cell office:value-type="float" office:value="112.332" calcext:value-type="float">
            <text:p>112.332</text:p>
          </table:table-cell>
          <table:table-cell office:value-type="float" office:value="845.624" calcext:value-type="float">
            <text:p>845.624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1.8309" calcext:value-type="float">
            <text:p>41.8309</text:p>
          </table:table-cell>
          <table:table-cell office:value-type="float" office:value="112.324" calcext:value-type="float">
            <text:p>112.324</text:p>
          </table:table-cell>
          <table:table-cell office:value-type="float" office:value="845.845" calcext:value-type="float">
            <text:p>845.84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1.6191" calcext:value-type="float">
            <text:p>41.6191</text:p>
          </table:table-cell>
          <table:table-cell office:value-type="float" office:value="112.327" calcext:value-type="float">
            <text:p>112.327</text:p>
          </table:table-cell>
          <table:table-cell office:value-type="float" office:value="846.054" calcext:value-type="float">
            <text:p>846.054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1.4085" calcext:value-type="float">
            <text:p>41.4085</text:p>
          </table:table-cell>
          <table:table-cell office:value-type="float" office:value="112.339" calcext:value-type="float">
            <text:p>112.339</text:p>
          </table:table-cell>
          <table:table-cell office:value-type="float" office:value="846.252" calcext:value-type="float">
            <text:p>846.252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1.1991" calcext:value-type="float">
            <text:p>41.1991</text:p>
          </table:table-cell>
          <table:table-cell office:value-type="float" office:value="112.361" calcext:value-type="float">
            <text:p>112.361</text:p>
          </table:table-cell>
          <table:table-cell office:value-type="float" office:value="846.44" calcext:value-type="float">
            <text:p>846.44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0.9912" calcext:value-type="float">
            <text:p>40.9912</text:p>
          </table:table-cell>
          <table:table-cell office:value-type="float" office:value="112.393" calcext:value-type="float">
            <text:p>112.393</text:p>
          </table:table-cell>
          <table:table-cell office:value-type="float" office:value="846.616" calcext:value-type="float">
            <text:p>846.616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0.7849" calcext:value-type="float">
            <text:p>40.7849</text:p>
          </table:table-cell>
          <table:table-cell office:value-type="float" office:value="112.433" calcext:value-type="float">
            <text:p>112.433</text:p>
          </table:table-cell>
          <table:table-cell office:value-type="float" office:value="846.782" calcext:value-type="float">
            <text:p>846.7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5804" calcext:value-type="float">
            <text:p>40.5804</text:p>
          </table:table-cell>
          <table:table-cell office:value-type="float" office:value="112.483" calcext:value-type="float">
            <text:p>112.483</text:p>
          </table:table-cell>
          <table:table-cell office:value-type="float" office:value="846.937" calcext:value-type="float">
            <text:p>846.93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0.3777" calcext:value-type="float">
            <text:p>40.3777</text:p>
          </table:table-cell>
          <table:table-cell office:value-type="float" office:value="112.541" calcext:value-type="float">
            <text:p>112.541</text:p>
          </table:table-cell>
          <table:table-cell office:value-type="float" office:value="847.081" calcext:value-type="float">
            <text:p>847.081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0.177" calcext:value-type="float">
            <text:p>40.177</text:p>
          </table:table-cell>
          <table:table-cell office:value-type="float" office:value="112.608" calcext:value-type="float">
            <text:p>112.608</text:p>
          </table:table-cell>
          <table:table-cell office:value-type="float" office:value="847.215" calcext:value-type="float">
            <text:p>847.215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9.9784" calcext:value-type="float">
            <text:p>39.9784</text:p>
          </table:table-cell>
          <table:table-cell office:value-type="float" office:value="112.683" calcext:value-type="float">
            <text:p>112.683</text:p>
          </table:table-cell>
          <table:table-cell office:value-type="float" office:value="847.339" calcext:value-type="float">
            <text:p>847.339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9.782" calcext:value-type="float">
            <text:p>39.782</text:p>
          </table:table-cell>
          <table:table-cell office:value-type="float" office:value="112.766" calcext:value-type="float">
            <text:p>112.766</text:p>
          </table:table-cell>
          <table:table-cell office:value-type="float" office:value="847.452" calcext:value-type="float">
            <text:p>847.45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9.588" calcext:value-type="float">
            <text:p>39.588</text:p>
          </table:table-cell>
          <table:table-cell office:value-type="float" office:value="112.856" calcext:value-type="float">
            <text:p>112.856</text:p>
          </table:table-cell>
          <table:table-cell office:value-type="float" office:value="847.556" calcext:value-type="float">
            <text:p>847.556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9.3963" calcext:value-type="float">
            <text:p>39.3963</text:p>
          </table:table-cell>
          <table:table-cell office:value-type="float" office:value="112.954" calcext:value-type="float">
            <text:p>112.954</text:p>
          </table:table-cell>
          <table:table-cell office:value-type="float" office:value="847.649" calcext:value-type="float">
            <text:p>847.649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9.2071" calcext:value-type="float">
            <text:p>39.2071</text:p>
          </table:table-cell>
          <table:table-cell office:value-type="float" office:value="113.06" calcext:value-type="float">
            <text:p>113.06</text:p>
          </table:table-cell>
          <table:table-cell office:value-type="float" office:value="847.733" calcext:value-type="float">
            <text:p>847.73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9.0205" calcext:value-type="float">
            <text:p>39.0205</text:p>
          </table:table-cell>
          <table:table-cell office:value-type="float" office:value="113.172" calcext:value-type="float">
            <text:p>113.172</text:p>
          </table:table-cell>
          <table:table-cell office:value-type="float" office:value="847.808" calcext:value-type="float">
            <text:p>847.80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8.8366" calcext:value-type="float">
            <text:p>38.8366</text:p>
          </table:table-cell>
          <table:table-cell office:value-type="float" office:value="113.291" calcext:value-type="float">
            <text:p>113.291</text:p>
          </table:table-cell>
          <table:table-cell office:value-type="float" office:value="847.872" calcext:value-type="float">
            <text:p>847.8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6554" calcext:value-type="float">
            <text:p>38.6554</text:p>
          </table:table-cell>
          <table:table-cell office:value-type="float" office:value="113.417" calcext:value-type="float">
            <text:p>113.417</text:p>
          </table:table-cell>
          <table:table-cell office:value-type="float" office:value="847.928" calcext:value-type="float">
            <text:p>847.928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8.477" calcext:value-type="float">
            <text:p>38.477</text:p>
          </table:table-cell>
          <table:table-cell office:value-type="float" office:value="113.549" calcext:value-type="float">
            <text:p>113.549</text:p>
          </table:table-cell>
          <table:table-cell office:value-type="float" office:value="847.974" calcext:value-type="float">
            <text:p>847.974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8.3015" calcext:value-type="float">
            <text:p>38.3015</text:p>
          </table:table-cell>
          <table:table-cell office:value-type="float" office:value="113.687" calcext:value-type="float">
            <text:p>113.687</text:p>
          </table:table-cell>
          <table:table-cell office:value-type="float" office:value="848.012" calcext:value-type="float">
            <text:p>848.012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8.129" calcext:value-type="float">
            <text:p>38.129</text:p>
          </table:table-cell>
          <table:table-cell office:value-type="float" office:value="113.831" calcext:value-type="float">
            <text:p>113.831</text:p>
          </table:table-cell>
          <table:table-cell office:value-type="float" office:value="848.04" calcext:value-type="float">
            <text:p>848.0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7.9594" calcext:value-type="float">
            <text:p>37.9594</text:p>
          </table:table-cell>
          <table:table-cell office:value-type="float" office:value="113.98" calcext:value-type="float">
            <text:p>113.98</text:p>
          </table:table-cell>
          <table:table-cell office:value-type="float" office:value="848.06" calcext:value-type="float">
            <text:p>848.0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7.7929" calcext:value-type="float">
            <text:p>37.7929</text:p>
          </table:table-cell>
          <table:table-cell office:value-type="float" office:value="114.136" calcext:value-type="float">
            <text:p>114.136</text:p>
          </table:table-cell>
          <table:table-cell office:value-type="float" office:value="848.072" calcext:value-type="float">
            <text:p>848.07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7.6294" calcext:value-type="float">
            <text:p>37.6294</text:p>
          </table:table-cell>
          <table:table-cell office:value-type="float" office:value="114.296" calcext:value-type="float">
            <text:p>114.296</text:p>
          </table:table-cell>
          <table:table-cell office:value-type="float" office:value="848.075" calcext:value-type="float">
            <text:p>848.07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7.4691" calcext:value-type="float">
            <text:p>37.4691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848.07" calcext:value-type="float">
            <text:p>848.0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7.312" calcext:value-type="float">
            <text:p>37.312</text:p>
          </table:table-cell>
          <table:table-cell office:value-type="float" office:value="114.631" calcext:value-type="float">
            <text:p>114.631</text:p>
          </table:table-cell>
          <table:table-cell office:value-type="float" office:value="848.057" calcext:value-type="float">
            <text:p>848.057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7.158" calcext:value-type="float">
            <text:p>37.158</text:p>
          </table:table-cell>
          <table:table-cell office:value-type="float" office:value="114.806" calcext:value-type="float">
            <text:p>114.806</text:p>
          </table:table-cell>
          <table:table-cell office:value-type="float" office:value="848.036" calcext:value-type="float">
            <text:p>848.0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0074" calcext:value-type="float">
            <text:p>37.0074</text:p>
          </table:table-cell>
          <table:table-cell office:value-type="float" office:value="114.985" calcext:value-type="float">
            <text:p>114.985</text:p>
          </table:table-cell>
          <table:table-cell office:value-type="float" office:value="848.008" calcext:value-type="float">
            <text:p>848.008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6.8599" calcext:value-type="float">
            <text:p>36.8599</text:p>
          </table:table-cell>
          <table:table-cell office:value-type="float" office:value="115.168" calcext:value-type="float">
            <text:p>115.168</text:p>
          </table:table-cell>
          <table:table-cell office:value-type="float" office:value="847.972" calcext:value-type="float">
            <text:p>847.97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6.7158" calcext:value-type="float">
            <text:p>36.7158</text:p>
          </table:table-cell>
          <table:table-cell office:value-type="float" office:value="115.355" calcext:value-type="float">
            <text:p>115.355</text:p>
          </table:table-cell>
          <table:table-cell office:value-type="float" office:value="847.929" calcext:value-type="float">
            <text:p>847.92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6.575" calcext:value-type="float">
            <text:p>36.575</text:p>
          </table:table-cell>
          <table:table-cell office:value-type="float" office:value="115.546" calcext:value-type="float">
            <text:p>115.546</text:p>
          </table:table-cell>
          <table:table-cell office:value-type="float" office:value="847.879" calcext:value-type="float">
            <text:p>847.87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6.4376" calcext:value-type="float">
            <text:p>36.4376</text:p>
          </table:table-cell>
          <table:table-cell office:value-type="float" office:value="115.741" calcext:value-type="float">
            <text:p>115.741</text:p>
          </table:table-cell>
          <table:table-cell office:value-type="float" office:value="847.822" calcext:value-type="float">
            <text:p>847.82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6.3035" calcext:value-type="float">
            <text:p>36.3035</text:p>
          </table:table-cell>
          <table:table-cell office:value-type="float" office:value="115.938" calcext:value-type="float">
            <text:p>115.938</text:p>
          </table:table-cell>
          <table:table-cell office:value-type="float" office:value="847.758" calcext:value-type="float">
            <text:p>847.758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6.1728" calcext:value-type="float">
            <text:p>36.1728</text:p>
          </table:table-cell>
          <table:table-cell office:value-type="float" office:value="116.139" calcext:value-type="float">
            <text:p>116.139</text:p>
          </table:table-cell>
          <table:table-cell office:value-type="float" office:value="847.688" calcext:value-type="float">
            <text:p>847.68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6.0454" calcext:value-type="float">
            <text:p>36.0454</text:p>
          </table:table-cell>
          <table:table-cell office:value-type="float" office:value="116.343" calcext:value-type="float">
            <text:p>116.343</text:p>
          </table:table-cell>
          <table:table-cell office:value-type="float" office:value="847.612" calcext:value-type="float">
            <text:p>847.612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5.9215" calcext:value-type="float">
            <text:p>35.9215</text:p>
          </table:table-cell>
          <table:table-cell office:value-type="float" office:value="116.55" calcext:value-type="float">
            <text:p>116.55</text:p>
          </table:table-cell>
          <table:table-cell office:value-type="float" office:value="847.529" calcext:value-type="float">
            <text:p>847.52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5.8009" calcext:value-type="float">
            <text:p>35.8009</text:p>
          </table:table-cell>
          <table:table-cell office:value-type="float" office:value="116.759" calcext:value-type="float">
            <text:p>116.759</text:p>
          </table:table-cell>
          <table:table-cell office:value-type="float" office:value="847.44" calcext:value-type="float">
            <text:p>847.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6838" calcext:value-type="float">
            <text:p>35.6838</text:p>
          </table:table-cell>
          <table:table-cell office:value-type="float" office:value="116.97" calcext:value-type="float">
            <text:p>116.97</text:p>
          </table:table-cell>
          <table:table-cell office:value-type="float" office:value="847.346" calcext:value-type="float">
            <text:p>847.346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5.57" calcext:value-type="float">
            <text:p>35.57</text:p>
          </table:table-cell>
          <table:table-cell office:value-type="float" office:value="117.184" calcext:value-type="float">
            <text:p>117.184</text:p>
          </table:table-cell>
          <table:table-cell office:value-type="float" office:value="847.246" calcext:value-type="float">
            <text:p>847.24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5.4597" calcext:value-type="float">
            <text:p>35.4597</text:p>
          </table:table-cell>
          <table:table-cell office:value-type="float" office:value="117.4" calcext:value-type="float">
            <text:p>117.4</text:p>
          </table:table-cell>
          <table:table-cell office:value-type="float" office:value="847.14" calcext:value-type="float">
            <text:p>847.14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5.3528" calcext:value-type="float">
            <text:p>35.3528</text:p>
          </table:table-cell>
          <table:table-cell office:value-type="float" office:value="117.618" calcext:value-type="float">
            <text:p>117.618</text:p>
          </table:table-cell>
          <table:table-cell office:value-type="float" office:value="847.03" calcext:value-type="float">
            <text:p>847.0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5.2492" calcext:value-type="float">
            <text:p>35.2492</text:p>
          </table:table-cell>
          <table:table-cell office:value-type="float" office:value="117.837" calcext:value-type="float">
            <text:p>117.837</text:p>
          </table:table-cell>
          <table:table-cell office:value-type="float" office:value="846.914" calcext:value-type="float">
            <text:p>846.91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1491" calcext:value-type="float">
            <text:p>35.1491</text:p>
          </table:table-cell>
          <table:table-cell office:value-type="float" office:value="118.058" calcext:value-type="float">
            <text:p>118.058</text:p>
          </table:table-cell>
          <table:table-cell office:value-type="float" office:value="846.793" calcext:value-type="float">
            <text:p>846.79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5.0524" calcext:value-type="float">
            <text:p>35.0524</text:p>
          </table:table-cell>
          <table:table-cell office:value-type="float" office:value="118.28" calcext:value-type="float">
            <text:p>118.28</text:p>
          </table:table-cell>
          <table:table-cell office:value-type="float" office:value="846.668" calcext:value-type="float">
            <text:p>846.668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4.959" calcext:value-type="float">
            <text:p>34.959</text:p>
          </table:table-cell>
          <table:table-cell office:value-type="float" office:value="118.503" calcext:value-type="float">
            <text:p>118.503</text:p>
          </table:table-cell>
          <table:table-cell office:value-type="float" office:value="846.538" calcext:value-type="float">
            <text:p>846.53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4.869" calcext:value-type="float">
            <text:p>34.869</text:p>
          </table:table-cell>
          <table:table-cell office:value-type="float" office:value="118.727" calcext:value-type="float">
            <text:p>118.727</text:p>
          </table:table-cell>
          <table:table-cell office:value-type="float" office:value="846.404" calcext:value-type="float">
            <text:p>846.404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4.7824" calcext:value-type="float">
            <text:p>34.7824</text:p>
          </table:table-cell>
          <table:table-cell office:value-type="float" office:value="118.952" calcext:value-type="float">
            <text:p>118.952</text:p>
          </table:table-cell>
          <table:table-cell office:value-type="float" office:value="846.266" calcext:value-type="float">
            <text:p>846.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6991" calcext:value-type="float">
            <text:p>34.6991</text:p>
          </table:table-cell>
          <table:table-cell office:value-type="float" office:value="119.177" calcext:value-type="float">
            <text:p>119.177</text:p>
          </table:table-cell>
          <table:table-cell office:value-type="float" office:value="846.124" calcext:value-type="float">
            <text:p>846.124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6191" calcext:value-type="float">
            <text:p>34.6191</text:p>
          </table:table-cell>
          <table:table-cell office:value-type="float" office:value="119.403" calcext:value-type="float">
            <text:p>119.403</text:p>
          </table:table-cell>
          <table:table-cell office:value-type="float" office:value="845.978" calcext:value-type="float">
            <text:p>845.978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4.5424" calcext:value-type="float">
            <text:p>34.5424</text:p>
          </table:table-cell>
          <table:table-cell office:value-type="float" office:value="119.63" calcext:value-type="float">
            <text:p>119.63</text:p>
          </table:table-cell>
          <table:table-cell office:value-type="float" office:value="845.828" calcext:value-type="float">
            <text:p>845.828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4.4691" calcext:value-type="float">
            <text:p>34.4691</text:p>
          </table:table-cell>
          <table:table-cell office:value-type="float" office:value="119.856" calcext:value-type="float">
            <text:p>119.856</text:p>
          </table:table-cell>
          <table:table-cell office:value-type="float" office:value="845.675" calcext:value-type="float">
            <text:p>845.67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399" calcext:value-type="float">
            <text:p>34.399</text:p>
          </table:table-cell>
          <table:table-cell office:value-type="float" office:value="120.083" calcext:value-type="float">
            <text:p>120.083</text:p>
          </table:table-cell>
          <table:table-cell office:value-type="float" office:value="845.518" calcext:value-type="float">
            <text:p>845.51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3322" calcext:value-type="float">
            <text:p>34.3322</text:p>
          </table:table-cell>
          <table:table-cell office:value-type="float" office:value="120.309" calcext:value-type="float">
            <text:p>120.309</text:p>
          </table:table-cell>
          <table:table-cell office:value-type="float" office:value="845.359" calcext:value-type="float">
            <text:p>845.359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4.2686" calcext:value-type="float">
            <text:p>34.2686</text:p>
          </table:table-cell>
          <table:table-cell office:value-type="float" office:value="120.535" calcext:value-type="float">
            <text:p>120.535</text:p>
          </table:table-cell>
          <table:table-cell office:value-type="float" office:value="845.196" calcext:value-type="float">
            <text:p>845.19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4.2082" calcext:value-type="float">
            <text:p>34.2082</text:p>
          </table:table-cell>
          <table:table-cell office:value-type="float" office:value="120.761" calcext:value-type="float">
            <text:p>120.761</text:p>
          </table:table-cell>
          <table:table-cell office:value-type="float" office:value="845.031" calcext:value-type="float">
            <text:p>845.031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4.151" calcext:value-type="float">
            <text:p>34.151</text:p>
          </table:table-cell>
          <table:table-cell office:value-type="float" office:value="120.986" calcext:value-type="float">
            <text:p>120.986</text:p>
          </table:table-cell>
          <table:table-cell office:value-type="float" office:value="844.863" calcext:value-type="float">
            <text:p>844.86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097" calcext:value-type="float">
            <text:p>34.097</text:p>
          </table:table-cell>
          <table:table-cell office:value-type="float" office:value="121.21" calcext:value-type="float">
            <text:p>121.21</text:p>
          </table:table-cell>
          <table:table-cell office:value-type="float" office:value="844.693" calcext:value-type="float">
            <text:p>844.6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0461" calcext:value-type="float">
            <text:p>34.0461</text:p>
          </table:table-cell>
          <table:table-cell office:value-type="float" office:value="121.434" calcext:value-type="float">
            <text:p>121.434</text:p>
          </table:table-cell>
          <table:table-cell office:value-type="float" office:value="844.52" calcext:value-type="float">
            <text:p>844.52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3.9983" calcext:value-type="float">
            <text:p>33.9983</text:p>
          </table:table-cell>
          <table:table-cell office:value-type="float" office:value="121.656" calcext:value-type="float">
            <text:p>121.656</text:p>
          </table:table-cell>
          <table:table-cell office:value-type="float" office:value="844.345" calcext:value-type="float">
            <text:p>844.345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3.9536" calcext:value-type="float">
            <text:p>33.9536</text:p>
          </table:table-cell>
          <table:table-cell office:value-type="float" office:value="121.878" calcext:value-type="float">
            <text:p>121.878</text:p>
          </table:table-cell>
          <table:table-cell office:value-type="float" office:value="844.169" calcext:value-type="float">
            <text:p>844.169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3.912" calcext:value-type="float">
            <text:p>33.912</text:p>
          </table:table-cell>
          <table:table-cell office:value-type="float" office:value="122.098" calcext:value-type="float">
            <text:p>122.098</text:p>
          </table:table-cell>
          <table:table-cell office:value-type="float" office:value="843.99" calcext:value-type="float">
            <text:p>843.99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3.8734" calcext:value-type="float">
            <text:p>33.8734</text:p>
          </table:table-cell>
          <table:table-cell office:value-type="float" office:value="122.317" calcext:value-type="float">
            <text:p>122.317</text:p>
          </table:table-cell>
          <table:table-cell office:value-type="float" office:value="843.81" calcext:value-type="float">
            <text:p>843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04:01.351345140</dc:date>
    <meta:editing-duration>PT3M48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17cm" svg:height="13.707cm" xlink:href=".." xlink:type="simple" chart:class="chart:line" chart:style-name="ch1">
        <chart:title svg:x="4.267cm" svg:y="0.41cm" chart:style-name="ch2">
          <text:p>500 infectados, 500 susceptibles y 0 recuperados</text:p>
        </chart:title>
        <chart:legend chart:legend-position="end" svg:x="16.935cm" svg:y="6.056cm" style:legend-expansion="high" chart:style-name="ch3"/>
        <chart:plot-area chart:style-name="ch4" table:cell-range-address="500i_500s_0r.A1:500i_500s_0r.D366" chart:data-source-has-labels="both" svg:x="1.381cm" svg:y="1.463cm" svg:width="15.184cm" svg:height="10.989cm">
          <chart:coordinate-region svg:x="2.373cm" svg:y="1.662cm" svg:width="14.192cm" svg:height="9.792cm"/>
          <chart:axis chart:dimension="x" chart:name="primary-x" chart:style-name="ch5" chartooo:axis-type="auto">
            <chartooo:date-scale/>
            <chart:title svg:x="7.699cm" svg:y="12.726cm" chart:style-name="ch6">
              <text:p>Tiempo (en días)</text:p>
            </chart:title>
            <chart:categories table:cell-range-address="500i_500s_0r.A2:500i_500s_0r.A366"/>
          </chart:axis>
          <chart:axis chart:dimension="y" chart:name="primary-y" chart:style-name="ch5">
            <chart:title svg:x="0.451cm" svg:y="8.602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500i_500s_0r.B2:500i_500s_0r.B366" chart:label-cell-address="500i_500s_0r.B1:500i_500s_0r.B1" chart:class="chart:line">
            <chart:data-point chart:repeated="365"/>
          </chart:series>
          <chart:series chart:style-name="ch10" chart:values-cell-range-address="500i_500s_0r.C2:500i_500s_0r.C366" chart:label-cell-address="500i_500s_0r.C1:500i_500s_0r.C1" chart:class="chart:line">
            <chart:data-point chart:repeated="365"/>
          </chart:series>
          <chart:series chart:style-name="ch11" chart:values-cell-range-address="500i_500s_0r.D2:500i_500s_0r.D366" chart:label-cell-address="500i_500s_0r.D1:500i_500s_0r.D1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500i_500s_0r.B1:500i_500s_0r.B1</svg:desc>
                </draw:g>
              </table:table-cell>
              <table:table-cell office:value-type="string">
                <text:p>S</text:p>
                <draw:g>
                  <svg:desc>500i_500s_0r.C1:500i_500s_0r.C1</svg:desc>
                </draw:g>
              </table:table-cell>
              <table:table-cell office:value-type="string">
                <text:p>R</text:p>
                <draw:g>
                  <svg:desc>500i_500s_0r.D1:500i_500s_0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500i_500s_0r.A2:500i_500s_0r.A366</svg:desc>
                </draw:g>
              </table:table-cell>
              <table:table-cell office:value-type="float" office:value="500">
                <text:p>500</text:p>
                <draw:g>
                  <svg:desc>500i_500s_0r.B2:500i_500s_0r.B366</svg:desc>
                </draw:g>
              </table:table-cell>
              <table:table-cell office:value-type="float" office:value="500">
                <text:p>500</text:p>
                <draw:g>
                  <svg:desc>500i_500s_0r.C2:500i_500s_0r.C366</svg:desc>
                </draw:g>
              </table:table-cell>
              <table:table-cell office:value-type="float" office:value="0">
                <text:p>0</text:p>
                <draw:g>
                  <svg:desc>500i_500s_0r.D2:500i_500s_0r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572.475">
                <text:p>572.475</text:p>
              </table:table-cell>
              <table:table-cell office:value-type="float" office:value="401.595">
                <text:p>401.595</text:p>
              </table:table-cell>
              <table:table-cell office:value-type="float" office:value="25.9295">
                <text:p>25.929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32.043">
                <text:p>632.043</text:p>
              </table:table-cell>
              <table:table-cell office:value-type="float" office:value="312.69">
                <text:p>312.69</text:p>
              </table:table-cell>
              <table:table-cell office:value-type="float" office:value="55.2672">
                <text:p>55.267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75.242">
                <text:p>675.242</text:p>
              </table:table-cell>
              <table:table-cell office:value-type="float" office:value="237.447">
                <text:p>237.447</text:p>
              </table:table-cell>
              <table:table-cell office:value-type="float" office:value="87.3109">
                <text:p>87.31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701.576">
                <text:p>701.576</text:p>
              </table:table-cell>
              <table:table-cell office:value-type="float" office:value="177.199">
                <text:p>177.199</text:p>
              </table:table-cell>
              <table:table-cell office:value-type="float" office:value="121.225">
                <text:p>121.2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12.83">
                <text:p>712.83</text:p>
              </table:table-cell>
              <table:table-cell office:value-type="float" office:value="130.987">
                <text:p>130.987</text:p>
              </table:table-cell>
              <table:table-cell office:value-type="float" office:value="156.183">
                <text:p>156.18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11.928">
                <text:p>711.928</text:p>
              </table:table-cell>
              <table:table-cell office:value-type="float" office:value="96.6077">
                <text:p>96.6077</text:p>
              </table:table-cell>
              <table:table-cell office:value-type="float" office:value="191.464">
                <text:p>191.46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01.973">
                <text:p>701.973</text:p>
              </table:table-cell>
              <table:table-cell office:value-type="float" office:value="71.5253">
                <text:p>71.5253</text:p>
              </table:table-cell>
              <table:table-cell office:value-type="float" office:value="226.502">
                <text:p>226.50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85.698">
                <text:p>685.698</text:p>
              </table:table-cell>
              <table:table-cell office:value-type="float" office:value="53.4235">
                <text:p>53.4235</text:p>
              </table:table-cell>
              <table:table-cell office:value-type="float" office:value="260.879">
                <text:p>260.87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65.27">
                <text:p>665.27</text:p>
              </table:table-cell>
              <table:table-cell office:value-type="float" office:value="40.42">
                <text:p>40.42</text:p>
              </table:table-cell>
              <table:table-cell office:value-type="float" office:value="294.31">
                <text:p>294.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42.304">
                <text:p>642.304</text:p>
              </table:table-cell>
              <table:table-cell office:value-type="float" office:value="31.0846">
                <text:p>31.0846</text:p>
              </table:table-cell>
              <table:table-cell office:value-type="float" office:value="326.611">
                <text:p>326.61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17.954">
                <text:p>617.954</text:p>
              </table:table-cell>
              <table:table-cell office:value-type="float" office:value="24.3723">
                <text:p>24.3723</text:p>
              </table:table-cell>
              <table:table-cell office:value-type="float" office:value="357.674">
                <text:p>357.67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93.022">
                <text:p>593.022</text:p>
              </table:table-cell>
              <table:table-cell office:value-type="float" office:value="19.5358">
                <text:p>19.5358</text:p>
              </table:table-cell>
              <table:table-cell office:value-type="float" office:value="387.442">
                <text:p>387.44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68.057">
                <text:p>568.057</text:p>
              </table:table-cell>
              <table:table-cell office:value-type="float" office:value="16.0461">
                <text:p>16.0461</text:p>
              </table:table-cell>
              <table:table-cell office:value-type="float" office:value="415.897">
                <text:p>415.89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43.425">
                <text:p>543.425</text:p>
              </table:table-cell>
              <table:table-cell office:value-type="float" office:value="13.5302">
                <text:p>13.5302</text:p>
              </table:table-cell>
              <table:table-cell office:value-type="float" office:value="443.045">
                <text:p>443.0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19.366">
                <text:p>519.366</text:p>
              </table:table-cell>
              <table:table-cell office:value-type="float" office:value="11.7248">
                <text:p>11.7248</text:p>
              </table:table-cell>
              <table:table-cell office:value-type="float" office:value="468.909">
                <text:p>468.90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96.035">
                <text:p>496.035</text:p>
              </table:table-cell>
              <table:table-cell office:value-type="float" office:value="10.4432">
                <text:p>10.4432</text:p>
              </table:table-cell>
              <table:table-cell office:value-type="float" office:value="493.522">
                <text:p>493.52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73.523">
                <text:p>473.523</text:p>
              </table:table-cell>
              <table:table-cell office:value-type="float" office:value="9.55191">
                <text:p>9.55191</text:p>
              </table:table-cell>
              <table:table-cell office:value-type="float" office:value="516.925">
                <text:p>516.9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51.883">
                <text:p>451.883</text:p>
              </table:table-cell>
              <table:table-cell office:value-type="float" office:value="8.95527">
                <text:p>8.95527</text:p>
              </table:table-cell>
              <table:table-cell office:value-type="float" office:value="539.162">
                <text:p>539.16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31.137">
                <text:p>431.137</text:p>
              </table:table-cell>
              <table:table-cell office:value-type="float" office:value="8.58384">
                <text:p>8.58384</text:p>
              </table:table-cell>
              <table:table-cell office:value-type="float" office:value="560.28">
                <text:p>560.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1.288">
                <text:p>411.288</text:p>
              </table:table-cell>
              <table:table-cell office:value-type="float" office:value="8.38687">
                <text:p>8.38687</text:p>
              </table:table-cell>
              <table:table-cell office:value-type="float" office:value="580.325">
                <text:p>580.32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92.327">
                <text:p>392.327</text:p>
              </table:table-cell>
              <table:table-cell office:value-type="float" office:value="8.32698">
                <text:p>8.32698</text:p>
              </table:table-cell>
              <table:table-cell office:value-type="float" office:value="599.346">
                <text:p>599.34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74.236">
                <text:p>374.236</text:p>
              </table:table-cell>
              <table:table-cell office:value-type="float" office:value="8.37636">
                <text:p>8.37636</text:p>
              </table:table-cell>
              <table:table-cell office:value-type="float" office:value="617.387">
                <text:p>617.38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56.99">
                <text:p>356.99</text:p>
              </table:table-cell>
              <table:table-cell office:value-type="float" office:value="8.51417">
                <text:p>8.51417</text:p>
              </table:table-cell>
              <table:table-cell office:value-type="float" office:value="634.496">
                <text:p>634.49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40.56">
                <text:p>340.56</text:p>
              </table:table-cell>
              <table:table-cell office:value-type="float" office:value="8.72468">
                <text:p>8.72468</text:p>
              </table:table-cell>
              <table:table-cell office:value-type="float" office:value="650.715">
                <text:p>650.71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24.917">
                <text:p>324.917</text:p>
              </table:table-cell>
              <table:table-cell office:value-type="float" office:value="8.99588">
                <text:p>8.99588</text:p>
              </table:table-cell>
              <table:table-cell office:value-type="float" office:value="666.088">
                <text:p>666.08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310.028">
                <text:p>310.028</text:p>
              </table:table-cell>
              <table:table-cell office:value-type="float" office:value="9.31856">
                <text:p>9.31856</text:p>
              </table:table-cell>
              <table:table-cell office:value-type="float" office:value="680.654">
                <text:p>680.65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95.862">
                <text:p>295.862</text:p>
              </table:table-cell>
              <table:table-cell office:value-type="float" office:value="9.6856">
                <text:p>9.6856</text:p>
              </table:table-cell>
              <table:table-cell office:value-type="float" office:value="694.453">
                <text:p>694.4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82.387">
                <text:p>282.387</text:p>
              </table:table-cell>
              <table:table-cell office:value-type="float" office:value="10.0914">
                <text:p>10.0914</text:p>
              </table:table-cell>
              <table:table-cell office:value-type="float" office:value="707.522">
                <text:p>707.52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69.571">
                <text:p>269.571</text:p>
              </table:table-cell>
              <table:table-cell office:value-type="float" office:value="10.5317">
                <text:p>10.5317</text:p>
              </table:table-cell>
              <table:table-cell office:value-type="float" office:value="719.897">
                <text:p>719.8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7.384">
                <text:p>257.384</text:p>
              </table:table-cell>
              <table:table-cell office:value-type="float" office:value="11.003">
                <text:p>11.003</text:p>
              </table:table-cell>
              <table:table-cell office:value-type="float" office:value="731.613">
                <text:p>731.61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45.796">
                <text:p>245.796</text:p>
              </table:table-cell>
              <table:table-cell office:value-type="float" office:value="11.5025">
                <text:p>11.5025</text:p>
              </table:table-cell>
              <table:table-cell office:value-type="float" office:value="742.701">
                <text:p>742.70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34.779">
                <text:p>234.779</text:p>
              </table:table-cell>
              <table:table-cell office:value-type="float" office:value="12.028">
                <text:p>12.028</text:p>
              </table:table-cell>
              <table:table-cell office:value-type="float" office:value="753.193">
                <text:p>753.19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24.304">
                <text:p>224.304</text:p>
              </table:table-cell>
              <table:table-cell office:value-type="float" office:value="12.5778">
                <text:p>12.5778</text:p>
              </table:table-cell>
              <table:table-cell office:value-type="float" office:value="763.118">
                <text:p>763.11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14.345">
                <text:p>214.345</text:p>
              </table:table-cell>
              <table:table-cell office:value-type="float" office:value="13.1504">
                <text:p>13.1504</text:p>
              </table:table-cell>
              <table:table-cell office:value-type="float" office:value="772.504">
                <text:p>772.50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4.877">
                <text:p>204.877</text:p>
              </table:table-cell>
              <table:table-cell office:value-type="float" office:value="13.7445">
                <text:p>13.7445</text:p>
              </table:table-cell>
              <table:table-cell office:value-type="float" office:value="781.378">
                <text:p>781.37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95.875">
                <text:p>195.875</text:p>
              </table:table-cell>
              <table:table-cell office:value-type="float" office:value="14.3593">
                <text:p>14.3593</text:p>
              </table:table-cell>
              <table:table-cell office:value-type="float" office:value="789.766">
                <text:p>789.76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87.316">
                <text:p>187.316</text:p>
              </table:table-cell>
              <table:table-cell office:value-type="float" office:value="14.9939">
                <text:p>14.9939</text:p>
              </table:table-cell>
              <table:table-cell office:value-type="float" office:value="797.69">
                <text:p>797.6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79.178">
                <text:p>179.178</text:p>
              </table:table-cell>
              <table:table-cell office:value-type="float" office:value="15.6475">
                <text:p>15.6475</text:p>
              </table:table-cell>
              <table:table-cell office:value-type="float" office:value="805.174">
                <text:p>805.17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71.44">
                <text:p>171.44</text:p>
              </table:table-cell>
              <table:table-cell office:value-type="float" office:value="16.3195">
                <text:p>16.3195</text:p>
              </table:table-cell>
              <table:table-cell office:value-type="float" office:value="812.241">
                <text:p>812.2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.081">
                <text:p>164.081</text:p>
              </table:table-cell>
              <table:table-cell office:value-type="float" office:value="17.0095">
                <text:p>17.0095</text:p>
              </table:table-cell>
              <table:table-cell office:value-type="float" office:value="818.909">
                <text:p>818.90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57.083">
                <text:p>157.083</text:p>
              </table:table-cell>
              <table:table-cell office:value-type="float" office:value="17.717">
                <text:p>17.717</text:p>
              </table:table-cell>
              <table:table-cell office:value-type="float" office:value="825.2">
                <text:p>825.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50.427">
                <text:p>150.427</text:p>
              </table:table-cell>
              <table:table-cell office:value-type="float" office:value="18.4415">
                <text:p>18.4415</text:p>
              </table:table-cell>
              <table:table-cell office:value-type="float" office:value="831.132">
                <text:p>831.13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44.095">
                <text:p>144.095</text:p>
              </table:table-cell>
              <table:table-cell office:value-type="float" office:value="19.1827">
                <text:p>19.1827</text:p>
              </table:table-cell>
              <table:table-cell office:value-type="float" office:value="836.722">
                <text:p>836.72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38.073">
                <text:p>138.073</text:p>
              </table:table-cell>
              <table:table-cell office:value-type="float" office:value="19.9402">
                <text:p>19.9402</text:p>
              </table:table-cell>
              <table:table-cell office:value-type="float" office:value="841.987">
                <text:p>841.9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32.343">
                <text:p>132.343</text:p>
              </table:table-cell>
              <table:table-cell office:value-type="float" office:value="20.7137">
                <text:p>20.7137</text:p>
              </table:table-cell>
              <table:table-cell office:value-type="float" office:value="846.943">
                <text:p>846.94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26.891">
                <text:p>126.891</text:p>
              </table:table-cell>
              <table:table-cell office:value-type="float" office:value="21.5029">
                <text:p>21.5029</text:p>
              </table:table-cell>
              <table:table-cell office:value-type="float" office:value="851.606">
                <text:p>851.606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21.704">
                <text:p>121.704</text:p>
              </table:table-cell>
              <table:table-cell office:value-type="float" office:value="22.3075">
                <text:p>22.3075</text:p>
              </table:table-cell>
              <table:table-cell office:value-type="float" office:value="855.989">
                <text:p>855.98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16.766">
                <text:p>116.766</text:p>
              </table:table-cell>
              <table:table-cell office:value-type="float" office:value="23.1272">
                <text:p>23.1272</text:p>
              </table:table-cell>
              <table:table-cell office:value-type="float" office:value="860.106">
                <text:p>860.10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12.067">
                <text:p>112.067</text:p>
              </table:table-cell>
              <table:table-cell office:value-type="float" office:value="23.9618">
                <text:p>23.9618</text:p>
              </table:table-cell>
              <table:table-cell office:value-type="float" office:value="863.971">
                <text:p>863.9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7.594">
                <text:p>107.594</text:p>
              </table:table-cell>
              <table:table-cell office:value-type="float" office:value="24.811">
                <text:p>24.811</text:p>
              </table:table-cell>
              <table:table-cell office:value-type="float" office:value="867.595">
                <text:p>867.59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03.335">
                <text:p>103.335</text:p>
              </table:table-cell>
              <table:table-cell office:value-type="float" office:value="25.6744">
                <text:p>25.6744</text:p>
              </table:table-cell>
              <table:table-cell office:value-type="float" office:value="870.99">
                <text:p>870.9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99.2803">
                <text:p>99.2803</text:p>
              </table:table-cell>
              <table:table-cell office:value-type="float" office:value="26.552">
                <text:p>26.552</text:p>
              </table:table-cell>
              <table:table-cell office:value-type="float" office:value="874.168">
                <text:p>874.168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95.4187">
                <text:p>95.4187</text:p>
              </table:table-cell>
              <table:table-cell office:value-type="float" office:value="27.4433">
                <text:p>27.4433</text:p>
              </table:table-cell>
              <table:table-cell office:value-type="float" office:value="877.138">
                <text:p>877.13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91.7408">
                <text:p>91.7408</text:p>
              </table:table-cell>
              <table:table-cell office:value-type="float" office:value="28.3482">
                <text:p>28.3482</text:p>
              </table:table-cell>
              <table:table-cell office:value-type="float" office:value="879.911">
                <text:p>879.91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8.2373">
                <text:p>88.2373</text:p>
              </table:table-cell>
              <table:table-cell office:value-type="float" office:value="29.2663">
                <text:p>29.2663</text:p>
              </table:table-cell>
              <table:table-cell office:value-type="float" office:value="882.496">
                <text:p>882.49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4.8995">
                <text:p>84.8995</text:p>
              </table:table-cell>
              <table:table-cell office:value-type="float" office:value="30.1974">
                <text:p>30.1974</text:p>
              </table:table-cell>
              <table:table-cell office:value-type="float" office:value="884.903">
                <text:p>884.90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81.719">
                <text:p>81.719</text:p>
              </table:table-cell>
              <table:table-cell office:value-type="float" office:value="31.1413">
                <text:p>31.1413</text:p>
              </table:table-cell>
              <table:table-cell office:value-type="float" office:value="887.14">
                <text:p>887.1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78.6881">
                <text:p>78.6881</text:p>
              </table:table-cell>
              <table:table-cell office:value-type="float" office:value="32.0976">
                <text:p>32.0976</text:p>
              </table:table-cell>
              <table:table-cell office:value-type="float" office:value="889.214">
                <text:p>889.21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75.7992">
                <text:p>75.7992</text:p>
              </table:table-cell>
              <table:table-cell office:value-type="float" office:value="33.0661">
                <text:p>33.0661</text:p>
              </table:table-cell>
              <table:table-cell office:value-type="float" office:value="891.135">
                <text:p>891.1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0453">
                <text:p>73.0453</text:p>
              </table:table-cell>
              <table:table-cell office:value-type="float" office:value="34.0466">
                <text:p>34.0466</text:p>
              </table:table-cell>
              <table:table-cell office:value-type="float" office:value="892.908">
                <text:p>892.908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70.4197">
                <text:p>70.4197</text:p>
              </table:table-cell>
              <table:table-cell office:value-type="float" office:value="35.0387">
                <text:p>35.0387</text:p>
              </table:table-cell>
              <table:table-cell office:value-type="float" office:value="894.542">
                <text:p>894.54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67.9159">
                <text:p>67.9159</text:p>
              </table:table-cell>
              <table:table-cell office:value-type="float" office:value="36.0422">
                <text:p>36.0422</text:p>
              </table:table-cell>
              <table:table-cell office:value-type="float" office:value="896.042">
                <text:p>896.042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65.528">
                <text:p>65.528</text:p>
              </table:table-cell>
              <table:table-cell office:value-type="float" office:value="37.0567">
                <text:p>37.0567</text:p>
              </table:table-cell>
              <table:table-cell office:value-type="float" office:value="897.415">
                <text:p>897.41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63.2502">
                <text:p>63.2502</text:p>
              </table:table-cell>
              <table:table-cell office:value-type="float" office:value="38.0821">
                <text:p>38.0821</text:p>
              </table:table-cell>
              <table:table-cell office:value-type="float" office:value="898.668">
                <text:p>898.668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1.0772">
                <text:p>61.0772</text:p>
              </table:table-cell>
              <table:table-cell office:value-type="float" office:value="39.1181">
                <text:p>39.1181</text:p>
              </table:table-cell>
              <table:table-cell office:value-type="float" office:value="899.805">
                <text:p>899.80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9.0038">
                <text:p>59.0038</text:p>
              </table:table-cell>
              <table:table-cell office:value-type="float" office:value="40.1642">
                <text:p>40.1642</text:p>
              </table:table-cell>
              <table:table-cell office:value-type="float" office:value="900.832">
                <text:p>900.832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7.025">
                <text:p>57.025</text:p>
              </table:table-cell>
              <table:table-cell office:value-type="float" office:value="41.2204">
                <text:p>41.2204</text:p>
              </table:table-cell>
              <table:table-cell office:value-type="float" office:value="901.755">
                <text:p>901.75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55.1364">
                <text:p>55.1364</text:p>
              </table:table-cell>
              <table:table-cell office:value-type="float" office:value="42.2862">
                <text:p>42.2862</text:p>
              </table:table-cell>
              <table:table-cell office:value-type="float" office:value="902.577">
                <text:p>902.57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53.3335">
                <text:p>53.3335</text:p>
              </table:table-cell>
              <table:table-cell office:value-type="float" office:value="43.3614">
                <text:p>43.3614</text:p>
              </table:table-cell>
              <table:table-cell office:value-type="float" office:value="903.305">
                <text:p>903.3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6121">
                <text:p>51.6121</text:p>
              </table:table-cell>
              <table:table-cell office:value-type="float" office:value="44.4457">
                <text:p>44.4457</text:p>
              </table:table-cell>
              <table:table-cell office:value-type="float" office:value="903.942">
                <text:p>903.942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49.9684">
                <text:p>49.9684</text:p>
              </table:table-cell>
              <table:table-cell office:value-type="float" office:value="45.5389">
                <text:p>45.5389</text:p>
              </table:table-cell>
              <table:table-cell office:value-type="float" office:value="904.493">
                <text:p>904.49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48.3985">
                <text:p>48.3985</text:p>
              </table:table-cell>
              <table:table-cell office:value-type="float" office:value="46.6405">
                <text:p>46.6405</text:p>
              </table:table-cell>
              <table:table-cell office:value-type="float" office:value="904.961">
                <text:p>904.96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46.899">
                <text:p>46.899</text:p>
              </table:table-cell>
              <table:table-cell office:value-type="float" office:value="47.7504">
                <text:p>47.7504</text:p>
              </table:table-cell>
              <table:table-cell office:value-type="float" office:value="905.351">
                <text:p>905.35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45.4665">
                <text:p>45.4665</text:p>
              </table:table-cell>
              <table:table-cell office:value-type="float" office:value="48.8682">
                <text:p>48.8682</text:p>
              </table:table-cell>
              <table:table-cell office:value-type="float" office:value="905.665">
                <text:p>905.66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44.0978">
                <text:p>44.0978</text:p>
              </table:table-cell>
              <table:table-cell office:value-type="float" office:value="49.9937">
                <text:p>49.9937</text:p>
              </table:table-cell>
              <table:table-cell office:value-type="float" office:value="905.908">
                <text:p>905.90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.7899">
                <text:p>42.7899</text:p>
              </table:table-cell>
              <table:table-cell office:value-type="float" office:value="51.1266">
                <text:p>51.1266</text:p>
              </table:table-cell>
              <table:table-cell office:value-type="float" office:value="906.084">
                <text:p>906.084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41.5399">
                <text:p>41.5399</text:p>
              </table:table-cell>
              <table:table-cell office:value-type="float" office:value="52.2666">
                <text:p>52.2666</text:p>
              </table:table-cell>
              <table:table-cell office:value-type="float" office:value="906.194">
                <text:p>906.19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40.3451">
                <text:p>40.3451</text:p>
              </table:table-cell>
              <table:table-cell office:value-type="float" office:value="53.4133">
                <text:p>53.4133</text:p>
              </table:table-cell>
              <table:table-cell office:value-type="float" office:value="906.242">
                <text:p>906.242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39.2029">
                <text:p>39.2029</text:p>
              </table:table-cell>
              <table:table-cell office:value-type="float" office:value="54.5666">
                <text:p>54.5666</text:p>
              </table:table-cell>
              <table:table-cell office:value-type="float" office:value="906.231">
                <text:p>906.2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.1109">
                <text:p>38.1109</text:p>
              </table:table-cell>
              <table:table-cell office:value-type="float" office:value="55.726">
                <text:p>55.726</text:p>
              </table:table-cell>
              <table:table-cell office:value-type="float" office:value="906.163">
                <text:p>906.163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37.0668">
                <text:p>37.0668</text:p>
              </table:table-cell>
              <table:table-cell office:value-type="float" office:value="56.8915">
                <text:p>56.8915</text:p>
              </table:table-cell>
              <table:table-cell office:value-type="float" office:value="906.042">
                <text:p>906.04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36.0683">
                <text:p>36.0683</text:p>
              </table:table-cell>
              <table:table-cell office:value-type="float" office:value="58.0625">
                <text:p>58.0625</text:p>
              </table:table-cell>
              <table:table-cell office:value-type="float" office:value="905.869">
                <text:p>905.86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35.1134">
                <text:p>35.1134</text:p>
              </table:table-cell>
              <table:table-cell office:value-type="float" office:value="59.239">
                <text:p>59.239</text:p>
              </table:table-cell>
              <table:table-cell office:value-type="float" office:value="905.648">
                <text:p>905.648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34.2002">
                <text:p>34.2002</text:p>
              </table:table-cell>
              <table:table-cell office:value-type="float" office:value="60.4205">
                <text:p>60.4205</text:p>
              </table:table-cell>
              <table:table-cell office:value-type="float" office:value="905.379">
                <text:p>905.37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33.3266">
                <text:p>33.3266</text:p>
              </table:table-cell>
              <table:table-cell office:value-type="float" office:value="61.6069">
                <text:p>61.6069</text:p>
              </table:table-cell>
              <table:table-cell office:value-type="float" office:value="905.067">
                <text:p>905.06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32.491">
                <text:p>32.491</text:p>
              </table:table-cell>
              <table:table-cell office:value-type="float" office:value="62.7977">
                <text:p>62.7977</text:p>
              </table:table-cell>
              <table:table-cell office:value-type="float" office:value="904.711">
                <text:p>904.711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31.6916">
                <text:p>31.6916</text:p>
              </table:table-cell>
              <table:table-cell office:value-type="float" office:value="63.9929">
                <text:p>63.9929</text:p>
              </table:table-cell>
              <table:table-cell office:value-type="float" office:value="904.316">
                <text:p>904.31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30.9269">
                <text:p>30.9269</text:p>
              </table:table-cell>
              <table:table-cell office:value-type="float" office:value="65.192">
                <text:p>65.192</text:p>
              </table:table-cell>
              <table:table-cell office:value-type="float" office:value="903.881">
                <text:p>903.881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30.1953">
                <text:p>30.1953</text:p>
              </table:table-cell>
              <table:table-cell office:value-type="float" office:value="66.3948">
                <text:p>66.3948</text:p>
              </table:table-cell>
              <table:table-cell office:value-type="float" office:value="903.41">
                <text:p>903.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.4953">
                <text:p>29.4953</text:p>
              </table:table-cell>
              <table:table-cell office:value-type="float" office:value="67.6011">
                <text:p>67.6011</text:p>
              </table:table-cell>
              <table:table-cell office:value-type="float" office:value="902.904">
                <text:p>902.904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8.8257">
                <text:p>28.8257</text:p>
              </table:table-cell>
              <table:table-cell office:value-type="float" office:value="68.8105">
                <text:p>68.8105</text:p>
              </table:table-cell>
              <table:table-cell office:value-type="float" office:value="902.364">
                <text:p>902.36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8.185">
                <text:p>28.185</text:p>
              </table:table-cell>
              <table:table-cell office:value-type="float" office:value="70.0228">
                <text:p>70.0228</text:p>
              </table:table-cell>
              <table:table-cell office:value-type="float" office:value="901.792">
                <text:p>901.79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7.5722">
                <text:p>27.5722</text:p>
              </table:table-cell>
              <table:table-cell office:value-type="float" office:value="71.2378">
                <text:p>71.2378</text:p>
              </table:table-cell>
              <table:table-cell office:value-type="float" office:value="901.19">
                <text:p>901.1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6.9859">
                <text:p>26.9859</text:p>
              </table:table-cell>
              <table:table-cell office:value-type="float" office:value="72.4551">
                <text:p>72.4551</text:p>
              </table:table-cell>
              <table:table-cell office:value-type="float" office:value="900.559">
                <text:p>900.55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6.425">
                <text:p>26.425</text:p>
              </table:table-cell>
              <table:table-cell office:value-type="float" office:value="73.6745">
                <text:p>73.6745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5.8886">
                <text:p>25.8886</text:p>
              </table:table-cell>
              <table:table-cell office:value-type="float" office:value="74.8957">
                <text:p>74.8957</text:p>
              </table:table-cell>
              <table:table-cell office:value-type="float" office:value="899.216">
                <text:p>899.216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5.3756">
                <text:p>25.3756</text:p>
              </table:table-cell>
              <table:table-cell office:value-type="float" office:value="76.1185">
                <text:p>76.1185</text:p>
              </table:table-cell>
              <table:table-cell office:value-type="float" office:value="898.506">
                <text:p>898.50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4.8851">
                <text:p>24.8851</text:p>
              </table:table-cell>
              <table:table-cell office:value-type="float" office:value="77.3427">
                <text:p>77.3427</text:p>
              </table:table-cell>
              <table:table-cell office:value-type="float" office:value="897.772">
                <text:p>897.772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4.4161">
                <text:p>24.4161</text:p>
              </table:table-cell>
              <table:table-cell office:value-type="float" office:value="78.5679">
                <text:p>78.5679</text:p>
              </table:table-cell>
              <table:table-cell office:value-type="float" office:value="897.016">
                <text:p>897.0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9678">
                <text:p>23.9678</text:p>
              </table:table-cell>
              <table:table-cell office:value-type="float" office:value="79.7939">
                <text:p>79.7939</text:p>
              </table:table-cell>
              <table:table-cell office:value-type="float" office:value="896.238">
                <text:p>896.23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3.5393">
                <text:p>23.5393</text:p>
              </table:table-cell>
              <table:table-cell office:value-type="float" office:value="81.0204">
                <text:p>81.0204</text:p>
              </table:table-cell>
              <table:table-cell office:value-type="float" office:value="895.44">
                <text:p>895.4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3.13">
                <text:p>23.13</text:p>
              </table:table-cell>
              <table:table-cell office:value-type="float" office:value="82.2472">
                <text:p>82.2472</text:p>
              </table:table-cell>
              <table:table-cell office:value-type="float" office:value="894.623">
                <text:p>894.623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22.7391">
                <text:p>22.7391</text:p>
              </table:table-cell>
              <table:table-cell office:value-type="float" office:value="83.4741">
                <text:p>83.4741</text:p>
              </table:table-cell>
              <table:table-cell office:value-type="float" office:value="893.787">
                <text:p>893.78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2.3658">
                <text:p>22.3658</text:p>
              </table:table-cell>
              <table:table-cell office:value-type="float" office:value="84.7007">
                <text:p>84.7007</text:p>
              </table:table-cell>
              <table:table-cell office:value-type="float" office:value="892.934">
                <text:p>892.93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2.0095">
                <text:p>22.0095</text:p>
              </table:table-cell>
              <table:table-cell office:value-type="float" office:value="85.9269">
                <text:p>85.9269</text:p>
              </table:table-cell>
              <table:table-cell office:value-type="float" office:value="892.064">
                <text:p>892.06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1.6696">
                <text:p>21.6696</text:p>
              </table:table-cell>
              <table:table-cell office:value-type="float" office:value="87.1523">
                <text:p>87.1523</text:p>
              </table:table-cell>
              <table:table-cell office:value-type="float" office:value="891.178">
                <text:p>891.17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21.3455">
                <text:p>21.3455</text:p>
              </table:table-cell>
              <table:table-cell office:value-type="float" office:value="88.3768">
                <text:p>88.3768</text:p>
              </table:table-cell>
              <table:table-cell office:value-type="float" office:value="890.278">
                <text:p>890.27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1.0366">
                <text:p>21.0366</text:p>
              </table:table-cell>
              <table:table-cell office:value-type="float" office:value="89.6">
                <text:p>89.6</text:p>
              </table:table-cell>
              <table:table-cell office:value-type="float" office:value="889.363">
                <text:p>889.36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20.7424">
                <text:p>20.7424</text:p>
              </table:table-cell>
              <table:table-cell office:value-type="float" office:value="90.8218">
                <text:p>90.8218</text:p>
              </table:table-cell>
              <table:table-cell office:value-type="float" office:value="888.436">
                <text:p>888.4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4624">
                <text:p>20.4624</text:p>
              </table:table-cell>
              <table:table-cell office:value-type="float" office:value="92.0419">
                <text:p>92.0419</text:p>
              </table:table-cell>
              <table:table-cell office:value-type="float" office:value="887.496">
                <text:p>887.496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0.1961">
                <text:p>20.1961</text:p>
              </table:table-cell>
              <table:table-cell office:value-type="float" office:value="93.26">
                <text:p>93.26</text:p>
              </table:table-cell>
              <table:table-cell office:value-type="float" office:value="886.544">
                <text:p>886.54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9.943">
                <text:p>19.943</text:p>
              </table:table-cell>
              <table:table-cell office:value-type="float" office:value="94.4759">
                <text:p>94.4759</text:p>
              </table:table-cell>
              <table:table-cell office:value-type="float" office:value="885.581">
                <text:p>885.581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9.7027">
                <text:p>19.7027</text:p>
              </table:table-cell>
              <table:table-cell office:value-type="float" office:value="95.6893">
                <text:p>95.6893</text:p>
              </table:table-cell>
              <table:table-cell office:value-type="float" office:value="884.608">
                <text:p>884.60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9.4748">
                <text:p>19.4748</text:p>
              </table:table-cell>
              <table:table-cell office:value-type="float" office:value="96.9">
                <text:p>96.9</text:p>
              </table:table-cell>
              <table:table-cell office:value-type="float" office:value="883.625">
                <text:p>883.62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9.259">
                <text:p>19.259</text:p>
              </table:table-cell>
              <table:table-cell office:value-type="float" office:value="98.1078">
                <text:p>98.1078</text:p>
              </table:table-cell>
              <table:table-cell office:value-type="float" office:value="882.633">
                <text:p>882.633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9.0547">
                <text:p>19.0547</text:p>
              </table:table-cell>
              <table:table-cell office:value-type="float" office:value="99.3124">
                <text:p>99.3124</text:p>
              </table:table-cell>
              <table:table-cell office:value-type="float" office:value="881.633">
                <text:p>881.63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8.8618">
                <text:p>18.8618</text:p>
              </table:table-cell>
              <table:table-cell office:value-type="float" office:value="100.513">
                <text:p>100.513</text:p>
              </table:table-cell>
              <table:table-cell office:value-type="float" office:value="880.625">
                <text:p>880.62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8.6798">
                <text:p>18.6798</text:p>
              </table:table-cell>
              <table:table-cell office:value-type="float" office:value="101.711">
                <text:p>101.711</text:p>
              </table:table-cell>
              <table:table-cell office:value-type="float" office:value="879.609">
                <text:p>879.60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8.5084">
                <text:p>18.5084</text:p>
              </table:table-cell>
              <table:table-cell office:value-type="float" office:value="102.904">
                <text:p>102.904</text:p>
              </table:table-cell>
              <table:table-cell office:value-type="float" office:value="878.587">
                <text:p>878.5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3475">
                <text:p>18.3475</text:p>
              </table:table-cell>
              <table:table-cell office:value-type="float" office:value="104.094">
                <text:p>104.094</text:p>
              </table:table-cell>
              <table:table-cell office:value-type="float" office:value="877.559">
                <text:p>877.55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8.1966">
                <text:p>18.1966</text:p>
              </table:table-cell>
              <table:table-cell office:value-type="float" office:value="105.278">
                <text:p>105.278</text:p>
              </table:table-cell>
              <table:table-cell office:value-type="float" office:value="876.525">
                <text:p>876.525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8.0555">
                <text:p>18.0555</text:p>
              </table:table-cell>
              <table:table-cell office:value-type="float" office:value="106.459">
                <text:p>106.459</text:p>
              </table:table-cell>
              <table:table-cell office:value-type="float" office:value="875.486">
                <text:p>875.48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7.924">
                <text:p>17.924</text:p>
              </table:table-cell>
              <table:table-cell office:value-type="float" office:value="107.634">
                <text:p>107.634</text:p>
              </table:table-cell>
              <table:table-cell office:value-type="float" office:value="874.442">
                <text:p>874.44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7.8018">
                <text:p>17.8018</text:p>
              </table:table-cell>
              <table:table-cell office:value-type="float" office:value="108.804">
                <text:p>108.804</text:p>
              </table:table-cell>
              <table:table-cell office:value-type="float" office:value="873.394">
                <text:p>873.39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7.6888">
                <text:p>17.6888</text:p>
              </table:table-cell>
              <table:table-cell office:value-type="float" office:value="109.968">
                <text:p>109.968</text:p>
              </table:table-cell>
              <table:table-cell office:value-type="float" office:value="872.343">
                <text:p>872.34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7.5847">
                <text:p>17.5847</text:p>
              </table:table-cell>
              <table:table-cell office:value-type="float" office:value="111.127">
                <text:p>111.127</text:p>
              </table:table-cell>
              <table:table-cell office:value-type="float" office:value="871.288">
                <text:p>871.28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7.4893">
                <text:p>17.4893</text:p>
              </table:table-cell>
              <table:table-cell office:value-type="float" office:value="112.28">
                <text:p>112.28</text:p>
              </table:table-cell>
              <table:table-cell office:value-type="float" office:value="870.231">
                <text:p>870.23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.4025">
                <text:p>17.4025</text:p>
              </table:table-cell>
              <table:table-cell office:value-type="float" office:value="113.426">
                <text:p>113.426</text:p>
              </table:table-cell>
              <table:table-cell office:value-type="float" office:value="869.171">
                <text:p>869.17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7.3241">
                <text:p>17.3241</text:p>
              </table:table-cell>
              <table:table-cell office:value-type="float" office:value="114.566">
                <text:p>114.566</text:p>
              </table:table-cell>
              <table:table-cell office:value-type="float" office:value="868.11">
                <text:p>868.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.2538">
                <text:p>17.2538</text:p>
              </table:table-cell>
              <table:table-cell office:value-type="float" office:value="115.7">
                <text:p>115.7</text:p>
              </table:table-cell>
              <table:table-cell office:value-type="float" office:value="867.047">
                <text:p>867.047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7.1917">
                <text:p>17.1917</text:p>
              </table:table-cell>
              <table:table-cell office:value-type="float" office:value="116.826">
                <text:p>116.826</text:p>
              </table:table-cell>
              <table:table-cell office:value-type="float" office:value="865.983">
                <text:p>865.983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.1375">
                <text:p>17.1375</text:p>
              </table:table-cell>
              <table:table-cell office:value-type="float" office:value="117.945">
                <text:p>117.945</text:p>
              </table:table-cell>
              <table:table-cell office:value-type="float" office:value="864.918">
                <text:p>864.918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7.0911">
                <text:p>17.0911</text:p>
              </table:table-cell>
              <table:table-cell office:value-type="float" office:value="119.056">
                <text:p>119.056</text:p>
              </table:table-cell>
              <table:table-cell office:value-type="float" office:value="863.853">
                <text:p>863.853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7.0524">
                <text:p>17.0524</text:p>
              </table:table-cell>
              <table:table-cell office:value-type="float" office:value="120.16">
                <text:p>120.16</text:p>
              </table:table-cell>
              <table:table-cell office:value-type="float" office:value="862.788">
                <text:p>862.78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7.0213">
                <text:p>17.0213</text:p>
              </table:table-cell>
              <table:table-cell office:value-type="float" office:value="121.255">
                <text:p>121.255</text:p>
              </table:table-cell>
              <table:table-cell office:value-type="float" office:value="861.724">
                <text:p>861.724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6.9977">
                <text:p>16.9977</text:p>
              </table:table-cell>
              <table:table-cell office:value-type="float" office:value="122.342">
                <text:p>122.342</text:p>
              </table:table-cell>
              <table:table-cell office:value-type="float" office:value="860.66">
                <text:p>860.66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6.9815">
                <text:p>16.9815</text:p>
              </table:table-cell>
              <table:table-cell office:value-type="float" office:value="123.42">
                <text:p>123.42</text:p>
              </table:table-cell>
              <table:table-cell office:value-type="float" office:value="859.598">
                <text:p>859.598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6.9727">
                <text:p>16.9727</text:p>
              </table:table-cell>
              <table:table-cell office:value-type="float" office:value="124.49">
                <text:p>124.49</text:p>
              </table:table-cell>
              <table:table-cell office:value-type="float" office:value="858.538">
                <text:p>858.538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6.971">
                <text:p>16.971</text:p>
              </table:table-cell>
              <table:table-cell office:value-type="float" office:value="125.55">
                <text:p>125.55</text:p>
              </table:table-cell>
              <table:table-cell office:value-type="float" office:value="857.479">
                <text:p>857.4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9766">
                <text:p>16.9766</text:p>
              </table:table-cell>
              <table:table-cell office:value-type="float" office:value="126.6">
                <text:p>126.6</text:p>
              </table:table-cell>
              <table:table-cell office:value-type="float" office:value="856.423">
                <text:p>856.42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6.9893">
                <text:p>16.9893</text:p>
              </table:table-cell>
              <table:table-cell office:value-type="float" office:value="127.641">
                <text:p>127.641</text:p>
              </table:table-cell>
              <table:table-cell office:value-type="float" office:value="855.37">
                <text:p>855.37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7.009">
                <text:p>17.009</text:p>
              </table:table-cell>
              <table:table-cell office:value-type="float" office:value="128.672">
                <text:p>128.672</text:p>
              </table:table-cell>
              <table:table-cell office:value-type="float" office:value="854.319">
                <text:p>854.31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7.0358">
                <text:p>17.0358</text:p>
              </table:table-cell>
              <table:table-cell office:value-type="float" office:value="129.692">
                <text:p>129.692</text:p>
              </table:table-cell>
              <table:table-cell office:value-type="float" office:value="853.272">
                <text:p>853.272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7.0695">
                <text:p>17.0695</text:p>
              </table:table-cell>
              <table:table-cell office:value-type="float" office:value="130.701">
                <text:p>130.701</text:p>
              </table:table-cell>
              <table:table-cell office:value-type="float" office:value="852.229">
                <text:p>852.22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7.1102">
                <text:p>17.1102</text:p>
              </table:table-cell>
              <table:table-cell office:value-type="float" office:value="131.7">
                <text:p>131.7</text:p>
              </table:table-cell>
              <table:table-cell office:value-type="float" office:value="851.19">
                <text:p>851.1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7.1578">
                <text:p>17.1578</text:p>
              </table:table-cell>
              <table:table-cell office:value-type="float" office:value="132.687">
                <text:p>132.687</text:p>
              </table:table-cell>
              <table:table-cell office:value-type="float" office:value="850.156">
                <text:p>850.15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7.2123">
                <text:p>17.2123</text:p>
              </table:table-cell>
              <table:table-cell office:value-type="float" office:value="133.662">
                <text:p>133.662</text:p>
              </table:table-cell>
              <table:table-cell office:value-type="float" office:value="849.126">
                <text:p>849.12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7.2737">
                <text:p>17.2737</text:p>
              </table:table-cell>
              <table:table-cell office:value-type="float" office:value="134.625">
                <text:p>134.625</text:p>
              </table:table-cell>
              <table:table-cell office:value-type="float" office:value="848.101">
                <text:p>848.101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7.342">
                <text:p>17.342</text:p>
              </table:table-cell>
              <table:table-cell office:value-type="float" office:value="135.576">
                <text:p>135.576</text:p>
              </table:table-cell>
              <table:table-cell office:value-type="float" office:value="847.082">
                <text:p>847.0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4171">
                <text:p>17.4171</text:p>
              </table:table-cell>
              <table:table-cell office:value-type="float" office:value="136.515">
                <text:p>136.515</text:p>
              </table:table-cell>
              <table:table-cell office:value-type="float" office:value="846.068">
                <text:p>846.068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7.4991">
                <text:p>17.4991</text:p>
              </table:table-cell>
              <table:table-cell office:value-type="float" office:value="137.44">
                <text:p>137.44</text:p>
              </table:table-cell>
              <table:table-cell office:value-type="float" office:value="845.06">
                <text:p>845.06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7.5879">
                <text:p>17.5879</text:p>
              </table:table-cell>
              <table:table-cell office:value-type="float" office:value="138.353">
                <text:p>138.353</text:p>
              </table:table-cell>
              <table:table-cell office:value-type="float" office:value="844.059">
                <text:p>844.05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7.6836">
                <text:p>17.6836</text:p>
              </table:table-cell>
              <table:table-cell office:value-type="float" office:value="139.251">
                <text:p>139.251</text:p>
              </table:table-cell>
              <table:table-cell office:value-type="float" office:value="843.065">
                <text:p>843.065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.7861">
                <text:p>17.7861</text:p>
              </table:table-cell>
              <table:table-cell office:value-type="float" office:value="140.136">
                <text:p>140.136</text:p>
              </table:table-cell>
              <table:table-cell office:value-type="float" office:value="842.078">
                <text:p>842.07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7.8956">
                <text:p>17.8956</text:p>
              </table:table-cell>
              <table:table-cell office:value-type="float" office:value="141.007">
                <text:p>141.007</text:p>
              </table:table-cell>
              <table:table-cell office:value-type="float" office:value="841.098">
                <text:p>841.09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8.0119">
                <text:p>18.0119</text:p>
              </table:table-cell>
              <table:table-cell office:value-type="float" office:value="141.862">
                <text:p>141.862</text:p>
              </table:table-cell>
              <table:table-cell office:value-type="float" office:value="840.126">
                <text:p>840.126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8.1352">
                <text:p>18.1352</text:p>
              </table:table-cell>
              <table:table-cell office:value-type="float" office:value="142.703">
                <text:p>142.703</text:p>
              </table:table-cell>
              <table:table-cell office:value-type="float" office:value="839.162">
                <text:p>839.162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8.2654">
                <text:p>18.2654</text:p>
              </table:table-cell>
              <table:table-cell office:value-type="float" office:value="143.529">
                <text:p>143.529</text:p>
              </table:table-cell>
              <table:table-cell office:value-type="float" office:value="838.206">
                <text:p>838.206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8.4025">
                <text:p>18.4025</text:p>
              </table:table-cell>
              <table:table-cell office:value-type="float" office:value="144.338">
                <text:p>144.338</text:p>
              </table:table-cell>
              <table:table-cell office:value-type="float" office:value="837.259">
                <text:p>837.2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5466">
                <text:p>18.5466</text:p>
              </table:table-cell>
              <table:table-cell office:value-type="float" office:value="145.132">
                <text:p>145.132</text:p>
              </table:table-cell>
              <table:table-cell office:value-type="float" office:value="836.321">
                <text:p>836.32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8.6978">
                <text:p>18.6978</text:p>
              </table:table-cell>
              <table:table-cell office:value-type="float" office:value="145.91">
                <text:p>145.91</text:p>
              </table:table-cell>
              <table:table-cell office:value-type="float" office:value="835.393">
                <text:p>835.393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8.856">
                <text:p>18.856</text:p>
              </table:table-cell>
              <table:table-cell office:value-type="float" office:value="146.67">
                <text:p>146.67</text:p>
              </table:table-cell>
              <table:table-cell office:value-type="float" office:value="834.474">
                <text:p>834.474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9.0212">
                <text:p>19.0212</text:p>
              </table:table-cell>
              <table:table-cell office:value-type="float" office:value="147.414">
                <text:p>147.414</text:p>
              </table:table-cell>
              <table:table-cell office:value-type="float" office:value="833.565">
                <text:p>833.565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9.1936">
                <text:p>19.1936</text:p>
              </table:table-cell>
              <table:table-cell office:value-type="float" office:value="148.14">
                <text:p>148.14</text:p>
              </table:table-cell>
              <table:table-cell office:value-type="float" office:value="832.667">
                <text:p>832.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9.373">
                <text:p>19.373</text:p>
              </table:table-cell>
              <table:table-cell office:value-type="float" office:value="148.848">
                <text:p>148.848</text:p>
              </table:table-cell>
              <table:table-cell office:value-type="float" office:value="831.779">
                <text:p>831.77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9.5597">
                <text:p>19.5597</text:p>
              </table:table-cell>
              <table:table-cell office:value-type="float" office:value="149.538">
                <text:p>149.538</text:p>
              </table:table-cell>
              <table:table-cell office:value-type="float" office:value="830.902">
                <text:p>830.90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9.7535">
                <text:p>19.7535</text:p>
              </table:table-cell>
              <table:table-cell office:value-type="float" office:value="150.21">
                <text:p>150.21</text:p>
              </table:table-cell>
              <table:table-cell office:value-type="float" office:value="830.037">
                <text:p>830.037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9.9545">
                <text:p>19.9545</text:p>
              </table:table-cell>
              <table:table-cell office:value-type="float" office:value="150.862">
                <text:p>150.862</text:p>
              </table:table-cell>
              <table:table-cell office:value-type="float" office:value="829.183">
                <text:p>829.183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20.1628">
                <text:p>20.1628</text:p>
              </table:table-cell>
              <table:table-cell office:value-type="float" office:value="151.496">
                <text:p>151.496</text:p>
              </table:table-cell>
              <table:table-cell office:value-type="float" office:value="828.342">
                <text:p>828.3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.3783">
                <text:p>20.3783</text:p>
              </table:table-cell>
              <table:table-cell office:value-type="float" office:value="152.109">
                <text:p>152.109</text:p>
              </table:table-cell>
              <table:table-cell office:value-type="float" office:value="827.512">
                <text:p>827.512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20.6012">
                <text:p>20.6012</text:p>
              </table:table-cell>
              <table:table-cell office:value-type="float" office:value="152.703">
                <text:p>152.703</text:p>
              </table:table-cell>
              <table:table-cell office:value-type="float" office:value="826.696">
                <text:p>826.696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20.8313">
                <text:p>20.8313</text:p>
              </table:table-cell>
              <table:table-cell office:value-type="float" office:value="153.276">
                <text:p>153.276</text:p>
              </table:table-cell>
              <table:table-cell office:value-type="float" office:value="825.892">
                <text:p>825.89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21.0688">
                <text:p>21.0688</text:p>
              </table:table-cell>
              <table:table-cell office:value-type="float" office:value="153.829">
                <text:p>153.829</text:p>
              </table:table-cell>
              <table:table-cell office:value-type="float" office:value="825.102">
                <text:p>825.102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21.3136">
                <text:p>21.3136</text:p>
              </table:table-cell>
              <table:table-cell office:value-type="float" office:value="154.36">
                <text:p>154.36</text:p>
              </table:table-cell>
              <table:table-cell office:value-type="float" office:value="824.326">
                <text:p>824.32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1.5658">
                <text:p>21.5658</text:p>
              </table:table-cell>
              <table:table-cell office:value-type="float" office:value="154.871">
                <text:p>154.871</text:p>
              </table:table-cell>
              <table:table-cell office:value-type="float" office:value="823.564">
                <text:p>823.56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21.8254">
                <text:p>21.8254</text:p>
              </table:table-cell>
              <table:table-cell office:value-type="float" office:value="155.359">
                <text:p>155.359</text:p>
              </table:table-cell>
              <table:table-cell office:value-type="float" office:value="822.816">
                <text:p>822.816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22.0923">
                <text:p>22.0923</text:p>
              </table:table-cell>
              <table:table-cell office:value-type="float" office:value="155.825">
                <text:p>155.825</text:p>
              </table:table-cell>
              <table:table-cell office:value-type="float" office:value="822.082">
                <text:p>822.082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22.3665">
                <text:p>22.3665</text:p>
              </table:table-cell>
              <table:table-cell office:value-type="float" office:value="156.269">
                <text:p>156.269</text:p>
              </table:table-cell>
              <table:table-cell office:value-type="float" office:value="821.364">
                <text:p>821.364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22.6482">
                <text:p>22.6482</text:p>
              </table:table-cell>
              <table:table-cell office:value-type="float" office:value="156.69">
                <text:p>156.69</text:p>
              </table:table-cell>
              <table:table-cell office:value-type="float" office:value="820.662">
                <text:p>820.6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.9371">
                <text:p>22.9371</text:p>
              </table:table-cell>
              <table:table-cell office:value-type="float" office:value="157.088">
                <text:p>157.088</text:p>
              </table:table-cell>
              <table:table-cell office:value-type="float" office:value="819.974">
                <text:p>819.97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23.2334">
                <text:p>23.2334</text:p>
              </table:table-cell>
              <table:table-cell office:value-type="float" office:value="157.463">
                <text:p>157.463</text:p>
              </table:table-cell>
              <table:table-cell office:value-type="float" office:value="819.304">
                <text:p>819.30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23.5369">
                <text:p>23.5369</text:p>
              </table:table-cell>
              <table:table-cell office:value-type="float" office:value="157.814">
                <text:p>157.814</text:p>
              </table:table-cell>
              <table:table-cell office:value-type="float" office:value="818.649">
                <text:p>818.649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23.8477">
                <text:p>23.8477</text:p>
              </table:table-cell>
              <table:table-cell office:value-type="float" office:value="158.141">
                <text:p>158.141</text:p>
              </table:table-cell>
              <table:table-cell office:value-type="float" office:value="818.011">
                <text:p>818.011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24.1657">
                <text:p>24.1657</text:p>
              </table:table-cell>
              <table:table-cell office:value-type="float" office:value="158.444">
                <text:p>158.444</text:p>
              </table:table-cell>
              <table:table-cell office:value-type="float" office:value="817.39">
                <text:p>817.39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4.4907">
                <text:p>24.4907</text:p>
              </table:table-cell>
              <table:table-cell office:value-type="float" office:value="158.723">
                <text:p>158.723</text:p>
              </table:table-cell>
              <table:table-cell office:value-type="float" office:value="816.787">
                <text:p>816.787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4.8229">
                <text:p>24.8229</text:p>
              </table:table-cell>
              <table:table-cell office:value-type="float" office:value="158.976">
                <text:p>158.976</text:p>
              </table:table-cell>
              <table:table-cell office:value-type="float" office:value="816.201">
                <text:p>816.201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5.162">
                <text:p>25.162</text:p>
              </table:table-cell>
              <table:table-cell office:value-type="float" office:value="159.205">
                <text:p>159.205</text:p>
              </table:table-cell>
              <table:table-cell office:value-type="float" office:value="815.633">
                <text:p>815.633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5.508">
                <text:p>25.508</text:p>
              </table:table-cell>
              <table:table-cell office:value-type="float" office:value="159.408">
                <text:p>159.408</text:p>
              </table:table-cell>
              <table:table-cell office:value-type="float" office:value="815.084">
                <text:p>815.08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5.8608">
                <text:p>25.8608</text:p>
              </table:table-cell>
              <table:table-cell office:value-type="float" office:value="159.587">
                <text:p>159.587</text:p>
              </table:table-cell>
              <table:table-cell office:value-type="float" office:value="814.553">
                <text:p>814.5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.2202">
                <text:p>26.2202</text:p>
              </table:table-cell>
              <table:table-cell office:value-type="float" office:value="159.739">
                <text:p>159.739</text:p>
              </table:table-cell>
              <table:table-cell office:value-type="float" office:value="814.041">
                <text:p>814.04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6.5862">
                <text:p>26.5862</text:p>
              </table:table-cell>
              <table:table-cell office:value-type="float" office:value="159.866">
                <text:p>159.866</text:p>
              </table:table-cell>
              <table:table-cell office:value-type="float" office:value="813.548">
                <text:p>813.548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6.9586">
                <text:p>26.9586</text:p>
              </table:table-cell>
              <table:table-cell office:value-type="float" office:value="159.967">
                <text:p>159.967</text:p>
              </table:table-cell>
              <table:table-cell office:value-type="float" office:value="813.074">
                <text:p>813.074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7.3373">
                <text:p>27.3373</text:p>
              </table:table-cell>
              <table:table-cell office:value-type="float" office:value="160.042">
                <text:p>160.042</text:p>
              </table:table-cell>
              <table:table-cell office:value-type="float" office:value="812.621">
                <text:p>812.62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7.722">
                <text:p>27.722</text:p>
              </table:table-cell>
              <table:table-cell office:value-type="float" office:value="160.091">
                <text:p>160.091</text:p>
              </table:table-cell>
              <table:table-cell office:value-type="float" office:value="812.187">
                <text:p>812.18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8.1126">
                <text:p>28.1126</text:p>
              </table:table-cell>
              <table:table-cell office:value-type="float" office:value="160.114">
                <text:p>160.114</text:p>
              </table:table-cell>
              <table:table-cell office:value-type="float" office:value="811.774">
                <text:p>811.77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8.5088">
                <text:p>28.5088</text:p>
              </table:table-cell>
              <table:table-cell office:value-type="float" office:value="160.11">
                <text:p>160.11</text:p>
              </table:table-cell>
              <table:table-cell office:value-type="float" office:value="811.381">
                <text:p>811.38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8.9106">
                <text:p>28.9106</text:p>
              </table:table-cell>
              <table:table-cell office:value-type="float" office:value="160.081">
                <text:p>160.081</text:p>
              </table:table-cell>
              <table:table-cell office:value-type="float" office:value="811.009">
                <text:p>811.00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9.3175">
                <text:p>29.3175</text:p>
              </table:table-cell>
              <table:table-cell office:value-type="float" office:value="160.025">
                <text:p>160.025</text:p>
              </table:table-cell>
              <table:table-cell office:value-type="float" office:value="810.658">
                <text:p>810.658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9.7295">
                <text:p>29.7295</text:p>
              </table:table-cell>
              <table:table-cell office:value-type="float" office:value="159.943">
                <text:p>159.943</text:p>
              </table:table-cell>
              <table:table-cell office:value-type="float" office:value="810.328">
                <text:p>810.3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1462">
                <text:p>30.1462</text:p>
              </table:table-cell>
              <table:table-cell office:value-type="float" office:value="159.835">
                <text:p>159.835</text:p>
              </table:table-cell>
              <table:table-cell office:value-type="float" office:value="810.019">
                <text:p>810.019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30.5674">
                <text:p>30.5674</text:p>
              </table:table-cell>
              <table:table-cell office:value-type="float" office:value="159.701">
                <text:p>159.701</text:p>
              </table:table-cell>
              <table:table-cell office:value-type="float" office:value="809.732">
                <text:p>809.732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30.9927">
                <text:p>30.9927</text:p>
              </table:table-cell>
              <table:table-cell office:value-type="float" office:value="159.541">
                <text:p>159.541</text:p>
              </table:table-cell>
              <table:table-cell office:value-type="float" office:value="809.467">
                <text:p>809.467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31.4218">
                <text:p>31.4218</text:p>
              </table:table-cell>
              <table:table-cell office:value-type="float" office:value="159.355">
                <text:p>159.355</text:p>
              </table:table-cell>
              <table:table-cell office:value-type="float" office:value="809.223">
                <text:p>809.223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1.8544">
                <text:p>31.8544</text:p>
              </table:table-cell>
              <table:table-cell office:value-type="float" office:value="159.144">
                <text:p>159.144</text:p>
              </table:table-cell>
              <table:table-cell office:value-type="float" office:value="809.002">
                <text:p>809.00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2.2902">
                <text:p>32.2902</text:p>
              </table:table-cell>
              <table:table-cell office:value-type="float" office:value="158.907">
                <text:p>158.907</text:p>
              </table:table-cell>
              <table:table-cell office:value-type="float" office:value="808.803">
                <text:p>808.80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2.7289">
                <text:p>32.7289</text:p>
              </table:table-cell>
              <table:table-cell office:value-type="float" office:value="158.645">
                <text:p>158.645</text:p>
              </table:table-cell>
              <table:table-cell office:value-type="float" office:value="808.626">
                <text:p>808.62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33.1699">
                <text:p>33.1699</text:p>
              </table:table-cell>
              <table:table-cell office:value-type="float" office:value="158.359">
                <text:p>158.359</text:p>
              </table:table-cell>
              <table:table-cell office:value-type="float" office:value="808.471">
                <text:p>808.47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33.6129">
                <text:p>33.6129</text:p>
              </table:table-cell>
              <table:table-cell office:value-type="float" office:value="158.048">
                <text:p>158.048</text:p>
              </table:table-cell>
              <table:table-cell office:value-type="float" office:value="808.339">
                <text:p>808.339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34.0576">
                <text:p>34.0576</text:p>
              </table:table-cell>
              <table:table-cell office:value-type="float" office:value="157.713">
                <text:p>157.713</text:p>
              </table:table-cell>
              <table:table-cell office:value-type="float" office:value="808.229">
                <text:p>808.2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.5035">
                <text:p>34.5035</text:p>
              </table:table-cell>
              <table:table-cell office:value-type="float" office:value="157.354">
                <text:p>157.354</text:p>
              </table:table-cell>
              <table:table-cell office:value-type="float" office:value="808.142">
                <text:p>808.142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4.9502">
                <text:p>34.9502</text:p>
              </table:table-cell>
              <table:table-cell office:value-type="float" office:value="156.973">
                <text:p>156.973</text:p>
              </table:table-cell>
              <table:table-cell office:value-type="float" office:value="808.077">
                <text:p>808.077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5.3972">
                <text:p>35.3972</text:p>
              </table:table-cell>
              <table:table-cell office:value-type="float" office:value="156.568">
                <text:p>156.568</text:p>
              </table:table-cell>
              <table:table-cell office:value-type="float" office:value="808.035">
                <text:p>808.035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35.8441">
                <text:p>35.8441</text:p>
              </table:table-cell>
              <table:table-cell office:value-type="float" office:value="156.141">
                <text:p>156.141</text:p>
              </table:table-cell>
              <table:table-cell office:value-type="float" office:value="808.015">
                <text:p>808.015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36.2903">
                <text:p>36.2903</text:p>
              </table:table-cell>
              <table:table-cell office:value-type="float" office:value="155.692">
                <text:p>155.692</text:p>
              </table:table-cell>
              <table:table-cell office:value-type="float" office:value="808.018">
                <text:p>808.01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.7355">
                <text:p>36.7355</text:p>
              </table:table-cell>
              <table:table-cell office:value-type="float" office:value="155.222">
                <text:p>155.222</text:p>
              </table:table-cell>
              <table:table-cell office:value-type="float" office:value="808.042">
                <text:p>808.042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37.1792">
                <text:p>37.1792</text:p>
              </table:table-cell>
              <table:table-cell office:value-type="float" office:value="154.732">
                <text:p>154.732</text:p>
              </table:table-cell>
              <table:table-cell office:value-type="float" office:value="808.089">
                <text:p>808.089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37.6207">
                <text:p>37.6207</text:p>
              </table:table-cell>
              <table:table-cell office:value-type="float" office:value="154.221">
                <text:p>154.221</text:p>
              </table:table-cell>
              <table:table-cell office:value-type="float" office:value="808.158">
                <text:p>808.158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38.0597">
                <text:p>38.0597</text:p>
              </table:table-cell>
              <table:table-cell office:value-type="float" office:value="153.691">
                <text:p>153.691</text:p>
              </table:table-cell>
              <table:table-cell office:value-type="float" office:value="808.249">
                <text:p>808.249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38.4957">
                <text:p>38.4957</text:p>
              </table:table-cell>
              <table:table-cell office:value-type="float" office:value="153.143">
                <text:p>153.143</text:p>
              </table:table-cell>
              <table:table-cell office:value-type="float" office:value="808.362">
                <text:p>808.3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8.928">
                <text:p>38.928</text:p>
              </table:table-cell>
              <table:table-cell office:value-type="float" office:value="152.576">
                <text:p>152.576</text:p>
              </table:table-cell>
              <table:table-cell office:value-type="float" office:value="808.496">
                <text:p>808.496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39.3563">
                <text:p>39.3563</text:p>
              </table:table-cell>
              <table:table-cell office:value-type="float" office:value="151.993">
                <text:p>151.993</text:p>
              </table:table-cell>
              <table:table-cell office:value-type="float" office:value="808.651">
                <text:p>808.651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39.78">
                <text:p>39.78</text:p>
              </table:table-cell>
              <table:table-cell office:value-type="float" office:value="151.393">
                <text:p>151.393</text:p>
              </table:table-cell>
              <table:table-cell office:value-type="float" office:value="808.827">
                <text:p>808.827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40.1986">
                <text:p>40.1986</text:p>
              </table:table-cell>
              <table:table-cell office:value-type="float" office:value="150.777">
                <text:p>150.777</text:p>
              </table:table-cell>
              <table:table-cell office:value-type="float" office:value="809.024">
                <text:p>809.024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40.6116">
                <text:p>40.6116</text:p>
              </table:table-cell>
              <table:table-cell office:value-type="float" office:value="150.147">
                <text:p>150.147</text:p>
              </table:table-cell>
              <table:table-cell office:value-type="float" office:value="809.242">
                <text:p>809.242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1.0184">
                <text:p>41.0184</text:p>
              </table:table-cell>
              <table:table-cell office:value-type="float" office:value="149.502">
                <text:p>149.502</text:p>
              </table:table-cell>
              <table:table-cell office:value-type="float" office:value="809.479">
                <text:p>809.479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41.4187">
                <text:p>41.4187</text:p>
              </table:table-cell>
              <table:table-cell office:value-type="float" office:value="148.845">
                <text:p>148.845</text:p>
              </table:table-cell>
              <table:table-cell office:value-type="float" office:value="809.737">
                <text:p>809.737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41.8119">
                <text:p>41.8119</text:p>
              </table:table-cell>
              <table:table-cell office:value-type="float" office:value="148.175">
                <text:p>148.175</text:p>
              </table:table-cell>
              <table:table-cell office:value-type="float" office:value="810.013">
                <text:p>810.013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42.1975">
                <text:p>42.1975</text:p>
              </table:table-cell>
              <table:table-cell office:value-type="float" office:value="147.494">
                <text:p>147.494</text:p>
              </table:table-cell>
              <table:table-cell office:value-type="float" office:value="810.309">
                <text:p>810.309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42.575">
                <text:p>42.575</text:p>
              </table:table-cell>
              <table:table-cell office:value-type="float" office:value="146.802">
                <text:p>146.802</text:p>
              </table:table-cell>
              <table:table-cell office:value-type="float" office:value="810.623">
                <text:p>810.62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.9441">
                <text:p>42.9441</text:p>
              </table:table-cell>
              <table:table-cell office:value-type="float" office:value="146.101">
                <text:p>146.101</text:p>
              </table:table-cell>
              <table:table-cell office:value-type="float" office:value="810.955">
                <text:p>810.955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43.3042">
                <text:p>43.3042</text:p>
              </table:table-cell>
              <table:table-cell office:value-type="float" office:value="145.391">
                <text:p>145.391</text:p>
              </table:table-cell>
              <table:table-cell office:value-type="float" office:value="811.304">
                <text:p>811.304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43.655">
                <text:p>43.655</text:p>
              </table:table-cell>
              <table:table-cell office:value-type="float" office:value="144.674">
                <text:p>144.674</text:p>
              </table:table-cell>
              <table:table-cell office:value-type="float" office:value="811.671">
                <text:p>811.671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43.996">
                <text:p>43.996</text:p>
              </table:table-cell>
              <table:table-cell office:value-type="float" office:value="143.949">
                <text:p>143.949</text:p>
              </table:table-cell>
              <table:table-cell office:value-type="float" office:value="812.055">
                <text:p>812.055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44.3268">
                <text:p>44.3268</text:p>
              </table:table-cell>
              <table:table-cell office:value-type="float" office:value="143.219">
                <text:p>143.219</text:p>
              </table:table-cell>
              <table:table-cell office:value-type="float" office:value="812.454">
                <text:p>812.454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4.6471">
                <text:p>44.6471</text:p>
              </table:table-cell>
              <table:table-cell office:value-type="float" office:value="142.484">
                <text:p>142.484</text:p>
              </table:table-cell>
              <table:table-cell office:value-type="float" office:value="812.869">
                <text:p>812.869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44.9566">
                <text:p>44.9566</text:p>
              </table:table-cell>
              <table:table-cell office:value-type="float" office:value="141.745">
                <text:p>141.745</text:p>
              </table:table-cell>
              <table:table-cell office:value-type="float" office:value="813.299">
                <text:p>813.299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45.2548">
                <text:p>45.2548</text:p>
              </table:table-cell>
              <table:table-cell office:value-type="float" office:value="141.002">
                <text:p>141.002</text:p>
              </table:table-cell>
              <table:table-cell office:value-type="float" office:value="813.743">
                <text:p>813.743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45.5415">
                <text:p>45.5415</text:p>
              </table:table-cell>
              <table:table-cell office:value-type="float" office:value="140.257">
                <text:p>140.257</text:p>
              </table:table-cell>
              <table:table-cell office:value-type="float" office:value="814.201">
                <text:p>814.201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45.8164">
                <text:p>45.8164</text:p>
              </table:table-cell>
              <table:table-cell office:value-type="float" office:value="139.511">
                <text:p>139.511</text:p>
              </table:table-cell>
              <table:table-cell office:value-type="float" office:value="814.672">
                <text:p>814.6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0792">
                <text:p>46.0792</text:p>
              </table:table-cell>
              <table:table-cell office:value-type="float" office:value="138.765">
                <text:p>138.765</text:p>
              </table:table-cell>
              <table:table-cell office:value-type="float" office:value="815.156">
                <text:p>815.156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46.3297">
                <text:p>46.3297</text:p>
              </table:table-cell>
              <table:table-cell office:value-type="float" office:value="138.019">
                <text:p>138.019</text:p>
              </table:table-cell>
              <table:table-cell office:value-type="float" office:value="815.652">
                <text:p>815.65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46.5678">
                <text:p>46.5678</text:p>
              </table:table-cell>
              <table:table-cell office:value-type="float" office:value="137.274">
                <text:p>137.274</text:p>
              </table:table-cell>
              <table:table-cell office:value-type="float" office:value="816.159">
                <text:p>816.159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6.7931">
                <text:p>46.7931</text:p>
              </table:table-cell>
              <table:table-cell office:value-type="float" office:value="136.531">
                <text:p>136.531</text:p>
              </table:table-cell>
              <table:table-cell office:value-type="float" office:value="816.676">
                <text:p>816.676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7.0057">
                <text:p>47.0057</text:p>
              </table:table-cell>
              <table:table-cell office:value-type="float" office:value="135.791">
                <text:p>135.791</text:p>
              </table:table-cell>
              <table:table-cell office:value-type="float" office:value="817.203">
                <text:p>817.20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7.2053">
                <text:p>47.2053</text:p>
              </table:table-cell>
              <table:table-cell office:value-type="float" office:value="135.055">
                <text:p>135.055</text:p>
              </table:table-cell>
              <table:table-cell office:value-type="float" office:value="817.74">
                <text:p>817.74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7.3918">
                <text:p>47.3918</text:p>
              </table:table-cell>
              <table:table-cell office:value-type="float" office:value="134.323">
                <text:p>134.323</text:p>
              </table:table-cell>
              <table:table-cell office:value-type="float" office:value="818.286">
                <text:p>818.286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7.5651">
                <text:p>47.5651</text:p>
              </table:table-cell>
              <table:table-cell office:value-type="float" office:value="133.596">
                <text:p>133.596</text:p>
              </table:table-cell>
              <table:table-cell office:value-type="float" office:value="818.839">
                <text:p>818.839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7.7253">
                <text:p>47.7253</text:p>
              </table:table-cell>
              <table:table-cell office:value-type="float" office:value="132.875">
                <text:p>132.875</text:p>
              </table:table-cell>
              <table:table-cell office:value-type="float" office:value="819.399">
                <text:p>819.399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7.8723">
                <text:p>47.8723</text:p>
              </table:table-cell>
              <table:table-cell office:value-type="float" office:value="132.161">
                <text:p>132.161</text:p>
              </table:table-cell>
              <table:table-cell office:value-type="float" office:value="819.967">
                <text:p>819.9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.0061">
                <text:p>48.0061</text:p>
              </table:table-cell>
              <table:table-cell office:value-type="float" office:value="131.454">
                <text:p>131.454</text:p>
              </table:table-cell>
              <table:table-cell office:value-type="float" office:value="820.54">
                <text:p>820.54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8.1266">
                <text:p>48.1266</text:p>
              </table:table-cell>
              <table:table-cell office:value-type="float" office:value="130.755">
                <text:p>130.755</text:p>
              </table:table-cell>
              <table:table-cell office:value-type="float" office:value="821.118">
                <text:p>821.11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8.2341">
                <text:p>48.2341</text:p>
              </table:table-cell>
              <table:table-cell office:value-type="float" office:value="130.065">
                <text:p>130.065</text:p>
              </table:table-cell>
              <table:table-cell office:value-type="float" office:value="821.701">
                <text:p>821.701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8.3285">
                <text:p>48.3285</text:p>
              </table:table-cell>
              <table:table-cell office:value-type="float" office:value="129.384">
                <text:p>129.384</text:p>
              </table:table-cell>
              <table:table-cell office:value-type="float" office:value="822.288">
                <text:p>822.288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8.41">
                <text:p>48.41</text:p>
              </table:table-cell>
              <table:table-cell office:value-type="float" office:value="128.712">
                <text:p>128.712</text:p>
              </table:table-cell>
              <table:table-cell office:value-type="float" office:value="822.878">
                <text:p>822.878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8.4786">
                <text:p>48.4786</text:p>
              </table:table-cell>
              <table:table-cell office:value-type="float" office:value="128.051">
                <text:p>128.051</text:p>
              </table:table-cell>
              <table:table-cell office:value-type="float" office:value="823.47">
                <text:p>823.47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8.5346">
                <text:p>48.5346</text:p>
              </table:table-cell>
              <table:table-cell office:value-type="float" office:value="127.401">
                <text:p>127.401</text:p>
              </table:table-cell>
              <table:table-cell office:value-type="float" office:value="824.065">
                <text:p>824.065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8.578">
                <text:p>48.578</text:p>
              </table:table-cell>
              <table:table-cell office:value-type="float" office:value="126.761">
                <text:p>126.761</text:p>
              </table:table-cell>
              <table:table-cell office:value-type="float" office:value="824.661">
                <text:p>824.661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8.6091">
                <text:p>48.6091</text:p>
              </table:table-cell>
              <table:table-cell office:value-type="float" office:value="126.134">
                <text:p>126.134</text:p>
              </table:table-cell>
              <table:table-cell office:value-type="float" office:value="825.257">
                <text:p>825.257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8.6281">
                <text:p>48.6281</text:p>
              </table:table-cell>
              <table:table-cell office:value-type="float" office:value="125.518">
                <text:p>125.518</text:p>
              </table:table-cell>
              <table:table-cell office:value-type="float" office:value="825.854">
                <text:p>825.8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8.6352">
                <text:p>48.6352</text:p>
              </table:table-cell>
              <table:table-cell office:value-type="float" office:value="124.915">
                <text:p>124.915</text:p>
              </table:table-cell>
              <table:table-cell office:value-type="float" office:value="826.45">
                <text:p>826.45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8.6306">
                <text:p>48.6306</text:p>
              </table:table-cell>
              <table:table-cell office:value-type="float" office:value="124.324">
                <text:p>124.324</text:p>
              </table:table-cell>
              <table:table-cell office:value-type="float" office:value="827.045">
                <text:p>827.045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8.6146">
                <text:p>48.6146</text:p>
              </table:table-cell>
              <table:table-cell office:value-type="float" office:value="123.747">
                <text:p>123.747</text:p>
              </table:table-cell>
              <table:table-cell office:value-type="float" office:value="827.638">
                <text:p>827.638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8.5874">
                <text:p>48.5874</text:p>
              </table:table-cell>
              <table:table-cell office:value-type="float" office:value="123.183">
                <text:p>123.183</text:p>
              </table:table-cell>
              <table:table-cell office:value-type="float" office:value="828.229">
                <text:p>828.229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8.5493">
                <text:p>48.5493</text:p>
              </table:table-cell>
              <table:table-cell office:value-type="float" office:value="122.633">
                <text:p>122.633</text:p>
              </table:table-cell>
              <table:table-cell office:value-type="float" office:value="828.818">
                <text:p>828.818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8.5007">
                <text:p>48.5007</text:p>
              </table:table-cell>
              <table:table-cell office:value-type="float" office:value="122.097">
                <text:p>122.097</text:p>
              </table:table-cell>
              <table:table-cell office:value-type="float" office:value="829.403">
                <text:p>829.403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8.4418">
                <text:p>48.4418</text:p>
              </table:table-cell>
              <table:table-cell office:value-type="float" office:value="121.575">
                <text:p>121.575</text:p>
              </table:table-cell>
              <table:table-cell office:value-type="float" office:value="829.984">
                <text:p>829.984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8.3729">
                <text:p>48.3729</text:p>
              </table:table-cell>
              <table:table-cell office:value-type="float" office:value="121.067">
                <text:p>121.067</text:p>
              </table:table-cell>
              <table:table-cell office:value-type="float" office:value="830.56">
                <text:p>830.56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8.2944">
                <text:p>48.2944</text:p>
              </table:table-cell>
              <table:table-cell office:value-type="float" office:value="120.573">
                <text:p>120.573</text:p>
              </table:table-cell>
              <table:table-cell office:value-type="float" office:value="831.132">
                <text:p>831.132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8.2066">
                <text:p>48.2066</text:p>
              </table:table-cell>
              <table:table-cell office:value-type="float" office:value="120.095">
                <text:p>120.095</text:p>
              </table:table-cell>
              <table:table-cell office:value-type="float" office:value="831.699">
                <text:p>831.6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8.1098">
                <text:p>48.1098</text:p>
              </table:table-cell>
              <table:table-cell office:value-type="float" office:value="119.631">
                <text:p>119.631</text:p>
              </table:table-cell>
              <table:table-cell office:value-type="float" office:value="832.259">
                <text:p>832.259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8.0043">
                <text:p>48.0043</text:p>
              </table:table-cell>
              <table:table-cell office:value-type="float" office:value="119.182">
                <text:p>119.182</text:p>
              </table:table-cell>
              <table:table-cell office:value-type="float" office:value="832.814">
                <text:p>832.814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7.8905">
                <text:p>47.8905</text:p>
              </table:table-cell>
              <table:table-cell office:value-type="float" office:value="118.748">
                <text:p>118.748</text:p>
              </table:table-cell>
              <table:table-cell office:value-type="float" office:value="833.362">
                <text:p>833.362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7.7687">
                <text:p>47.7687</text:p>
              </table:table-cell>
              <table:table-cell office:value-type="float" office:value="118.328">
                <text:p>118.328</text:p>
              </table:table-cell>
              <table:table-cell office:value-type="float" office:value="833.903">
                <text:p>833.903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7.6394">
                <text:p>47.6394</text:p>
              </table:table-cell>
              <table:table-cell office:value-type="float" office:value="117.924">
                <text:p>117.924</text:p>
              </table:table-cell>
              <table:table-cell office:value-type="float" office:value="834.436">
                <text:p>834.43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7.5027">
                <text:p>47.5027</text:p>
              </table:table-cell>
              <table:table-cell office:value-type="float" office:value="117.535">
                <text:p>117.535</text:p>
              </table:table-cell>
              <table:table-cell office:value-type="float" office:value="834.962">
                <text:p>834.962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7.3592">
                <text:p>47.3592</text:p>
              </table:table-cell>
              <table:table-cell office:value-type="float" office:value="117.161">
                <text:p>117.161</text:p>
              </table:table-cell>
              <table:table-cell office:value-type="float" office:value="835.48">
                <text:p>835.48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7.209">
                <text:p>47.209</text:p>
              </table:table-cell>
              <table:table-cell office:value-type="float" office:value="116.802">
                <text:p>116.802</text:p>
              </table:table-cell>
              <table:table-cell office:value-type="float" office:value="835.989">
                <text:p>835.989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7.0527">
                <text:p>47.0527</text:p>
              </table:table-cell>
              <table:table-cell office:value-type="float" office:value="116.457">
                <text:p>116.457</text:p>
              </table:table-cell>
              <table:table-cell office:value-type="float" office:value="836.49">
                <text:p>836.49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6.8905">
                <text:p>46.8905</text:p>
              </table:table-cell>
              <table:table-cell office:value-type="float" office:value="116.128">
                <text:p>116.128</text:p>
              </table:table-cell>
              <table:table-cell office:value-type="float" office:value="836.982">
                <text:p>836.9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6.7227">
                <text:p>46.7227</text:p>
              </table:table-cell>
              <table:table-cell office:value-type="float" office:value="115.813">
                <text:p>115.813</text:p>
              </table:table-cell>
              <table:table-cell office:value-type="float" office:value="837.464">
                <text:p>837.464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6.5497">
                <text:p>46.5497</text:p>
              </table:table-cell>
              <table:table-cell office:value-type="float" office:value="115.514">
                <text:p>115.514</text:p>
              </table:table-cell>
              <table:table-cell office:value-type="float" office:value="837.937">
                <text:p>837.937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6.3719">
                <text:p>46.3719</text:p>
              </table:table-cell>
              <table:table-cell office:value-type="float" office:value="115.228">
                <text:p>115.228</text:p>
              </table:table-cell>
              <table:table-cell office:value-type="float" office:value="838.4">
                <text:p>838.4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6.1895">
                <text:p>46.1895</text:p>
              </table:table-cell>
              <table:table-cell office:value-type="float" office:value="114.958">
                <text:p>114.958</text:p>
              </table:table-cell>
              <table:table-cell office:value-type="float" office:value="838.853">
                <text:p>838.853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6.003">
                <text:p>46.003</text:p>
              </table:table-cell>
              <table:table-cell office:value-type="float" office:value="114.701">
                <text:p>114.701</text:p>
              </table:table-cell>
              <table:table-cell office:value-type="float" office:value="839.296">
                <text:p>839.296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5.8125">
                <text:p>45.8125</text:p>
              </table:table-cell>
              <table:table-cell office:value-type="float" office:value="114.459">
                <text:p>114.459</text:p>
              </table:table-cell>
              <table:table-cell office:value-type="float" office:value="839.728">
                <text:p>839.728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5.6185">
                <text:p>45.6185</text:p>
              </table:table-cell>
              <table:table-cell office:value-type="float" office:value="114.231">
                <text:p>114.231</text:p>
              </table:table-cell>
              <table:table-cell office:value-type="float" office:value="840.15">
                <text:p>840.15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5.4212">
                <text:p>45.4212</text:p>
              </table:table-cell>
              <table:table-cell office:value-type="float" office:value="114.017">
                <text:p>114.017</text:p>
              </table:table-cell>
              <table:table-cell office:value-type="float" office:value="840.562">
                <text:p>840.56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5.2209">
                <text:p>45.2209</text:p>
              </table:table-cell>
              <table:table-cell office:value-type="float" office:value="113.817">
                <text:p>113.817</text:p>
              </table:table-cell>
              <table:table-cell office:value-type="float" office:value="840.962">
                <text:p>840.962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5.018">
                <text:p>45.018</text:p>
              </table:table-cell>
              <table:table-cell office:value-type="float" office:value="113.63">
                <text:p>113.63</text:p>
              </table:table-cell>
              <table:table-cell office:value-type="float" office:value="841.352">
                <text:p>841.3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4.8127">
                <text:p>44.8127</text:p>
              </table:table-cell>
              <table:table-cell office:value-type="float" office:value="113.457">
                <text:p>113.457</text:p>
              </table:table-cell>
              <table:table-cell office:value-type="float" office:value="841.731">
                <text:p>841.731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4.6053">
                <text:p>44.6053</text:p>
              </table:table-cell>
              <table:table-cell office:value-type="float" office:value="113.297">
                <text:p>113.297</text:p>
              </table:table-cell>
              <table:table-cell office:value-type="float" office:value="842.098">
                <text:p>842.098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4.3961">
                <text:p>44.3961</text:p>
              </table:table-cell>
              <table:table-cell office:value-type="float" office:value="113.15">
                <text:p>113.15</text:p>
              </table:table-cell>
              <table:table-cell office:value-type="float" office:value="842.454">
                <text:p>842.454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4.1853">
                <text:p>44.1853</text:p>
              </table:table-cell>
              <table:table-cell office:value-type="float" office:value="113.016">
                <text:p>113.016</text:p>
              </table:table-cell>
              <table:table-cell office:value-type="float" office:value="842.799">
                <text:p>842.799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3.9731">
                <text:p>43.9731</text:p>
              </table:table-cell>
              <table:table-cell office:value-type="float" office:value="112.894">
                <text:p>112.894</text:p>
              </table:table-cell>
              <table:table-cell office:value-type="float" office:value="843.133">
                <text:p>843.13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3.76">
                <text:p>43.76</text:p>
              </table:table-cell>
              <table:table-cell office:value-type="float" office:value="112.785">
                <text:p>112.785</text:p>
              </table:table-cell>
              <table:table-cell office:value-type="float" office:value="843.455">
                <text:p>843.455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3.546">
                <text:p>43.546</text:p>
              </table:table-cell>
              <table:table-cell office:value-type="float" office:value="112.688">
                <text:p>112.688</text:p>
              </table:table-cell>
              <table:table-cell office:value-type="float" office:value="843.766">
                <text:p>843.766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3.3314">
                <text:p>43.3314</text:p>
              </table:table-cell>
              <table:table-cell office:value-type="float" office:value="112.603">
                <text:p>112.603</text:p>
              </table:table-cell>
              <table:table-cell office:value-type="float" office:value="844.066">
                <text:p>844.066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3.1165">
                <text:p>43.1165</text:p>
              </table:table-cell>
              <table:table-cell office:value-type="float" office:value="112.53">
                <text:p>112.53</text:p>
              </table:table-cell>
              <table:table-cell office:value-type="float" office:value="844.354">
                <text:p>844.354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2.9014">
                <text:p>42.9014</text:p>
              </table:table-cell>
              <table:table-cell office:value-type="float" office:value="112.468">
                <text:p>112.468</text:p>
              </table:table-cell>
              <table:table-cell office:value-type="float" office:value="844.631">
                <text:p>844.6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.6864">
                <text:p>42.6864</text:p>
              </table:table-cell>
              <table:table-cell office:value-type="float" office:value="112.418">
                <text:p>112.418</text:p>
              </table:table-cell>
              <table:table-cell office:value-type="float" office:value="844.896">
                <text:p>844.896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2.4717">
                <text:p>42.4717</text:p>
              </table:table-cell>
              <table:table-cell office:value-type="float" office:value="112.378">
                <text:p>112.378</text:p>
              </table:table-cell>
              <table:table-cell office:value-type="float" office:value="845.15">
                <text:p>845.15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2.2574">
                <text:p>42.2574</text:p>
              </table:table-cell>
              <table:table-cell office:value-type="float" office:value="112.35">
                <text:p>112.35</text:p>
              </table:table-cell>
              <table:table-cell office:value-type="float" office:value="845.393">
                <text:p>845.393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2.0437">
                <text:p>42.0437</text:p>
              </table:table-cell>
              <table:table-cell office:value-type="float" office:value="112.332">
                <text:p>112.332</text:p>
              </table:table-cell>
              <table:table-cell office:value-type="float" office:value="845.624">
                <text:p>845.624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1.8309">
                <text:p>41.8309</text:p>
              </table:table-cell>
              <table:table-cell office:value-type="float" office:value="112.324">
                <text:p>112.324</text:p>
              </table:table-cell>
              <table:table-cell office:value-type="float" office:value="845.845">
                <text:p>845.845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1.6191">
                <text:p>41.6191</text:p>
              </table:table-cell>
              <table:table-cell office:value-type="float" office:value="112.327">
                <text:p>112.327</text:p>
              </table:table-cell>
              <table:table-cell office:value-type="float" office:value="846.054">
                <text:p>846.054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1.4085">
                <text:p>41.4085</text:p>
              </table:table-cell>
              <table:table-cell office:value-type="float" office:value="112.339">
                <text:p>112.339</text:p>
              </table:table-cell>
              <table:table-cell office:value-type="float" office:value="846.252">
                <text:p>846.252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1.1991">
                <text:p>41.1991</text:p>
              </table:table-cell>
              <table:table-cell office:value-type="float" office:value="112.361">
                <text:p>112.361</text:p>
              </table:table-cell>
              <table:table-cell office:value-type="float" office:value="846.44">
                <text:p>846.44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0.9912">
                <text:p>40.9912</text:p>
              </table:table-cell>
              <table:table-cell office:value-type="float" office:value="112.393">
                <text:p>112.393</text:p>
              </table:table-cell>
              <table:table-cell office:value-type="float" office:value="846.616">
                <text:p>846.616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0.7849">
                <text:p>40.7849</text:p>
              </table:table-cell>
              <table:table-cell office:value-type="float" office:value="112.433">
                <text:p>112.433</text:p>
              </table:table-cell>
              <table:table-cell office:value-type="float" office:value="846.782">
                <text:p>846.7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.5804">
                <text:p>40.5804</text:p>
              </table:table-cell>
              <table:table-cell office:value-type="float" office:value="112.483">
                <text:p>112.483</text:p>
              </table:table-cell>
              <table:table-cell office:value-type="float" office:value="846.937">
                <text:p>846.937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40.3777">
                <text:p>40.3777</text:p>
              </table:table-cell>
              <table:table-cell office:value-type="float" office:value="112.541">
                <text:p>112.541</text:p>
              </table:table-cell>
              <table:table-cell office:value-type="float" office:value="847.081">
                <text:p>847.081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0.177">
                <text:p>40.177</text:p>
              </table:table-cell>
              <table:table-cell office:value-type="float" office:value="112.608">
                <text:p>112.608</text:p>
              </table:table-cell>
              <table:table-cell office:value-type="float" office:value="847.215">
                <text:p>847.215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39.9784">
                <text:p>39.9784</text:p>
              </table:table-cell>
              <table:table-cell office:value-type="float" office:value="112.683">
                <text:p>112.683</text:p>
              </table:table-cell>
              <table:table-cell office:value-type="float" office:value="847.339">
                <text:p>847.339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39.782">
                <text:p>39.782</text:p>
              </table:table-cell>
              <table:table-cell office:value-type="float" office:value="112.766">
                <text:p>112.766</text:p>
              </table:table-cell>
              <table:table-cell office:value-type="float" office:value="847.452">
                <text:p>847.452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9.588">
                <text:p>39.588</text:p>
              </table:table-cell>
              <table:table-cell office:value-type="float" office:value="112.856">
                <text:p>112.856</text:p>
              </table:table-cell>
              <table:table-cell office:value-type="float" office:value="847.556">
                <text:p>847.556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39.3963">
                <text:p>39.3963</text:p>
              </table:table-cell>
              <table:table-cell office:value-type="float" office:value="112.954">
                <text:p>112.954</text:p>
              </table:table-cell>
              <table:table-cell office:value-type="float" office:value="847.649">
                <text:p>847.649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39.2071">
                <text:p>39.2071</text:p>
              </table:table-cell>
              <table:table-cell office:value-type="float" office:value="113.06">
                <text:p>113.06</text:p>
              </table:table-cell>
              <table:table-cell office:value-type="float" office:value="847.733">
                <text:p>847.733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39.0205">
                <text:p>39.0205</text:p>
              </table:table-cell>
              <table:table-cell office:value-type="float" office:value="113.172">
                <text:p>113.172</text:p>
              </table:table-cell>
              <table:table-cell office:value-type="float" office:value="847.808">
                <text:p>847.808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38.8366">
                <text:p>38.8366</text:p>
              </table:table-cell>
              <table:table-cell office:value-type="float" office:value="113.291">
                <text:p>113.291</text:p>
              </table:table-cell>
              <table:table-cell office:value-type="float" office:value="847.872">
                <text:p>847.8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8.6554">
                <text:p>38.6554</text:p>
              </table:table-cell>
              <table:table-cell office:value-type="float" office:value="113.417">
                <text:p>113.417</text:p>
              </table:table-cell>
              <table:table-cell office:value-type="float" office:value="847.928">
                <text:p>847.928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38.477">
                <text:p>38.477</text:p>
              </table:table-cell>
              <table:table-cell office:value-type="float" office:value="113.549">
                <text:p>113.549</text:p>
              </table:table-cell>
              <table:table-cell office:value-type="float" office:value="847.974">
                <text:p>847.974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38.3015">
                <text:p>38.3015</text:p>
              </table:table-cell>
              <table:table-cell office:value-type="float" office:value="113.687">
                <text:p>113.687</text:p>
              </table:table-cell>
              <table:table-cell office:value-type="float" office:value="848.012">
                <text:p>848.012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38.129">
                <text:p>38.129</text:p>
              </table:table-cell>
              <table:table-cell office:value-type="float" office:value="113.831">
                <text:p>113.831</text:p>
              </table:table-cell>
              <table:table-cell office:value-type="float" office:value="848.04">
                <text:p>848.04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37.9594">
                <text:p>37.9594</text:p>
              </table:table-cell>
              <table:table-cell office:value-type="float" office:value="113.98">
                <text:p>113.98</text:p>
              </table:table-cell>
              <table:table-cell office:value-type="float" office:value="848.06">
                <text:p>848.06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7.7929">
                <text:p>37.7929</text:p>
              </table:table-cell>
              <table:table-cell office:value-type="float" office:value="114.136">
                <text:p>114.136</text:p>
              </table:table-cell>
              <table:table-cell office:value-type="float" office:value="848.072">
                <text:p>848.072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37.6294">
                <text:p>37.6294</text:p>
              </table:table-cell>
              <table:table-cell office:value-type="float" office:value="114.296">
                <text:p>114.296</text:p>
              </table:table-cell>
              <table:table-cell office:value-type="float" office:value="848.075">
                <text:p>848.075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37.4691">
                <text:p>37.4691</text:p>
              </table:table-cell>
              <table:table-cell office:value-type="float" office:value="114.461">
                <text:p>114.461</text:p>
              </table:table-cell>
              <table:table-cell office:value-type="float" office:value="848.07">
                <text:p>848.07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37.312">
                <text:p>37.312</text:p>
              </table:table-cell>
              <table:table-cell office:value-type="float" office:value="114.631">
                <text:p>114.631</text:p>
              </table:table-cell>
              <table:table-cell office:value-type="float" office:value="848.057">
                <text:p>848.057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37.158">
                <text:p>37.158</text:p>
              </table:table-cell>
              <table:table-cell office:value-type="float" office:value="114.806">
                <text:p>114.806</text:p>
              </table:table-cell>
              <table:table-cell office:value-type="float" office:value="848.036">
                <text:p>848.0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7.0074">
                <text:p>37.0074</text:p>
              </table:table-cell>
              <table:table-cell office:value-type="float" office:value="114.985">
                <text:p>114.985</text:p>
              </table:table-cell>
              <table:table-cell office:value-type="float" office:value="848.008">
                <text:p>848.008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36.8599">
                <text:p>36.8599</text:p>
              </table:table-cell>
              <table:table-cell office:value-type="float" office:value="115.168">
                <text:p>115.168</text:p>
              </table:table-cell>
              <table:table-cell office:value-type="float" office:value="847.972">
                <text:p>847.972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36.7158">
                <text:p>36.7158</text:p>
              </table:table-cell>
              <table:table-cell office:value-type="float" office:value="115.355">
                <text:p>115.355</text:p>
              </table:table-cell>
              <table:table-cell office:value-type="float" office:value="847.929">
                <text:p>847.929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36.575">
                <text:p>36.575</text:p>
              </table:table-cell>
              <table:table-cell office:value-type="float" office:value="115.546">
                <text:p>115.546</text:p>
              </table:table-cell>
              <table:table-cell office:value-type="float" office:value="847.879">
                <text:p>847.879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36.4376">
                <text:p>36.4376</text:p>
              </table:table-cell>
              <table:table-cell office:value-type="float" office:value="115.741">
                <text:p>115.741</text:p>
              </table:table-cell>
              <table:table-cell office:value-type="float" office:value="847.822">
                <text:p>847.82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3035">
                <text:p>36.3035</text:p>
              </table:table-cell>
              <table:table-cell office:value-type="float" office:value="115.938">
                <text:p>115.938</text:p>
              </table:table-cell>
              <table:table-cell office:value-type="float" office:value="847.758">
                <text:p>847.758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36.1728">
                <text:p>36.1728</text:p>
              </table:table-cell>
              <table:table-cell office:value-type="float" office:value="116.139">
                <text:p>116.139</text:p>
              </table:table-cell>
              <table:table-cell office:value-type="float" office:value="847.688">
                <text:p>847.688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36.0454">
                <text:p>36.0454</text:p>
              </table:table-cell>
              <table:table-cell office:value-type="float" office:value="116.343">
                <text:p>116.343</text:p>
              </table:table-cell>
              <table:table-cell office:value-type="float" office:value="847.612">
                <text:p>847.612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35.9215">
                <text:p>35.9215</text:p>
              </table:table-cell>
              <table:table-cell office:value-type="float" office:value="116.55">
                <text:p>116.55</text:p>
              </table:table-cell>
              <table:table-cell office:value-type="float" office:value="847.529">
                <text:p>847.529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35.8009">
                <text:p>35.8009</text:p>
              </table:table-cell>
              <table:table-cell office:value-type="float" office:value="116.759">
                <text:p>116.759</text:p>
              </table:table-cell>
              <table:table-cell office:value-type="float" office:value="847.44">
                <text:p>847.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.6838">
                <text:p>35.6838</text:p>
              </table:table-cell>
              <table:table-cell office:value-type="float" office:value="116.97">
                <text:p>116.97</text:p>
              </table:table-cell>
              <table:table-cell office:value-type="float" office:value="847.346">
                <text:p>847.346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35.57">
                <text:p>35.57</text:p>
              </table:table-cell>
              <table:table-cell office:value-type="float" office:value="117.184">
                <text:p>117.184</text:p>
              </table:table-cell>
              <table:table-cell office:value-type="float" office:value="847.246">
                <text:p>847.246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5.4597">
                <text:p>35.4597</text:p>
              </table:table-cell>
              <table:table-cell office:value-type="float" office:value="117.4">
                <text:p>117.4</text:p>
              </table:table-cell>
              <table:table-cell office:value-type="float" office:value="847.14">
                <text:p>847.14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5.3528">
                <text:p>35.3528</text:p>
              </table:table-cell>
              <table:table-cell office:value-type="float" office:value="117.618">
                <text:p>117.618</text:p>
              </table:table-cell>
              <table:table-cell office:value-type="float" office:value="847.03">
                <text:p>847.03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5.2492">
                <text:p>35.2492</text:p>
              </table:table-cell>
              <table:table-cell office:value-type="float" office:value="117.837">
                <text:p>117.837</text:p>
              </table:table-cell>
              <table:table-cell office:value-type="float" office:value="846.914">
                <text:p>846.914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5.1491">
                <text:p>35.1491</text:p>
              </table:table-cell>
              <table:table-cell office:value-type="float" office:value="118.058">
                <text:p>118.058</text:p>
              </table:table-cell>
              <table:table-cell office:value-type="float" office:value="846.793">
                <text:p>846.793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5.0524">
                <text:p>35.0524</text:p>
              </table:table-cell>
              <table:table-cell office:value-type="float" office:value="118.28">
                <text:p>118.28</text:p>
              </table:table-cell>
              <table:table-cell office:value-type="float" office:value="846.668">
                <text:p>846.668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4.959">
                <text:p>34.959</text:p>
              </table:table-cell>
              <table:table-cell office:value-type="float" office:value="118.503">
                <text:p>118.503</text:p>
              </table:table-cell>
              <table:table-cell office:value-type="float" office:value="846.538">
                <text:p>846.538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4.869">
                <text:p>34.869</text:p>
              </table:table-cell>
              <table:table-cell office:value-type="float" office:value="118.727">
                <text:p>118.727</text:p>
              </table:table-cell>
              <table:table-cell office:value-type="float" office:value="846.404">
                <text:p>846.404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4.7824">
                <text:p>34.7824</text:p>
              </table:table-cell>
              <table:table-cell office:value-type="float" office:value="118.952">
                <text:p>118.952</text:p>
              </table:table-cell>
              <table:table-cell office:value-type="float" office:value="846.266">
                <text:p>846.2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.6991">
                <text:p>34.6991</text:p>
              </table:table-cell>
              <table:table-cell office:value-type="float" office:value="119.177">
                <text:p>119.177</text:p>
              </table:table-cell>
              <table:table-cell office:value-type="float" office:value="846.124">
                <text:p>846.124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4.6191">
                <text:p>34.6191</text:p>
              </table:table-cell>
              <table:table-cell office:value-type="float" office:value="119.403">
                <text:p>119.403</text:p>
              </table:table-cell>
              <table:table-cell office:value-type="float" office:value="845.978">
                <text:p>845.97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4.5424">
                <text:p>34.5424</text:p>
              </table:table-cell>
              <table:table-cell office:value-type="float" office:value="119.63">
                <text:p>119.63</text:p>
              </table:table-cell>
              <table:table-cell office:value-type="float" office:value="845.828">
                <text:p>845.828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4.4691">
                <text:p>34.4691</text:p>
              </table:table-cell>
              <table:table-cell office:value-type="float" office:value="119.856">
                <text:p>119.856</text:p>
              </table:table-cell>
              <table:table-cell office:value-type="float" office:value="845.675">
                <text:p>845.675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4.399">
                <text:p>34.399</text:p>
              </table:table-cell>
              <table:table-cell office:value-type="float" office:value="120.083">
                <text:p>120.083</text:p>
              </table:table-cell>
              <table:table-cell office:value-type="float" office:value="845.518">
                <text:p>845.518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4.3322">
                <text:p>34.3322</text:p>
              </table:table-cell>
              <table:table-cell office:value-type="float" office:value="120.309">
                <text:p>120.309</text:p>
              </table:table-cell>
              <table:table-cell office:value-type="float" office:value="845.359">
                <text:p>845.359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4.2686">
                <text:p>34.2686</text:p>
              </table:table-cell>
              <table:table-cell office:value-type="float" office:value="120.535">
                <text:p>120.535</text:p>
              </table:table-cell>
              <table:table-cell office:value-type="float" office:value="845.196">
                <text:p>845.196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4.2082">
                <text:p>34.2082</text:p>
              </table:table-cell>
              <table:table-cell office:value-type="float" office:value="120.761">
                <text:p>120.761</text:p>
              </table:table-cell>
              <table:table-cell office:value-type="float" office:value="845.031">
                <text:p>845.031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4.151">
                <text:p>34.151</text:p>
              </table:table-cell>
              <table:table-cell office:value-type="float" office:value="120.986">
                <text:p>120.986</text:p>
              </table:table-cell>
              <table:table-cell office:value-type="float" office:value="844.863">
                <text:p>844.863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4.097">
                <text:p>34.097</text:p>
              </table:table-cell>
              <table:table-cell office:value-type="float" office:value="121.21">
                <text:p>121.21</text:p>
              </table:table-cell>
              <table:table-cell office:value-type="float" office:value="844.693">
                <text:p>844.6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4.0461">
                <text:p>34.0461</text:p>
              </table:table-cell>
              <table:table-cell office:value-type="float" office:value="121.434">
                <text:p>121.434</text:p>
              </table:table-cell>
              <table:table-cell office:value-type="float" office:value="844.52">
                <text:p>844.52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3.9983">
                <text:p>33.9983</text:p>
              </table:table-cell>
              <table:table-cell office:value-type="float" office:value="121.656">
                <text:p>121.656</text:p>
              </table:table-cell>
              <table:table-cell office:value-type="float" office:value="844.345">
                <text:p>844.345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3.9536">
                <text:p>33.9536</text:p>
              </table:table-cell>
              <table:table-cell office:value-type="float" office:value="121.878">
                <text:p>121.878</text:p>
              </table:table-cell>
              <table:table-cell office:value-type="float" office:value="844.169">
                <text:p>844.169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3.912">
                <text:p>33.912</text:p>
              </table:table-cell>
              <table:table-cell office:value-type="float" office:value="122.098">
                <text:p>122.098</text:p>
              </table:table-cell>
              <table:table-cell office:value-type="float" office:value="843.99">
                <text:p>843.99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3.8734">
                <text:p>33.8734</text:p>
              </table:table-cell>
              <table:table-cell office:value-type="float" office:value="122.317">
                <text:p>122.317</text:p>
              </table:table-cell>
              <table:table-cell office:value-type="float" office:value="843.81">
                <text:p>843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